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71.01pt"/>
    </style:style>
    <style:style style:name="co15" style:family="table-column">
      <style:table-column-properties fo:break-before="auto" style:column-width="77.95pt"/>
    </style:style>
    <style:style style:name="co16" style:family="table-column">
      <style:table-column-properties fo:break-before="auto" style:column-width="98.79pt"/>
    </style:style>
    <style:style style:name="co17" style:family="table-column">
      <style:table-column-properties fo:break-before="auto" style:column-width="20.81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6.19pt"/>
    </style:style>
    <style:style style:name="co20" style:family="table-column">
      <style:table-column-properties fo:break-before="auto" style:column-width="25.46pt"/>
    </style:style>
    <style:style style:name="co21" style:family="table-column">
      <style:table-column-properties fo:break-before="auto" style:column-width="27.01pt"/>
    </style:style>
    <style:style style:name="co22" style:family="table-column">
      <style:table-column-properties fo:break-before="auto" style:column-width="29.31pt"/>
    </style:style>
    <style:style style:name="co23" style:family="table-column">
      <style:table-column-properties fo:break-before="auto" style:column-width="23.9pt"/>
    </style:style>
    <style:style style:name="co24" style:family="table-column">
      <style:table-column-properties fo:break-before="auto" style:column-width="30.84pt"/>
    </style:style>
    <style:style style:name="co25" style:family="table-column">
      <style:table-column-properties fo:break-before="auto" style:column-width="84.1pt"/>
    </style:style>
    <style:style style:name="co26" style:family="table-column">
      <style:table-column-properties fo:break-before="auto" style:column-width="76.39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53.26pt"/>
    </style:style>
    <style:style style:name="co29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9pt" svg:height="255pt" svg:x="1555.31pt" svg:y="42.35pt">
            <draw:object draw:notify-on-update-of-ranges="Sheet1.D21:Sheet1.D34 Sheet1.C27:Sheet1.C27 Sheet1.F21:Sheet1.F34 Sheet1.C91:Sheet1.C91 Sheet1.F85:Sheet1.F98 Sheet1.C171:Sheet1.C171 Sheet1.F165:Sheet1.F1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15.8pt" svg:height="420.6pt" svg:x="2242.89pt" svg:y="120.19pt">
            <draw:object draw:notify-on-update-of-ranges="Sheet1.D5:Sheet1.D18 Sheet1.C11:Sheet1.C11 Sheet1.G5:Sheet1.G18 Sheet1.C27:Sheet1.C27 Sheet1.G21:Sheet1.G34 Sheet1.C43:Sheet1.C43 Sheet1.G37:Sheet1.G50 Sheet1.C59:Sheet1.C59 Sheet1.G53:Sheet1.G66 Sheet1.C75:Sheet1.C75 Sheet1.G69:Sheet1.G82 Sheet1.C91:Sheet1.C91 Sheet1.G85:Sheet1.G98 Sheet1.C107:Sheet1.C107 Sheet1.G101:Sheet1.G114 Sheet1.C123:Sheet1.C123 Sheet1.G117:Sheet1.G130 Sheet1.C139:Sheet1.C139 Sheet1.G133:Sheet1.G146 Sheet1.C155:Sheet1.C155 Sheet1.G149:Sheet1.G162 Sheet1.C171:Sheet1.C171 Sheet1.G165:Sheet1.G1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59.03pt" svg:height="426.67pt" svg:x="1460.72pt" svg:y="118.4pt">
            <draw:object draw:notify-on-update-of-ranges="Sheet1.D21:Sheet1.D34 Sheet1.C11:Sheet1.C11 Sheet1.H5:Sheet1.H18 Sheet1.C27:Sheet1.C27 Sheet1.H21:Sheet1.H34 Sheet1.C43:Sheet1.C43 Sheet1.H37:Sheet1.H50 Sheet1.C59:Sheet1.C59 Sheet1.H53:Sheet1.H66 Sheet1.C75:Sheet1.C75 Sheet1.H69:Sheet1.H82 Sheet1.C91:Sheet1.C91 Sheet1.H85:Sheet1.H98 Sheet1.C107:Sheet1.C107 Sheet1.H101:Sheet1.H114 Sheet1.C123:Sheet1.C123 Sheet1.H117:Sheet1.H130 Sheet1.C139:Sheet1.C139 Sheet1.H133:Sheet1.H146 Sheet1.C155:Sheet1.C155 Sheet1.H149:Sheet1.H162 Sheet1.C171:Sheet1.C171 Sheet1.H165:Sheet1.H1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02.11pt" svg:height="381.91pt" svg:x="1540.15pt" svg:y="631.13pt">
            <draw:object draw:notify-on-update-of-ranges="Sheet1.D37:Sheet1.D50 Sheet1.A11:Sheet1.A11 Sheet1.G5:Sheet1.G18 Sheet1.A12:Sheet1.A12 Sheet1.M5:Sheet1.M18 Sheet1.A42:Sheet1.A42 Sheet1.G37:Sheet1.G50 Sheet1.A43:Sheet1.A43 Sheet1.M37:Sheet1.M50 Sheet1.A74:Sheet1.A74 Sheet1.G69:Sheet1.G82 Sheet1.A75:Sheet1.A75 Sheet1.M69:Sheet1.M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82.19pt" svg:height="371.2pt" svg:x="2165.61pt" svg:y="629.74pt">
            <draw:object draw:notify-on-update-of-ranges="Sheet1.A11:Sheet1.A11 Sheet1.H5:Sheet1.H18 Sheet1.A12:Sheet1.A12 Sheet1.N5:Sheet1.N18 Sheet1.A27:Sheet1.A27 Sheet1.H21:Sheet1.H34 Sheet1.A28:Sheet1.A28 Sheet1.N21:Sheet1.N34 Sheet1.A42:Sheet1.A42 Sheet1.H37:Sheet1.H50 Sheet1.A43:Sheet1.A43 Sheet1.N37:Sheet1.N50 Sheet1.A74:Sheet1.A74 Sheet1.H69:Sheet1.H82 Sheet1.A75:Sheet1.A75 Sheet1.N69:Sheet1.N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37.68pt" svg:height="371.48pt" svg:x="1610.73pt" svg:y="1050.43pt">
            <draw:object draw:notify-on-update-of-ranges="Sheet1.D21:Sheet1.D34 Sheet1.C11:Sheet1.C11 Sheet1.S5:Sheet1.S18 Sheet1.C27:Sheet1.C27 Sheet1.S21:Sheet1.S34 Sheet1.C43:Sheet1.C43 Sheet1.S37:Sheet1.S50 Sheet1.C59:Sheet1.C59 Sheet1.S53:Sheet1.S66 Sheet1.C91:Sheet1.C91 Sheet1.S85:Sheet1.S98 Sheet1.C123:Sheet1.C123 Sheet1.S117:Sheet1.S130 Sheet1.C171:Sheet1.C171 Sheet1.S165:Sheet1.S17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62.17pt" svg:height="373.8pt" svg:x="2275.23pt" svg:y="1049.58pt">
            <draw:object draw:notify-on-update-of-ranges="Sheet1.D21:Sheet1.D34 Sheet1.C11:Sheet1.C11 Sheet1.T5:Sheet1.T18 Sheet1.C27:Sheet1.C27 Sheet1.T21:Sheet1.T34 Sheet1.C43:Sheet1.C43 Sheet1.T37:Sheet1.T50 Sheet1.C59:Sheet1.C59 Sheet1.T53:Sheet1.T66 Sheet1.C91:Sheet1.C91 Sheet1.T85:Sheet1.T98 Sheet1.C123:Sheet1.C123 Sheet1.T117:Sheet1.T130 Sheet1.C171:Sheet1.C171 Sheet1.T165:Sheet1.T1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46.95pt" svg:height="365.22pt" svg:x="919.96pt" svg:y="2293.34pt">
            <draw:object draw:notify-on-update-of-ranges="Sheet1.D202:Sheet1.D212 Sheet1.E201:Sheet1.E201 Sheet1.E202:Sheet1.E212 Sheet1.F201:Sheet1.F201 Sheet1.F202:Sheet1.F212 Sheet1.G201:Sheet1.G201 Sheet1.G202:Sheet1.G212 Sheet1.H201:Sheet1.H201 Sheet1.H202:Sheet1.H2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42.59pt" svg:height="361.42pt" svg:x="930.08pt" svg:y="2670.92pt">
            <draw:object draw:notify-on-update-of-ranges="Sheet1.D216:Sheet1.D226 Sheet1.E201:Sheet1.E201 Sheet1.E216:Sheet1.E226 Sheet1.F201:Sheet1.F201 Sheet1.F216:Sheet1.F226 Sheet1.G201:Sheet1.G201 Sheet1.G216:Sheet1.G226 Sheet1.H201:Sheet1.H201 Sheet1.H216:Sheet1.H22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8"/>
          <table:table-cell office:value-type="string" calcext:value-type="string">
            <text:p>multi node mode</text:p>
          </table:table-cell>
          <table:table-cell table:number-columns-repeated="8"/>
          <table:table-cell office:value-type="string" calcext:value-type="string">
            <text:p>single node mo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0 blocks</text:p>
          </table:table-cell>
          <table:table-cell table:number-columns-repeated="6"/>
          <table:table-cell office:value-type="string" calcext:value-type="string">
            <text:p>50 blocks</text:p>
          </table:table-cell>
          <table:table-cell table:number-columns-repeated="5"/>
          <table:table-cell office:value-type="string" calcext:value-type="string">
            <text:p>50 blocks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.09" calcext:value-type="float">
            <text:p>0.09</text:p>
          </table:table-cell>
          <table:table-cell office:value-type="float" office:value="0.39" calcext:value-type="float">
            <text:p>0.39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.47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29" calcext:value-type="float">
            <text:p>0.29</text:p>
          </table:table-cell>
          <table:table-cell office:value-type="float" office:value="38.4" calcext:value-type="float">
            <text:p>38.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4" calcext:value-type="float">
            <text:p>0.44</text:p>
          </table:table-cell>
          <table:table-cell office:value-type="float" office:value="0.18" calcext:value-type="float">
            <text:p>0.18</text:p>
          </table:table-cell>
          <table:table-cell office:value-type="float" office:value="0.31" calcext:value-type="float">
            <text:p>0.31</text:p>
          </table:table-cell>
          <table:table-cell office:value-type="float" office:value="38.8" calcext:value-type="float">
            <text:p>38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26" calcext:value-type="float">
            <text:p>1.26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41.3" calcext:value-type="float">
            <text:p>41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37" calcext:value-type="float">
            <text:p>1.37</text:p>
          </table:table-cell>
          <table:table-cell office:value-type="float" office:value="0.27" calcext:value-type="float">
            <text:p>0.27</text:p>
          </table:table-cell>
          <table:table-cell office:value-type="float" office:value="0.84" calcext:value-type="float">
            <text:p>0.84</text:p>
          </table:table-cell>
          <table:table-cell office:value-type="float" office:value="48.4" calcext:value-type="float">
            <text:p>48.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01" calcext:value-type="float">
            <text:p>2.01</text:p>
          </table:table-cell>
          <table:table-cell office:value-type="float" office:value="0.19" calcext:value-type="float">
            <text:p>0.19</text:p>
          </table:table-cell>
          <table:table-cell office:value-type="float" office:value="1.13" calcext:value-type="float">
            <text:p>1.1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39" calcext:value-type="float">
            <text:p>0.39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5 peers, blocks 10 </text:p>
          </table:table-cell>
          <table:table-cell/>
          <table:table-cell office:value-type="string" calcext:value-type="string">
            <text:p>5 peers</text:p>
          </table:table-cell>
          <table:table-cell office:value-type="float" office:value="70" calcext:value-type="float">
            <text:p>70</text:p>
          </table:table-cell>
          <table:table-cell office:value-type="float" office:value="2.01" calcext:value-type="float">
            <text:p>2.01</text:p>
          </table:table-cell>
          <table:table-cell office:value-type="float" office:value="0.24" calcext:value-type="float">
            <text:p>0.24</text:p>
          </table:table-cell>
          <table:table-cell office:value-type="float" office:value="1.13" calcext:value-type="float">
            <text:p>1.13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.79" calcext:value-type="float">
            <text:p>2.79</text:p>
          </table:table-cell>
          <table:table-cell office:value-type="float" office:value="0.23" calcext:value-type="float">
            <text:p>0.23</text:p>
          </table:table-cell>
          <table:table-cell office:value-type="float" office:value="1.53" calcext:value-type="float">
            <text:p>1.53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string" calcext:value-type="string">
            <text:p>5 peers, blocks 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.17" calcext:value-type="float">
            <text:p>3.17</text:p>
          </table:table-cell>
          <table:table-cell office:value-type="float" office:value="0.23" calcext:value-type="float">
            <text:p>0.23</text:p>
          </table:table-cell>
          <table:table-cell office:value-type="float" office:value="1.75" calcext:value-type="float">
            <text:p>1.75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2.66" calcext:value-type="float">
            <text:p>2.66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.84" calcext:value-type="float">
            <text:p>3.84</text:p>
          </table:table-cell>
          <table:table-cell office:value-type="float" office:value="0.17" calcext:value-type="float">
            <text:p>0.17</text:p>
          </table:table-cell>
          <table:table-cell office:value-type="float" office:value="2.04" calcext:value-type="float">
            <text:p>2.04</text:p>
          </table:table-cell>
          <table:table-cell office:value-type="float" office:value="57.5" calcext:value-type="float">
            <text:p>57.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2.35" calcext:value-type="float">
            <text:p>2.35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46" calcext:value-type="float">
            <text:p>0.46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.94" calcext:value-type="float">
            <text:p>4.94</text:p>
          </table:table-cell>
          <table:table-cell office:value-type="float" office:value="0.23" calcext:value-type="float">
            <text:p>0.23</text:p>
          </table:table-cell>
          <table:table-cell office:value-type="float" office:value="2.56" calcext:value-type="float">
            <text:p>2.56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2.94" calcext:value-type="float">
            <text:p>2.9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4.71" calcext:value-type="float">
            <text:p>14.71</text:p>
          </table:table-cell>
          <table:table-cell office:value-type="float" office:value="0.24" calcext:value-type="float">
            <text:p>0.24</text:p>
          </table:table-cell>
          <table:table-cell office:value-type="float" office:value="7.38" calcext:value-type="float">
            <text:p>7.38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.25" calcext:value-type="float">
            <text:p>16.25</text:p>
          </table:table-cell>
          <table:table-cell office:value-type="float" office:value="0.3" calcext:value-type="float">
            <text:p>0.3</text:p>
          </table:table-cell>
          <table:table-cell office:value-type="float" office:value="8.62" calcext:value-type="float">
            <text:p>8.62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45" calcext:value-type="float">
            <text:p>2.45</text:p>
          </table:table-cell>
          <table:table-cell office:value-type="float" office:value="0.16" calcext:value-type="float">
            <text:p>0.16</text:p>
          </table:table-cell>
          <table:table-cell office:value-type="float" office:value="1.63" calcext:value-type="float">
            <text:p>1.63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4.32" calcext:value-type="float">
            <text:p>24.32</text:p>
          </table:table-cell>
          <table:table-cell office:value-type="float" office:value="0.27" calcext:value-type="float">
            <text:p>0.27</text:p>
          </table:table-cell>
          <table:table-cell office:value-type="float" office:value="12.06" calcext:value-type="float">
            <text:p>12.06</text:p>
          </table:table-cell>
          <table:table-cell office:value-type="float" office:value="51.2" calcext:value-type="float">
            <text:p>51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.73" calcext:value-type="float">
            <text:p>26.73</text:p>
          </table:table-cell>
          <table:table-cell office:value-type="float" office:value="0.32" calcext:value-type="float">
            <text:p>0.32</text:p>
          </table:table-cell>
          <table:table-cell office:value-type="float" office:value="14.15" calcext:value-type="float">
            <text:p>14.15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58" calcext:value-type="float">
            <text:p>5.58</text:p>
          </table:table-cell>
          <table:table-cell office:value-type="float" office:value="0.24" calcext:value-type="float">
            <text:p>0.24</text:p>
          </table:table-cell>
          <table:table-cell office:value-type="float" office:value="3.71" calcext:value-type="float">
            <text:p>3.7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3.35" calcext:value-type="float">
            <text:p>33.35</text:p>
          </table:table-cell>
          <table:table-cell office:value-type="float" office:value="0.23" calcext:value-type="float">
            <text:p>0.23</text:p>
          </table:table-cell>
          <table:table-cell office:value-type="float" office:value="16.91" calcext:value-type="float">
            <text:p>16.91</text:p>
          </table:table-cell>
          <table:table-cell office:value-type="float" office:value="52.2" calcext:value-type="float">
            <text:p>52.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6.13" calcext:value-type="float">
            <text:p>36.13</text:p>
          </table:table-cell>
          <table:table-cell office:value-type="float" office:value="0.31" calcext:value-type="float">
            <text:p>0.31</text:p>
          </table:table-cell>
          <table:table-cell office:value-type="float" office:value="17.87" calcext:value-type="float">
            <text:p>17.8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.85" calcext:value-type="float">
            <text:p>8.85</text:p>
          </table:table-cell>
          <table:table-cell office:value-type="float" office:value="0.17" calcext:value-type="float">
            <text:p>0.17</text:p>
          </table:table-cell>
          <table:table-cell office:value-type="float" office:value="5.4" calcext:value-type="float">
            <text:p>5.4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4.27" calcext:value-type="float">
            <text:p>44.27</text:p>
          </table:table-cell>
          <table:table-cell office:value-type="float" office:value="0.26" calcext:value-type="float">
            <text:p>0.26</text:p>
          </table:table-cell>
          <table:table-cell office:value-type="float" office:value="21.93" calcext:value-type="float">
            <text:p>21.93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7.53" calcext:value-type="float">
            <text:p>47.53</text:p>
          </table:table-cell>
          <table:table-cell office:value-type="float" office:value="0.28" calcext:value-type="float">
            <text:p>0.28</text:p>
          </table:table-cell>
          <table:table-cell office:value-type="float" office:value="24.3" calcext:value-type="float">
            <text:p>24.3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06" calcext:value-type="float">
            <text:p>13.06</text:p>
          </table:table-cell>
          <table:table-cell office:value-type="float" office:value="0.33" calcext:value-type="float">
            <text:p>0.33</text:p>
          </table:table-cell>
          <table:table-cell office:value-type="float" office:value="8.1" calcext:value-type="float">
            <text:p>8.1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26" calcext:value-type="float">
            <text:p>0.26</text:p>
          </table:table-cell>
          <table:table-cell office:value-type="float" office:value="0.58" calcext:value-type="float">
            <text:p>0.58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29.4" calcext:value-type="float">
            <text:p>29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37.7" calcext:value-type="float">
            <text:p>37.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23" calcext:value-type="float">
            <text:p>0.23</text:p>
          </table:table-cell>
          <table:table-cell office:value-type="float" office:value="0.41" calcext:value-type="float">
            <text:p>0.4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47" calcext:value-type="float">
            <text:p>1.47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47" calcext:value-type="float">
            <text:p>1.47</text:p>
          </table:table-cell>
          <table:table-cell office:value-type="float" office:value="0.26" calcext:value-type="float">
            <text:p>0.26</text:p>
          </table:table-cell>
          <table:table-cell office:value-type="float" office:value="1.02" calcext:value-type="float">
            <text:p>1.02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1.21" calcext:value-type="float">
            <text:p>1.21</text:p>
          </table:table-cell>
          <table:table-cell office:value-type="float" office:value="41.8" calcext:value-type="float">
            <text:p>41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10 peers, block 10</text:p>
          </table:table-cell>
          <table:table-cell/>
          <table:table-cell office:value-type="string" calcext:value-type="string">
            <text:p>10 peers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48" calcext:value-type="float">
            <text:p>1.4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5" calcext:value-type="float">
            <text:p>3.85</text:p>
          </table:table-cell>
          <table:table-cell office:value-type="float" office:value="0.28" calcext:value-type="float">
            <text:p>0.28</text:p>
          </table:table-cell>
          <table:table-cell office:value-type="float" office:value="1.99" calcext:value-type="float">
            <text:p>1.99</text:p>
          </table:table-cell>
          <table:table-cell office:value-type="float" office:value="40.2" calcext:value-type="float">
            <text:p>40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string" calcext:value-type="string">
            <text:p>10 peers, block 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.48" calcext:value-type="float">
            <text:p>3.48</text:p>
          </table:table-cell>
          <table:table-cell office:value-type="float" office:value="0.24" calcext:value-type="float">
            <text:p>0.24</text:p>
          </table:table-cell>
          <table:table-cell office:value-type="float" office:value="1.86" calcext:value-type="float">
            <text:p>1.86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.38" calcext:value-type="float">
            <text:p>4.38</text:p>
          </table:table-cell>
          <table:table-cell office:value-type="float" office:value="0.29" calcext:value-type="float">
            <text:p>0.29</text:p>
          </table:table-cell>
          <table:table-cell office:value-type="float" office:value="2.27" calcext:value-type="float">
            <text:p>2.27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.79" calcext:value-type="float">
            <text:p>4.79</text:p>
          </table:table-cell>
          <table:table-cell office:value-type="float" office:value="0.25" calcext:value-type="float">
            <text:p>0.25</text:p>
          </table:table-cell>
          <table:table-cell office:value-type="float" office:value="2.43" calcext:value-type="float">
            <text:p>2.43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49" calcext:value-type="float">
            <text:p>9.49</text:p>
          </table:table-cell>
          <table:table-cell office:value-type="float" office:value="0.44" calcext:value-type="float">
            <text:p>0.44</text:p>
          </table:table-cell>
          <table:table-cell office:value-type="float" office:value="5.18" calcext:value-type="float">
            <text:p>5.18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.09" calcext:value-type="float">
            <text:p>5.09</text:p>
          </table:table-cell>
          <table:table-cell office:value-type="float" office:value="0.27" calcext:value-type="float">
            <text:p>0.27</text:p>
          </table:table-cell>
          <table:table-cell office:value-type="float" office:value="2.68" calcext:value-type="float">
            <text:p>2.6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.62" calcext:value-type="float">
            <text:p>6.62</text:p>
          </table:table-cell>
          <table:table-cell office:value-type="float" office:value="0.24" calcext:value-type="float">
            <text:p>0.24</text:p>
          </table:table-cell>
          <table:table-cell office:value-type="float" office:value="3.3" calcext:value-type="float">
            <text:p>3.3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6.21" calcext:value-type="float">
            <text:p>16.21</text:p>
          </table:table-cell>
          <table:table-cell office:value-type="float" office:value="0.26" calcext:value-type="float">
            <text:p>0.26</text:p>
          </table:table-cell>
          <table:table-cell office:value-type="float" office:value="8.07" calcext:value-type="float">
            <text:p>8.07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.49" calcext:value-type="float">
            <text:p>18.49</text:p>
          </table:table-cell>
          <table:table-cell office:value-type="float" office:value="0.26" calcext:value-type="float">
            <text:p>0.26</text:p>
          </table:table-cell>
          <table:table-cell office:value-type="float" office:value="9.15" calcext:value-type="float">
            <text:p>9.1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14" calcext:value-type="float">
            <text:p>2.14</text:p>
          </table:table-cell>
          <table:table-cell office:value-type="float" office:value="0.15" calcext:value-type="float">
            <text:p>0.15</text:p>
          </table:table-cell>
          <table:table-cell office:value-type="float" office:value="1.37" calcext:value-type="float">
            <text:p>1.37</text:p>
          </table:table-cell>
          <table:table-cell office:value-type="float" office:value="141.4" calcext:value-type="float">
            <text:p>141.4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4.39" calcext:value-type="float">
            <text:p>24.39</text:p>
          </table:table-cell>
          <table:table-cell office:value-type="float" office:value="0.26" calcext:value-type="float">
            <text:p>0.26</text:p>
          </table:table-cell>
          <table:table-cell office:value-type="float" office:value="12.43" calcext:value-type="float">
            <text:p>12.43</text:p>
          </table:table-cell>
          <table:table-cell office:value-type="float" office:value="51.1" calcext:value-type="float">
            <text:p>51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.4" calcext:value-type="float">
            <text:p>29.4</text:p>
          </table:table-cell>
          <table:table-cell office:value-type="float" office:value="0.27" calcext:value-type="float">
            <text:p>0.27</text:p>
          </table:table-cell>
          <table:table-cell office:value-type="float" office:value="14.79" calcext:value-type="float">
            <text:p>14.79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.15" calcext:value-type="float">
            <text:p>6.15</text:p>
          </table:table-cell>
          <table:table-cell office:value-type="float" office:value="0.2" calcext:value-type="float">
            <text:p>0.2</text:p>
          </table:table-cell>
          <table:table-cell office:value-type="float" office:value="3.99" calcext:value-type="float">
            <text:p>3.99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6.74" calcext:value-type="float">
            <text:p>36.74</text:p>
          </table:table-cell>
          <table:table-cell office:value-type="float" office:value="0.23" calcext:value-type="float">
            <text:p>0.23</text:p>
          </table:table-cell>
          <table:table-cell office:value-type="float" office:value="18.39" calcext:value-type="float">
            <text:p>18.39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7.98" calcext:value-type="float">
            <text:p>37.98</text:p>
          </table:table-cell>
          <table:table-cell office:value-type="float" office:value="0.27" calcext:value-type="float">
            <text:p>0.27</text:p>
          </table:table-cell>
          <table:table-cell office:value-type="float" office:value="19.09" calcext:value-type="float">
            <text:p>19.09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.03" calcext:value-type="float">
            <text:p>9.03</text:p>
          </table:table-cell>
          <table:table-cell office:value-type="float" office:value="0.19" calcext:value-type="float">
            <text:p>0.19</text:p>
          </table:table-cell>
          <table:table-cell office:value-type="float" office:value="5.6" calcext:value-type="float">
            <text:p>5.6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4.62" calcext:value-type="float">
            <text:p>44.62</text:p>
          </table:table-cell>
          <table:table-cell office:value-type="float" office:value="0.24" calcext:value-type="float">
            <text:p>0.24</text:p>
          </table:table-cell>
          <table:table-cell office:value-type="float" office:value="22.46" calcext:value-type="float">
            <text:p>22.46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.44" calcext:value-type="float">
            <text:p>50.44</text:p>
          </table:table-cell>
          <table:table-cell office:value-type="float" office:value="0.25" calcext:value-type="float">
            <text:p>0.25</text:p>
          </table:table-cell>
          <table:table-cell office:value-type="float" office:value="25.16" calcext:value-type="float">
            <text:p>25.16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.94" calcext:value-type="float">
            <text:p>14.94</text:p>
          </table:table-cell>
          <table:table-cell office:value-type="float" office:value="0.36" calcext:value-type="float">
            <text:p>0.36</text:p>
          </table:table-cell>
          <table:table-cell office:value-type="float" office:value="9.63" calcext:value-type="float">
            <text:p>9.63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7" calcext:value-type="float">
            <text:p>0.77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0.57" calcext:value-type="float">
            <text:p>0.5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7" calcext:value-type="float">
            <text:p>0.67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3" calcext:value-type="float">
            <text:p>0.53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67" calcext:value-type="float">
            <text:p>1.67</text:p>
          </table:table-cell>
          <table:table-cell office:value-type="float" office:value="0.24" calcext:value-type="float">
            <text:p>0.24</text:p>
          </table:table-cell>
          <table:table-cell office:value-type="float" office:value="0.84" calcext:value-type="float">
            <text:p>0.84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6" calcext:value-type="float">
            <text:p>1.56</text:p>
          </table:table-cell>
          <table:table-cell office:value-type="float" office:value="0.33" calcext:value-type="float">
            <text:p>0.33</text:p>
          </table:table-cell>
          <table:table-cell office:value-type="float" office:value="0.91" calcext:value-type="float">
            <text:p>0.91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.36" calcext:value-type="float">
            <text:p>4.36</text:p>
          </table:table-cell>
          <table:table-cell office:value-type="float" office:value="0.27" calcext:value-type="float">
            <text:p>0.27</text:p>
          </table:table-cell>
          <table:table-cell office:value-type="float" office:value="2.45" calcext:value-type="float">
            <text:p>2.45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65" calcext:value-type="float">
            <text:p>2.65</text:p>
          </table:table-cell>
          <table:table-cell office:value-type="float" office:value="0.3" calcext:value-type="float">
            <text:p>0.3</text:p>
          </table:table-cell>
          <table:table-cell office:value-type="float" office:value="1.35" calcext:value-type="float">
            <text:p>1.35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20 peers, block 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.15" calcext:value-type="float">
            <text:p>5.15</text:p>
          </table:table-cell>
          <table:table-cell office:value-type="float" office:value="0.22" calcext:value-type="float">
            <text:p>0.22</text:p>
          </table:table-cell>
          <table:table-cell office:value-type="float" office:value="2.44" calcext:value-type="float">
            <text:p>2.44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.62" calcext:value-type="float">
            <text:p>4.62</text:p>
          </table:table-cell>
          <table:table-cell office:value-type="float" office:value="0.4" calcext:value-type="float">
            <text:p>0.4</text:p>
          </table:table-cell>
          <table:table-cell office:value-type="float" office:value="2.51" calcext:value-type="float">
            <text:p>2.51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 peers, block 50</text:p>
          </table:table-cell>
          <table:table-cell/>
          <table:table-cell office:value-type="string" calcext:value-type="string">
            <text:p>20 peers</text:p>
          </table:table-cell>
          <table:table-cell office:value-type="float" office:value="70" calcext:value-type="float">
            <text:p>70</text:p>
          </table:table-cell>
          <table:table-cell office:value-type="float" office:value="6.89" calcext:value-type="float">
            <text:p>6.89</text:p>
          </table:table-cell>
          <table:table-cell office:value-type="float" office:value="0.31" calcext:value-type="float">
            <text:p>0.31</text:p>
          </table:table-cell>
          <table:table-cell office:value-type="float" office:value="3.5" calcext:value-type="float">
            <text:p>3.5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.03" calcext:value-type="float">
            <text:p>5.03</text:p>
          </table:table-cell>
          <table:table-cell office:value-type="float" office:value="0.34" calcext:value-type="float">
            <text:p>0.34</text:p>
          </table:table-cell>
          <table:table-cell office:value-type="float" office:value="2.64" calcext:value-type="float">
            <text:p>2.64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.25" calcext:value-type="float">
            <text:p>8.25</text:p>
          </table:table-cell>
          <table:table-cell office:value-type="float" office:value="0.25" calcext:value-type="float">
            <text:p>0.25</text:p>
          </table:table-cell>
          <table:table-cell office:value-type="float" office:value="3.99" calcext:value-type="float">
            <text:p>3.99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.91" calcext:value-type="float">
            <text:p>6.91</text:p>
          </table:table-cell>
          <table:table-cell office:value-type="float" office:value="0.35" calcext:value-type="float">
            <text:p>0.35</text:p>
          </table:table-cell>
          <table:table-cell office:value-type="float" office:value="3.6" calcext:value-type="float">
            <text:p>3.6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.84" calcext:value-type="float">
            <text:p>9.84</text:p>
          </table:table-cell>
          <table:table-cell office:value-type="float" office:value="0.28" calcext:value-type="float">
            <text:p>0.28</text:p>
          </table:table-cell>
          <table:table-cell office:value-type="float" office:value="5.4" calcext:value-type="float">
            <text:p>5.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07" calcext:value-type="float">
            <text:p>9.07</text:p>
          </table:table-cell>
          <table:table-cell office:value-type="float" office:value="0.3" calcext:value-type="float">
            <text:p>0.3</text:p>
          </table:table-cell>
          <table:table-cell office:value-type="float" office:value="4.83" calcext:value-type="float">
            <text:p>4.83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47" calcext:value-type="float">
            <text:p>16.47</text:p>
          </table:table-cell>
          <table:table-cell office:value-type="float" office:value="4.46" calcext:value-type="float">
            <text:p>4.46</text:p>
          </table:table-cell>
          <table:table-cell office:value-type="float" office:value="10.81" calcext:value-type="float">
            <text:p>10.81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.75" calcext:value-type="float">
            <text:p>9.75</text:p>
          </table:table-cell>
          <table:table-cell office:value-type="float" office:value="0.27" calcext:value-type="float">
            <text:p>0.27</text:p>
          </table:table-cell>
          <table:table-cell office:value-type="float" office:value="4.79" calcext:value-type="float">
            <text:p>4.79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7.73" calcext:value-type="float">
            <text:p>27.73</text:p>
          </table:table-cell>
          <table:table-cell office:value-type="float" office:value="0.33" calcext:value-type="float">
            <text:p>0.33</text:p>
          </table:table-cell>
          <table:table-cell office:value-type="float" office:value="14.01" calcext:value-type="float">
            <text:p>14.01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5.79" calcext:value-type="float">
            <text:p>25.79</text:p>
          </table:table-cell>
          <table:table-cell office:value-type="float" office:value="0.38" calcext:value-type="float">
            <text:p>0.38</text:p>
          </table:table-cell>
          <table:table-cell office:value-type="float" office:value="13.06" calcext:value-type="float">
            <text:p>13.06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59" calcext:value-type="float">
            <text:p>2.59</text:p>
          </table:table-cell>
          <table:table-cell office:value-type="float" office:value="0.48" calcext:value-type="float">
            <text:p>0.48</text:p>
          </table:table-cell>
          <table:table-cell office:value-type="float" office:value="1.93" calcext:value-type="float">
            <text:p>1.93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45.45" calcext:value-type="float">
            <text:p>45.45</text:p>
          </table:table-cell>
          <table:table-cell office:value-type="float" office:value="0.28" calcext:value-type="float">
            <text:p>0.28</text:p>
          </table:table-cell>
          <table:table-cell office:value-type="float" office:value="22.32" calcext:value-type="float">
            <text:p>22.32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.08" calcext:value-type="float">
            <text:p>41.08</text:p>
          </table:table-cell>
          <table:table-cell office:value-type="float" office:value="0.28" calcext:value-type="float">
            <text:p>0.28</text:p>
          </table:table-cell>
          <table:table-cell office:value-type="float" office:value="20.42" calcext:value-type="float">
            <text:p>20.42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.02" calcext:value-type="float">
            <text:p>7.02</text:p>
          </table:table-cell>
          <table:table-cell office:value-type="float" office:value="0.27" calcext:value-type="float">
            <text:p>0.27</text:p>
          </table:table-cell>
          <table:table-cell office:value-type="float" office:value="4.75" calcext:value-type="float">
            <text:p>4.75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61.33" calcext:value-type="float">
            <text:p>61.33</text:p>
          </table:table-cell>
          <table:table-cell office:value-type="float" office:value="0.24" calcext:value-type="float">
            <text:p>0.24</text:p>
          </table:table-cell>
          <table:table-cell office:value-type="float" office:value="31.19" calcext:value-type="float">
            <text:p>31.19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6.97" calcext:value-type="float">
            <text:p>56.97</text:p>
          </table:table-cell>
          <table:table-cell office:value-type="float" office:value="0.34" calcext:value-type="float">
            <text:p>0.34</text:p>
          </table:table-cell>
          <table:table-cell office:value-type="float" office:value="28.57" calcext:value-type="float">
            <text:p>28.57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1.1" calcext:value-type="float">
            <text:p>11.1</text:p>
          </table:table-cell>
          <table:table-cell office:value-type="float" office:value="0.2" calcext:value-type="float">
            <text:p>0.2</text:p>
          </table:table-cell>
          <table:table-cell office:value-type="float" office:value="7.26" calcext:value-type="float">
            <text:p>7.26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7.92" calcext:value-type="float">
            <text:p>77.92</text:p>
          </table:table-cell>
          <table:table-cell office:value-type="float" office:value="0.29" calcext:value-type="float">
            <text:p>0.29</text:p>
          </table:table-cell>
          <table:table-cell office:value-type="float" office:value="39.4" calcext:value-type="float">
            <text:p>39.4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.55" calcext:value-type="float">
            <text:p>72.55</text:p>
          </table:table-cell>
          <table:table-cell office:value-type="float" office:value="0.5" calcext:value-type="float">
            <text:p>0.5</text:p>
          </table:table-cell>
          <table:table-cell office:value-type="float" office:value="37.48" calcext:value-type="float">
            <text:p>37.48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84" calcext:value-type="float">
            <text:p>13.84</text:p>
          </table:table-cell>
          <table:table-cell office:value-type="float" office:value="0.19" calcext:value-type="float">
            <text:p>0.19</text:p>
          </table:table-cell>
          <table:table-cell office:value-type="float" office:value="8.5" calcext:value-type="float">
            <text:p>8.5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2" calcext:value-type="float">
            <text:p>0.62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77" calcext:value-type="float">
            <text:p>2.77</text:p>
          </table:table-cell>
          <table:table-cell office:value-type="float" office:value="0.27" calcext:value-type="float">
            <text:p>0.27</text:p>
          </table:table-cell>
          <table:table-cell office:value-type="float" office:value="1.52" calcext:value-type="float">
            <text:p>1.52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0.26" calcext:value-type="float">
            <text:p>0.26</text:p>
          </table:table-cell>
          <table:table-cell office:value-type="float" office:value="1.41" calcext:value-type="float">
            <text:p>1.41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.08" calcext:value-type="float">
            <text:p>4.08</text:p>
          </table:table-cell>
          <table:table-cell office:value-type="float" office:value="0.39" calcext:value-type="float">
            <text:p>0.39</text:p>
          </table:table-cell>
          <table:table-cell office:value-type="float" office:value="2.21" calcext:value-type="float">
            <text:p>2.21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21" calcext:value-type="float">
            <text:p>5.21</text:p>
          </table:table-cell>
          <table:table-cell office:value-type="float" office:value="0.27" calcext:value-type="float">
            <text:p>0.27</text:p>
          </table:table-cell>
          <table:table-cell office:value-type="float" office:value="2.71" calcext:value-type="float">
            <text:p>2.71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4" calcext:value-type="float">
            <text:p>6.4</text:p>
          </table:table-cell>
          <table:table-cell office:value-type="float" office:value="0.27" calcext:value-type="float">
            <text:p>0.27</text:p>
          </table:table-cell>
          <table:table-cell office:value-type="float" office:value="3.38" calcext:value-type="float">
            <text:p>3.38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63" calcext:value-type="float">
            <text:p>6.63</text:p>
          </table:table-cell>
          <table:table-cell office:value-type="float" office:value="0.33" calcext:value-type="float">
            <text:p>0.33</text:p>
          </table:table-cell>
          <table:table-cell office:value-type="float" office:value="3.37" calcext:value-type="float">
            <text:p>3.37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 peers, block 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.21" calcext:value-type="float">
            <text:p>8.21</text:p>
          </table:table-cell>
          <table:table-cell office:value-type="float" office:value="0.3" calcext:value-type="float">
            <text:p>0.3</text:p>
          </table:table-cell>
          <table:table-cell office:value-type="float" office:value="4.02" calcext:value-type="float">
            <text:p>4.02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30 peers, block 50</text:p>
          </table:table-cell>
          <table:table-cell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85" calcext:value-type="float">
            <text:p>10.85</text:p>
          </table:table-cell>
          <table:table-cell office:value-type="float" office:value="0.32" calcext:value-type="float">
            <text:p>0.32</text:p>
          </table:table-cell>
          <table:table-cell office:value-type="float" office:value="5.37" calcext:value-type="float">
            <text:p>5.37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93" calcext:value-type="float">
            <text:p>10.93</text:p>
          </table:table-cell>
          <table:table-cell office:value-type="float" office:value="0.25" calcext:value-type="float">
            <text:p>0.25</text:p>
          </table:table-cell>
          <table:table-cell office:value-type="float" office:value="5.54" calcext:value-type="float">
            <text:p>5.54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3.16" calcext:value-type="float">
            <text:p>13.16</text:p>
          </table:table-cell>
          <table:table-cell office:value-type="float" office:value="0.32" calcext:value-type="float">
            <text:p>0.32</text:p>
          </table:table-cell>
          <table:table-cell office:value-type="float" office:value="6.39" calcext:value-type="float">
            <text:p>6.39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89" calcext:value-type="float">
            <text:p>12.89</text:p>
          </table:table-cell>
          <table:table-cell office:value-type="float" office:value="0.32" calcext:value-type="float">
            <text:p>0.32</text:p>
          </table:table-cell>
          <table:table-cell office:value-type="float" office:value="6.78" calcext:value-type="float">
            <text:p>6.78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6" calcext:value-type="float">
            <text:p>0.76</text:p>
          </table:table-cell>
          <table:table-cell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77" calcext:value-type="float">
            <text:p>14.77</text:p>
          </table:table-cell>
          <table:table-cell office:value-type="float" office:value="0.38" calcext:value-type="float">
            <text:p>0.38</text:p>
          </table:table-cell>
          <table:table-cell office:value-type="float" office:value="7.67" calcext:value-type="float">
            <text:p>7.67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6.25" calcext:value-type="float">
            <text:p>16.25</text:p>
          </table:table-cell>
          <table:table-cell office:value-type="float" office:value="0.3" calcext:value-type="float">
            <text:p>0.3</text:p>
          </table:table-cell>
          <table:table-cell office:value-type="float" office:value="8.6" calcext:value-type="float">
            <text:p>8.6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.59" calcext:value-type="float">
            <text:p>18.59</text:p>
          </table:table-cell>
          <table:table-cell office:value-type="float" office:value="0.33" calcext:value-type="float">
            <text:p>0.33</text:p>
          </table:table-cell>
          <table:table-cell office:value-type="float" office:value="9.34" calcext:value-type="float">
            <text:p>9.34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1.96" calcext:value-type="float">
            <text:p>41.96</text:p>
          </table:table-cell>
          <table:table-cell office:value-type="float" office:value="0.29" calcext:value-type="float">
            <text:p>0.29</text:p>
          </table:table-cell>
          <table:table-cell office:value-type="float" office:value="21.54" calcext:value-type="float">
            <text:p>21.54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0.18" calcext:value-type="float">
            <text:p>0.18</text:p>
          </table:table-cell>
          <table:table-cell office:value-type="float" office:value="1.41" calcext:value-type="float">
            <text:p>1.41</text:p>
          </table:table-cell>
          <table:table-cell office:value-type="float" office:value="140.9" calcext:value-type="float">
            <text:p>140.9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53" calcext:value-type="float">
            <text:p>61.53</text:p>
          </table:table-cell>
          <table:table-cell office:value-type="float" office:value="0.32" calcext:value-type="float">
            <text:p>0.32</text:p>
          </table:table-cell>
          <table:table-cell office:value-type="float" office:value="30.96" calcext:value-type="float">
            <text:p>30.9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float" office:value="5.92" calcext:value-type="float">
            <text:p>5.92</text:p>
          </table:table-cell>
          <table:table-cell office:value-type="float" office:value="0.26" calcext:value-type="float">
            <text:p>0.26</text:p>
          </table:table-cell>
          <table:table-cell office:value-type="float" office:value="3.86" calcext:value-type="float">
            <text:p>3.86</text:p>
          </table:table-cell>
          <table:table-cell office:value-type="float" office:value="137.8" calcext:value-type="float">
            <text:p>137.8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6.06" calcext:value-type="float">
            <text:p>86.06</text:p>
          </table:table-cell>
          <table:table-cell office:value-type="float" office:value="0.34" calcext:value-type="float">
            <text:p>0.34</text:p>
          </table:table-cell>
          <table:table-cell office:value-type="float" office:value="43.68" calcext:value-type="float">
            <text:p>43.6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9.26" calcext:value-type="float">
            <text:p>9.26</text:p>
          </table:table-cell>
          <table:table-cell office:value-type="float" office:value="0.63" calcext:value-type="float">
            <text:p>0.63</text:p>
          </table:table-cell>
          <table:table-cell office:value-type="float" office:value="5.94" calcext:value-type="float">
            <text:p>5.94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.14" calcext:value-type="float">
            <text:p>100.14</text:p>
          </table:table-cell>
          <table:table-cell office:value-type="float" office:value="0.37" calcext:value-type="float">
            <text:p>0.37</text:p>
          </table:table-cell>
          <table:table-cell office:value-type="float" office:value="50.43" calcext:value-type="float">
            <text:p>50.43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13.49" calcext:value-type="float">
            <text:p>13.49</text:p>
          </table:table-cell>
          <table:table-cell office:value-type="float" office:value="0.31" calcext:value-type="float">
            <text:p>0.31</text:p>
          </table:table-cell>
          <table:table-cell office:value-type="float" office:value="8.29" calcext:value-type="float">
            <text:p>8.29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 office:value-type="float" office:value="0.63" calcext:value-type="float">
            <text:p>0.63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33" calcext:value-type="float">
            <text:p>0.33</text:p>
          </table:table-cell>
          <table:table-cell office:value-type="float" office:value="0.69" calcext:value-type="float">
            <text:p>0.69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38" calcext:value-type="float">
            <text:p>0.38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3" calcext:value-type="float">
            <text:p>1.43</text:p>
          </table:table-cell>
          <table:table-cell office:value-type="float" office:value="0.26" calcext:value-type="float">
            <text:p>0.26</text:p>
          </table:table-cell>
          <table:table-cell office:value-type="float" office:value="0.79" calcext:value-type="float">
            <text:p>0.79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95" calcext:value-type="float">
            <text:p>1.95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9" calcext:value-type="float">
            <text:p>0.29</text:p>
          </table:table-cell>
          <table:table-cell office:value-type="float" office:value="1.97" calcext:value-type="float">
            <text:p>1.97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72" calcext:value-type="float">
            <text:p>4.72</text:p>
          </table:table-cell>
          <table:table-cell office:value-type="float" office:value="0.31" calcext:value-type="float">
            <text:p>0.31</text:p>
          </table:table-cell>
          <table:table-cell office:value-type="float" office:value="2.36" calcext:value-type="float">
            <text:p>2.36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3.16" calcext:value-type="float">
            <text:p>3.1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97" calcext:value-type="float">
            <text:p>5.97</text:p>
          </table:table-cell>
          <table:table-cell office:value-type="float" office:value="0.35" calcext:value-type="float">
            <text:p>0.35</text:p>
          </table:table-cell>
          <table:table-cell office:value-type="float" office:value="3.12" calcext:value-type="float">
            <text:p>3.1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40 peers, block 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.75" calcext:value-type="float">
            <text:p>7.75</text:p>
          </table:table-cell>
          <table:table-cell office:value-type="float" office:value="0.31" calcext:value-type="float">
            <text:p>0.31</text:p>
          </table:table-cell>
          <table:table-cell office:value-type="float" office:value="3.95" calcext:value-type="float">
            <text:p>3.95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29" calcext:value-type="float">
            <text:p>8.29</text:p>
          </table:table-cell>
          <table:table-cell office:value-type="float" office:value="0.33" calcext:value-type="float">
            <text:p>0.33</text:p>
          </table:table-cell>
          <table:table-cell office:value-type="float" office:value="4.24" calcext:value-type="float">
            <text:p>4.24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40 peers, block 50</text:p>
          </table:table-cell>
          <table:table-cell/>
          <table:table-cell office:value-type="string" calcext:value-type="string">
            <text:p>4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55" calcext:value-type="float">
            <text:p>10.55</text:p>
          </table:table-cell>
          <table:table-cell office:value-type="float" office:value="0.27" calcext:value-type="float">
            <text:p>0.27</text:p>
          </table:table-cell>
          <table:table-cell office:value-type="float" office:value="5.49" calcext:value-type="float">
            <text:p>5.49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58" calcext:value-type="float">
            <text:p>10.58</text:p>
          </table:table-cell>
          <table:table-cell office:value-type="float" office:value="0.3" calcext:value-type="float">
            <text:p>0.3</text:p>
          </table:table-cell>
          <table:table-cell office:value-type="float" office:value="5.39" calcext:value-type="float">
            <text:p>5.39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34" calcext:value-type="float">
            <text:p>12.34</text:p>
          </table:table-cell>
          <table:table-cell office:value-type="float" office:value="0.28" calcext:value-type="float">
            <text:p>0.28</text:p>
          </table:table-cell>
          <table:table-cell office:value-type="float" office:value="6.29" calcext:value-type="float">
            <text:p>6.29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99" calcext:value-type="float">
            <text:p>12.99</text:p>
          </table:table-cell>
          <table:table-cell office:value-type="float" office:value="0.28" calcext:value-type="float">
            <text:p>0.28</text:p>
          </table:table-cell>
          <table:table-cell office:value-type="float" office:value="6.68" calcext:value-type="float">
            <text:p>6.68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0.36" calcext:value-type="float">
            <text:p>0.36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95" calcext:value-type="float">
            <text:p>14.95</text:p>
          </table:table-cell>
          <table:table-cell office:value-type="float" office:value="0.3" calcext:value-type="float">
            <text:p>0.3</text:p>
          </table:table-cell>
          <table:table-cell office:value-type="float" office:value="7.78" calcext:value-type="float">
            <text:p>7.78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.61" calcext:value-type="float">
            <text:p>15.61</text:p>
          </table:table-cell>
          <table:table-cell office:value-type="float" office:value="0.29" calcext:value-type="float">
            <text:p>0.29</text:p>
          </table:table-cell>
          <table:table-cell office:value-type="float" office:value="8.16" calcext:value-type="float">
            <text:p>8.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.7</text:p>
          </table:table-cell>
          <table:table-cell office:value-type="float" office:value="0.29" calcext:value-type="float">
            <text:p>0.29</text:p>
          </table:table-cell>
          <table:table-cell office:value-type="float" office:value="7.91" calcext:value-type="float">
            <text:p>7.91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.39" calcext:value-type="float">
            <text:p>17.39</text:p>
          </table:table-cell>
          <table:table-cell office:value-type="float" office:value="0.31" calcext:value-type="float">
            <text:p>0.31</text:p>
          </table:table-cell>
          <table:table-cell office:value-type="float" office:value="8.78" calcext:value-type="float">
            <text:p>8.78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44" calcext:value-type="float">
            <text:p>39.44</text:p>
          </table:table-cell>
          <table:table-cell office:value-type="float" office:value="0.29" calcext:value-type="float">
            <text:p>0.29</text:p>
          </table:table-cell>
          <table:table-cell office:value-type="float" office:value="19.7" calcext:value-type="float">
            <text:p>19.7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.55" calcext:value-type="float">
            <text:p>39.55</text:p>
          </table:table-cell>
          <table:table-cell office:value-type="float" office:value="0.26" calcext:value-type="float">
            <text:p>0.26</text:p>
          </table:table-cell>
          <table:table-cell office:value-type="float" office:value="19.52" calcext:value-type="float">
            <text:p>19.52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37" calcext:value-type="float">
            <text:p>1.37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0.33" calcext:value-type="float">
            <text:p>60.33</text:p>
          </table:table-cell>
          <table:table-cell office:value-type="float" office:value="0.36" calcext:value-type="float">
            <text:p>0.36</text:p>
          </table:table-cell>
          <table:table-cell office:value-type="float" office:value="30.35" calcext:value-type="float">
            <text:p>30.3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.93" calcext:value-type="float">
            <text:p>60.93</text:p>
          </table:table-cell>
          <table:table-cell office:value-type="float" office:value="0.29" calcext:value-type="float">
            <text:p>0.29</text:p>
          </table:table-cell>
          <table:table-cell office:value-type="float" office:value="30.57" calcext:value-type="float">
            <text:p>30.57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15.44" calcext:value-type="float">
            <text:p>15.44</text:p>
          </table:table-cell>
          <table:table-cell office:value-type="float" office:value="10.53" calcext:value-type="float">
            <text:p>10.53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73" calcext:value-type="float">
            <text:p>83.73</text:p>
          </table:table-cell>
          <table:table-cell office:value-type="float" office:value="0.3" calcext:value-type="float">
            <text:p>0.3</text:p>
          </table:table-cell>
          <table:table-cell office:value-type="float" office:value="41.96" calcext:value-type="float">
            <text:p>41.9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4.78" calcext:value-type="float">
            <text:p>84.78</text:p>
          </table:table-cell>
          <table:table-cell office:value-type="float" office:value="0.27" calcext:value-type="float">
            <text:p>0.27</text:p>
          </table:table-cell>
          <table:table-cell office:value-type="float" office:value="42.49" calcext:value-type="float">
            <text:p>42.49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1.13" calcext:value-type="float">
            <text:p>11.13</text:p>
          </table:table-cell>
          <table:table-cell office:value-type="float" office:value="11.19" calcext:value-type="float">
            <text:p>11.19</text:p>
          </table:table-cell>
          <table:table-cell office:value-type="float" office:value="6.59" calcext:value-type="float">
            <text:p>6.59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32" calcext:value-type="float">
            <text:p>0.32</text:p>
          </table:table-cell>
          <table:table-cell office:value-type="float" office:value="50.32" calcext:value-type="float">
            <text:p>50.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34" calcext:value-type="float">
            <text:p>0.34</text:p>
          </table:table-cell>
          <table:table-cell office:value-type="float" office:value="50.9" calcext:value-type="float">
            <text:p>50.9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19.96" calcext:value-type="float">
            <text:p>19.96</text:p>
          </table:table-cell>
          <table:table-cell office:value-type="float" office:value="11.82" calcext:value-type="float">
            <text:p>11.82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0.55" calcext:value-type="float">
            <text:p>0.55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0.28" calcext:value-type="float">
            <text:p>0.28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0.26" calcext:value-type="float">
            <text:p>0.26</text:p>
          </table:table-cell>
          <table:table-cell office:value-type="float" office:value="1.61" calcext:value-type="float">
            <text:p>1.61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0.27" calcext:value-type="float">
            <text:p>0.27</text:p>
          </table:table-cell>
          <table:table-cell office:value-type="float" office:value="1.29" calcext:value-type="float">
            <text:p>1.29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.89" calcext:value-type="float">
            <text:p>5.89</text:p>
          </table:table-cell>
          <table:table-cell office:value-type="float" office:value="0.27" calcext:value-type="float">
            <text:p>0.27</text:p>
          </table:table-cell>
          <table:table-cell office:value-type="float" office:value="2.94" calcext:value-type="float">
            <text:p>2.94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36" calcext:value-type="float">
            <text:p>4.36</text:p>
          </table:table-cell>
          <table:table-cell office:value-type="float" office:value="0.28" calcext:value-type="float">
            <text:p>0.28</text:p>
          </table:table-cell>
          <table:table-cell office:value-type="float" office:value="2.22" calcext:value-type="float">
            <text:p>2.2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57" calcext:value-type="float">
            <text:p>6.57</text:p>
          </table:table-cell>
          <table:table-cell office:value-type="float" office:value="0.26" calcext:value-type="float">
            <text:p>0.26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78" calcext:value-type="float">
            <text:p>6.78</text:p>
          </table:table-cell>
          <table:table-cell office:value-type="float" office:value="0.3" calcext:value-type="float">
            <text:p>0.3</text:p>
          </table:table-cell>
          <table:table-cell office:value-type="float" office:value="3.36" calcext:value-type="float">
            <text:p>3.36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.2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50 peers, block 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7" calcext:value-type="float">
            <text:p>9.97</text:p>
          </table:table-cell>
          <table:table-cell office:value-type="float" office:value="0.28" calcext:value-type="float">
            <text:p>0.28</text:p>
          </table:table-cell>
          <table:table-cell office:value-type="float" office:value="5.15" calcext:value-type="float">
            <text:p>5.15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67" calcext:value-type="float">
            <text:p>8.67</text:p>
          </table:table-cell>
          <table:table-cell office:value-type="float" office:value="0.37" calcext:value-type="float">
            <text:p>0.37</text:p>
          </table:table-cell>
          <table:table-cell office:value-type="float" office:value="4.51" calcext:value-type="float">
            <text:p>4.51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50 peers, block 50</text:p>
          </table:table-cell>
          <table:table-cell/>
          <table:table-cell office:value-type="string" calcext:value-type="string">
            <text:p>50 peers</text:p>
          </table:table-cell>
          <table:table-cell office:value-type="float" office:value="70" calcext:value-type="float">
            <text:p>70</text:p>
          </table:table-cell>
          <table:table-cell office:value-type="float" office:value="11.75" calcext:value-type="float">
            <text:p>11.75</text:p>
          </table:table-cell>
          <table:table-cell office:value-type="float" office:value="0.28" calcext:value-type="float">
            <text:p>0.28</text:p>
          </table:table-cell>
          <table:table-cell office:value-type="float" office:value="6.12" calcext:value-type="float">
            <text:p>6.12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.22" calcext:value-type="float">
            <text:p>11.22</text:p>
          </table:table-cell>
          <table:table-cell office:value-type="float" office:value="0.28" calcext:value-type="float">
            <text:p>0.28</text:p>
          </table:table-cell>
          <table:table-cell office:value-type="float" office:value="5.63" calcext:value-type="float">
            <text:p>5.63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71" calcext:value-type="float">
            <text:p>12.71</text:p>
          </table:table-cell>
          <table:table-cell office:value-type="float" office:value="0.28" calcext:value-type="float">
            <text:p>0.28</text:p>
          </table:table-cell>
          <table:table-cell office:value-type="float" office:value="6.59" calcext:value-type="float">
            <text:p>6.59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.11" calcext:value-type="float">
            <text:p>14.11</text:p>
          </table:table-cell>
          <table:table-cell office:value-type="float" office:value="0.3" calcext:value-type="float">
            <text:p>0.3</text:p>
          </table:table-cell>
          <table:table-cell office:value-type="float" office:value="7.45" calcext:value-type="float">
            <text:p>7.45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65" calcext:value-type="float">
            <text:p>14.65</text:p>
          </table:table-cell>
          <table:table-cell office:value-type="float" office:value="0.28" calcext:value-type="float">
            <text:p>0.28</text:p>
          </table:table-cell>
          <table:table-cell office:value-type="float" office:value="7.62" calcext:value-type="float">
            <text:p>7.6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7.11" calcext:value-type="float">
            <text:p>17.11</text:p>
          </table:table-cell>
          <table:table-cell office:value-type="float" office:value="0.27" calcext:value-type="float">
            <text:p>0.27</text:p>
          </table:table-cell>
          <table:table-cell office:value-type="float" office:value="9.21" calcext:value-type="float">
            <text:p>9.2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7.02" calcext:value-type="float">
            <text:p>17.02</text:p>
          </table:table-cell>
          <table:table-cell office:value-type="float" office:value="0.26" calcext:value-type="float">
            <text:p>0.26</text:p>
          </table:table-cell>
          <table:table-cell office:value-type="float" office:value="8.72" calcext:value-type="float">
            <text:p>8.72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.18" calcext:value-type="float">
            <text:p>18.18</text:p>
          </table:table-cell>
          <table:table-cell office:value-type="float" office:value="0.3" calcext:value-type="float">
            <text:p>0.3</text:p>
          </table:table-cell>
          <table:table-cell office:value-type="float" office:value="9.23" calcext:value-type="float">
            <text:p>9.23</text:p>
          </table:table-cell>
          <table:table-cell office:value-type="float" office:value="21.7" calcext:value-type="float">
            <text:p>21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float" office:value="0.08" calcext:value-type="float">
            <text:p>0.08</text:p>
          </table:table-cell>
          <table:table-cell office:value-type="float" office:value="0.34" calcext:value-type="float">
            <text:p>0.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9.8" calcext:value-type="float">
            <text:p>39.8</text:p>
          </table:table-cell>
          <table:table-cell office:value-type="float" office:value="0.29" calcext:value-type="float">
            <text:p>0.29</text:p>
          </table:table-cell>
          <table:table-cell office:value-type="float" office:value="20.15" calcext:value-type="float">
            <text:p>20.15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92" calcext:value-type="float">
            <text:p>37.92</text:p>
          </table:table-cell>
          <table:table-cell office:value-type="float" office:value="0.26" calcext:value-type="float">
            <text:p>0.26</text:p>
          </table:table-cell>
          <table:table-cell office:value-type="float" office:value="19.27" calcext:value-type="float">
            <text:p>19.27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46" calcext:value-type="float">
            <text:p>2.46</text:p>
          </table:table-cell>
          <table:table-cell office:value-type="float" office:value="0.16" calcext:value-type="float">
            <text:p>0.16</text:p>
          </table:table-cell>
          <table:table-cell office:value-type="float" office:value="1.64" calcext:value-type="float">
            <text:p>1.64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12" calcext:value-type="float">
            <text:p>61.12</text:p>
          </table:table-cell>
          <table:table-cell office:value-type="float" office:value="0.35" calcext:value-type="float">
            <text:p>0.35</text:p>
          </table:table-cell>
          <table:table-cell office:value-type="float" office:value="30.28" calcext:value-type="float">
            <text:p>30.28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2.85" calcext:value-type="float">
            <text:p>62.85</text:p>
          </table:table-cell>
          <table:table-cell office:value-type="float" office:value="0.29" calcext:value-type="float">
            <text:p>0.29</text:p>
          </table:table-cell>
          <table:table-cell office:value-type="float" office:value="30.4" calcext:value-type="float">
            <text:p>30.4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93" calcext:value-type="float">
            <text:p>5.93</text:p>
          </table:table-cell>
          <table:table-cell office:value-type="float" office:value="0.28" calcext:value-type="float">
            <text:p>0.28</text:p>
          </table:table-cell>
          <table:table-cell office:value-type="float" office:value="3.89" calcext:value-type="float">
            <text:p>3.89</text:p>
          </table:table-cell>
          <table:table-cell office:value-type="float" office:value="137.8" calcext:value-type="float">
            <text:p>137.8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7.61" calcext:value-type="float">
            <text:p>87.61</text:p>
          </table:table-cell>
          <table:table-cell office:value-type="float" office:value="0.31" calcext:value-type="float">
            <text:p>0.31</text:p>
          </table:table-cell>
          <table:table-cell office:value-type="float" office:value="43.81" calcext:value-type="float">
            <text:p>43.81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3.47" calcext:value-type="float">
            <text:p>83.47</text:p>
          </table:table-cell>
          <table:table-cell office:value-type="float" office:value="0.27" calcext:value-type="float">
            <text:p>0.27</text:p>
          </table:table-cell>
          <table:table-cell office:value-type="float" office:value="42.11" calcext:value-type="float">
            <text:p>42.11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6.15" calcext:value-type="float">
            <text:p>6.15</text:p>
          </table:table-cell>
          <table:table-cell office:value-type="float" office:value="136.3" calcext:value-type="float">
            <text:p>136.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73" calcext:value-type="float">
            <text:p>99.73</text:p>
          </table:table-cell>
          <table:table-cell office:value-type="float" office:value="0.34" calcext:value-type="float">
            <text:p>0.34</text:p>
          </table:table-cell>
          <table:table-cell office:value-type="float" office:value="50.8" calcext:value-type="float">
            <text:p>50.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.21" calcext:value-type="float">
            <text:p>100.21</text:p>
          </table:table-cell>
          <table:table-cell office:value-type="float" office:value="0.38" calcext:value-type="float">
            <text:p>0.38</text:p>
          </table:table-cell>
          <table:table-cell office:value-type="float" office:value="51.17" calcext:value-type="float">
            <text:p>51.17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.86" calcext:value-type="float">
            <text:p>15.86</text:p>
          </table:table-cell>
          <table:table-cell office:value-type="float" office:value="0.19" calcext:value-type="float">
            <text:p>0.19</text:p>
          </table:table-cell>
          <table:table-cell office:value-type="float" office:value="9.83" calcext:value-type="float">
            <text:p>9.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7" calcext:value-type="float">
            <text:p>0.27</text:p>
          </table:table-cell>
          <table:table-cell office:value-type="float" office:value="0.57" calcext:value-type="float">
            <text:p>0.57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.37" calcext:value-type="float">
            <text:p>0.37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24" calcext:value-type="float">
            <text:p>0.24</text:p>
          </table:table-cell>
          <table:table-cell office:value-type="float" office:value="0.46" calcext:value-type="float">
            <text:p>0.46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0.3" calcext:value-type="float">
            <text:p>0.3</text:p>
          </table:table-cell>
          <table:table-cell office:value-type="float" office:value="0.87" calcext:value-type="float">
            <text:p>0.87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8" calcext:value-type="float">
            <text:p>1.78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" calcext:value-type="float">
            <text:p>0.36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91" calcext:value-type="float">
            <text:p>3.91</text:p>
          </table:table-cell>
          <table:table-cell office:value-type="float" office:value="0.26" calcext:value-type="float">
            <text:p>0.26</text:p>
          </table:table-cell>
          <table:table-cell office:value-type="float" office:value="1.98" calcext:value-type="float">
            <text:p>1.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7" calcext:value-type="float">
            <text:p>0.27</text:p>
          </table:table-cell>
          <table:table-cell office:value-type="float" office:value="1.95" calcext:value-type="float">
            <text:p>1.9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.99" calcext:value-type="float">
            <text:p>5.99</text:p>
          </table:table-cell>
          <table:table-cell office:value-type="float" office:value="0.24" calcext:value-type="float">
            <text:p>0.24</text:p>
          </table:table-cell>
          <table:table-cell office:value-type="float" office:value="3.2" calcext:value-type="float">
            <text:p>3.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13" calcext:value-type="float">
            <text:p>6.13</text:p>
          </table:table-cell>
          <table:table-cell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60 peers, block 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.31" calcext:value-type="float">
            <text:p>8.31</text:p>
          </table:table-cell>
          <table:table-cell office:value-type="float" office:value="0.26" calcext:value-type="float">
            <text:p>0.26</text:p>
          </table:table-cell>
          <table:table-cell office:value-type="float" office:value="4.47" calcext:value-type="float">
            <text:p>4.47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4.27" calcext:value-type="float">
            <text:p>4.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string" calcext:value-type="string">
            <text:p>60 peers, block 50</text:p>
          </table:table-cell>
          <table:table-cell/>
          <table:table-cell office:value-type="string" calcext:value-type="string">
            <text:p>6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81" calcext:value-type="float">
            <text:p>10.81</text:p>
          </table:table-cell>
          <table:table-cell office:value-type="float" office:value="0.3" calcext:value-type="float">
            <text:p>0.3</text:p>
          </table:table-cell>
          <table:table-cell office:value-type="float" office:value="5.63" calcext:value-type="float">
            <text:p>5.63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39" calcext:value-type="float">
            <text:p>10.39</text:p>
          </table:table-cell>
          <table:table-cell office:value-type="float" office:value="0.27" calcext:value-type="float">
            <text:p>0.27</text:p>
          </table:table-cell>
          <table:table-cell office:value-type="float" office:value="5.31" calcext:value-type="float">
            <text:p>5.3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2" calcext:value-type="float">
            <text:p>12.62</text:p>
          </table:table-cell>
          <table:table-cell office:value-type="float" office:value="0.27" calcext:value-type="float">
            <text:p>0.27</text:p>
          </table:table-cell>
          <table:table-cell office:value-type="float" office:value="6.54" calcext:value-type="float">
            <text:p>6.54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35" calcext:value-type="float">
            <text:p>12.35</text:p>
          </table:table-cell>
          <table:table-cell office:value-type="float" office:value="0.29" calcext:value-type="float">
            <text:p>0.29</text:p>
          </table:table-cell>
          <table:table-cell office:value-type="float" office:value="6.4" calcext:value-type="float">
            <text:p>6.4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4.44" calcext:value-type="float">
            <text:p>14.44</text:p>
          </table:table-cell>
          <table:table-cell office:value-type="float" office:value="0.28" calcext:value-type="float">
            <text:p>0.28</text:p>
          </table:table-cell>
          <table:table-cell office:value-type="float" office:value="7.42" calcext:value-type="float">
            <text:p>7.42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.37" calcext:value-type="float">
            <text:p>14.37</text:p>
          </table:table-cell>
          <table:table-cell office:value-type="float" office:value="0.32" calcext:value-type="float">
            <text:p>0.32</text:p>
          </table:table-cell>
          <table:table-cell office:value-type="float" office:value="7.46" calcext:value-type="float">
            <text:p>7.46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3" calcext:value-type="float">
            <text:p>0.93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32" calcext:value-type="float">
            <text:p>16.32</text:p>
          </table:table-cell>
          <table:table-cell office:value-type="float" office:value="0.31" calcext:value-type="float">
            <text:p>0.31</text:p>
          </table:table-cell>
          <table:table-cell office:value-type="float" office:value="8.4" calcext:value-type="float">
            <text:p>8.4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.07" calcext:value-type="float">
            <text:p>17.07</text:p>
          </table:table-cell>
          <table:table-cell office:value-type="float" office:value="0.28" calcext:value-type="float">
            <text:p>0.28</text:p>
          </table:table-cell>
          <table:table-cell office:value-type="float" office:value="8.78" calcext:value-type="float">
            <text:p>8.7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8.38" calcext:value-type="float">
            <text:p>38.38</text:p>
          </table:table-cell>
          <table:table-cell office:value-type="float" office:value="0.29" calcext:value-type="float">
            <text:p>0.29</text:p>
          </table:table-cell>
          <table:table-cell office:value-type="float" office:value="19.26" calcext:value-type="float">
            <text:p>19.2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.06" calcext:value-type="float">
            <text:p>39.06</text:p>
          </table:table-cell>
          <table:table-cell office:value-type="float" office:value="0.3" calcext:value-type="float">
            <text:p>0.3</text:p>
          </table:table-cell>
          <table:table-cell office:value-type="float" office:value="19.57" calcext:value-type="float">
            <text:p>19.57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.61" calcext:value-type="float">
            <text:p>4.61</text:p>
          </table:table-cell>
          <table:table-cell office:value-type="float" office:value="0.2" calcext:value-type="float">
            <text:p>0.2</text:p>
          </table:table-cell>
          <table:table-cell office:value-type="float" office:value="2.93" calcext:value-type="float">
            <text:p>2.93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9.27" calcext:value-type="float">
            <text:p>59.27</text:p>
          </table:table-cell>
          <table:table-cell office:value-type="float" office:value="0.31" calcext:value-type="float">
            <text:p>0.31</text:p>
          </table:table-cell>
          <table:table-cell office:value-type="float" office:value="29.25" calcext:value-type="float">
            <text:p>29.25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.73" calcext:value-type="float">
            <text:p>60.73</text:p>
          </table:table-cell>
          <table:table-cell office:value-type="float" office:value="0.27" calcext:value-type="float">
            <text:p>0.27</text:p>
          </table:table-cell>
          <table:table-cell office:value-type="float" office:value="30.34" calcext:value-type="float">
            <text:p>30.34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.07" calcext:value-type="float">
            <text:p>7.07</text:p>
          </table:table-cell>
          <table:table-cell office:value-type="float" office:value="0.35" calcext:value-type="float">
            <text:p>0.35</text:p>
          </table:table-cell>
          <table:table-cell office:value-type="float" office:value="4.63" calcext:value-type="float">
            <text:p>4.63</text:p>
          </table:table-cell>
          <table:table-cell office:value-type="float" office:value="124.6" calcext:value-type="float">
            <text:p>124.6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3.94" calcext:value-type="float">
            <text:p>83.94</text:p>
          </table:table-cell>
          <table:table-cell office:value-type="float" office:value="0.28" calcext:value-type="float">
            <text:p>0.28</text:p>
          </table:table-cell>
          <table:table-cell office:value-type="float" office:value="42.55" calcext:value-type="float">
            <text:p>42.55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1.49" calcext:value-type="float">
            <text:p>81.49</text:p>
          </table:table-cell>
          <table:table-cell office:value-type="float" office:value="0.28" calcext:value-type="float">
            <text:p>0.28</text:p>
          </table:table-cell>
          <table:table-cell office:value-type="float" office:value="40.55" calcext:value-type="float">
            <text:p>40.55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.8" calcext:value-type="float">
            <text:p>10.8</text:p>
          </table:table-cell>
          <table:table-cell office:value-type="float" office:value="0.2" calcext:value-type="float">
            <text:p>0.2</text:p>
          </table:table-cell>
          <table:table-cell office:value-type="float" office:value="6.69" calcext:value-type="float">
            <text:p>6.69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97" calcext:value-type="float">
            <text:p>99.97</text:p>
          </table:table-cell>
          <table:table-cell office:value-type="float" office:value="0.34" calcext:value-type="float">
            <text:p>0.34</text:p>
          </table:table-cell>
          <table:table-cell office:value-type="float" office:value="50.99" calcext:value-type="float">
            <text:p>50.99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9.94" calcext:value-type="float">
            <text:p>99.94</text:p>
          </table:table-cell>
          <table:table-cell office:value-type="float" office:value="0.29" calcext:value-type="float">
            <text:p>0.29</text:p>
          </table:table-cell>
          <table:table-cell office:value-type="float" office:value="50.31" calcext:value-type="float">
            <text:p>50.31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.71" calcext:value-type="float">
            <text:p>14.71</text:p>
          </table:table-cell>
          <table:table-cell office:value-type="float" office:value="0.26" calcext:value-type="float">
            <text:p>0.26</text:p>
          </table:table-cell>
          <table:table-cell office:value-type="float" office:value="9.06" calcext:value-type="float">
            <text:p>9.06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2" calcext:value-type="float">
            <text:p>1.02</text:p>
          </table:table-cell>
          <table:table-cell office:value-type="float" office:value="0.26" calcext:value-type="float">
            <text:p>0.26</text:p>
          </table:table-cell>
          <table:table-cell office:value-type="float" office:value="0.65" calcext:value-type="float">
            <text:p>0.65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27" calcext:value-type="float">
            <text:p>0.27</text:p>
          </table:table-cell>
          <table:table-cell office:value-type="float" office:value="0.45" calcext:value-type="float">
            <text:p>0.45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0.27" calcext:value-type="float">
            <text:p>0.27</text:p>
          </table:table-cell>
          <table:table-cell office:value-type="float" office:value="0.45" calcext:value-type="float">
            <text:p>0.45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87" calcext:value-type="float">
            <text:p>1.87</text:p>
          </table:table-cell>
          <table:table-cell office:value-type="float" office:value="0.25" calcext:value-type="float">
            <text:p>0.25</text:p>
          </table:table-cell>
          <table:table-cell office:value-type="float" office:value="0.98" calcext:value-type="float">
            <text:p>0.98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22" calcext:value-type="float">
            <text:p>2.22</text:p>
          </table:table-cell>
          <table:table-cell office:value-type="float" office:value="0.28" calcext:value-type="float">
            <text:p>0.28</text:p>
          </table:table-cell>
          <table:table-cell office:value-type="float" office:value="1.3" calcext:value-type="float">
            <text:p>1.3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" calcext:value-type="float">
            <text:p>0.36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63" calcext:value-type="float">
            <text:p>3.63</text:p>
          </table:table-cell>
          <table:table-cell office:value-type="float" office:value="0.25" calcext:value-type="float">
            <text:p>0.25</text:p>
          </table:table-cell>
          <table:table-cell office:value-type="float" office:value="1.89" calcext:value-type="float">
            <text:p>1.89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2.69" calcext:value-type="float">
            <text:p>2.69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.39" calcext:value-type="float">
            <text:p>5.39</text:p>
          </table:table-cell>
          <table:table-cell office:value-type="float" office:value="0.28" calcext:value-type="float">
            <text:p>0.28</text:p>
          </table:table-cell>
          <table:table-cell office:value-type="float" office:value="2.79" calcext:value-type="float">
            <text:p>2.79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09" calcext:value-type="float">
            <text:p>6.09</text:p>
          </table:table-cell>
          <table:table-cell office:value-type="float" office:value="0.26" calcext:value-type="float">
            <text:p>0.26</text:p>
          </table:table-cell>
          <table:table-cell office:value-type="float" office:value="3.03" calcext:value-type="float">
            <text:p>3.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18" calcext:value-type="float">
            <text:p>7.18</text:p>
          </table:table-cell>
          <table:table-cell office:value-type="float" office:value="0.53" calcext:value-type="float">
            <text:p>0.53</text:p>
          </table:table-cell>
          <table:table-cell office:value-type="float" office:value="3.74" calcext:value-type="float">
            <text:p>3.7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38" calcext:value-type="float">
            <text:p>8.38</text:p>
          </table:table-cell>
          <table:table-cell office:value-type="float" office:value="0.27" calcext:value-type="float">
            <text:p>0.27</text:p>
          </table:table-cell>
          <table:table-cell office:value-type="float" office:value="4.38" calcext:value-type="float">
            <text:p>4.38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 peers</text:p>
          </table:table-cell>
          <table:table-cell office:value-type="float" office:value="70" calcext:value-type="float">
            <text:p>70</text:p>
          </table:table-cell>
          <table:table-cell office:value-type="float" office:value="9.79" calcext:value-type="float">
            <text:p>9.79</text:p>
          </table:table-cell>
          <table:table-cell office:value-type="float" office:value="0.31" calcext:value-type="float">
            <text:p>0.31</text:p>
          </table:table-cell>
          <table:table-cell office:value-type="float" office:value="5.01" calcext:value-type="float">
            <text:p>5.01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48" calcext:value-type="float">
            <text:p>10.48</text:p>
          </table:table-cell>
          <table:table-cell office:value-type="float" office:value="0.26" calcext:value-type="float">
            <text:p>0.26</text:p>
          </table:table-cell>
          <table:table-cell office:value-type="float" office:value="5.36" calcext:value-type="float">
            <text:p>5.36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1.2" calcext:value-type="float">
            <text:p>11.2</text:p>
          </table:table-cell>
          <table:table-cell office:value-type="float" office:value="0.27" calcext:value-type="float">
            <text:p>0.27</text:p>
          </table:table-cell>
          <table:table-cell office:value-type="float" office:value="5.75" calcext:value-type="float">
            <text:p>5.75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45" calcext:value-type="float">
            <text:p>12.45</text:p>
          </table:table-cell>
          <table:table-cell office:value-type="float" office:value="0.29" calcext:value-type="float">
            <text:p>0.29</text:p>
          </table:table-cell>
          <table:table-cell office:value-type="float" office:value="6.37" calcext:value-type="float">
            <text:p>6.37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3.65" calcext:value-type="float">
            <text:p>13.65</text:p>
          </table:table-cell>
          <table:table-cell office:value-type="float" office:value="0.28" calcext:value-type="float">
            <text:p>0.28</text:p>
          </table:table-cell>
          <table:table-cell office:value-type="float" office:value="7.02" calcext:value-type="float">
            <text:p>7.02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.43" calcext:value-type="float">
            <text:p>15.43</text:p>
          </table:table-cell>
          <table:table-cell office:value-type="float" office:value="0.28" calcext:value-type="float">
            <text:p>0.28</text:p>
          </table:table-cell>
          <table:table-cell office:value-type="float" office:value="7.97" calcext:value-type="float">
            <text:p>7.97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29" calcext:value-type="float">
            <text:p>1.29</text:p>
          </table:table-cell>
          <table:table-cell office:value-type="float" office:value="0.08" calcext:value-type="float">
            <text:p>0.08</text:p>
          </table:table-cell>
          <table:table-cell office:value-type="float" office:value="0.48" calcext:value-type="float">
            <text:p>0.48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0.29" calcext:value-type="float">
            <text:p>0.29</text:p>
          </table:table-cell>
          <table:table-cell office:value-type="float" office:value="8.2" calcext:value-type="float">
            <text:p>8.2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.16" calcext:value-type="float">
            <text:p>17.16</text:p>
          </table:table-cell>
          <table:table-cell office:value-type="float" office:value="0.29" calcext:value-type="float">
            <text:p>0.29</text:p>
          </table:table-cell>
          <table:table-cell office:value-type="float" office:value="8.97" calcext:value-type="float">
            <text:p>8.97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7.48" calcext:value-type="float">
            <text:p>37.48</text:p>
          </table:table-cell>
          <table:table-cell office:value-type="float" office:value="0.27" calcext:value-type="float">
            <text:p>0.27</text:p>
          </table:table-cell>
          <table:table-cell office:value-type="float" office:value="18.83" calcext:value-type="float">
            <text:p>18.8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8.2" calcext:value-type="float">
            <text:p>38.2</text:p>
          </table:table-cell>
          <table:table-cell office:value-type="float" office:value="0.25" calcext:value-type="float">
            <text:p>0.25</text:p>
          </table:table-cell>
          <table:table-cell office:value-type="float" office:value="19.19" calcext:value-type="float">
            <text:p>19.19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25" calcext:value-type="float">
            <text:p>2.25</text:p>
          </table:table-cell>
          <table:table-cell office:value-type="float" office:value="0.16" calcext:value-type="float">
            <text:p>0.16</text:p>
          </table:table-cell>
          <table:table-cell office:value-type="float" office:value="1.49" calcext:value-type="float">
            <text:p>1.49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8.1" calcext:value-type="float">
            <text:p>58.1</text:p>
          </table:table-cell>
          <table:table-cell office:value-type="float" office:value="0.28" calcext:value-type="float">
            <text:p>0.28</text:p>
          </table:table-cell>
          <table:table-cell office:value-type="float" office:value="28.97" calcext:value-type="float">
            <text:p>28.97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.27" calcext:value-type="float">
            <text:p>0.27</text:p>
          </table:table-cell>
          <table:table-cell office:value-type="float" office:value="30.16" calcext:value-type="float">
            <text:p>30.1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52" calcext:value-type="float">
            <text:p>5.52</text:p>
          </table:table-cell>
          <table:table-cell office:value-type="float" office:value="0.26" calcext:value-type="float">
            <text:p>0.26</text:p>
          </table:table-cell>
          <table:table-cell office:value-type="float" office:value="3.63" calcext:value-type="float">
            <text:p>3.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1.91" calcext:value-type="float">
            <text:p>81.91</text:p>
          </table:table-cell>
          <table:table-cell office:value-type="float" office:value="0.28" calcext:value-type="float">
            <text:p>0.28</text:p>
          </table:table-cell>
          <table:table-cell office:value-type="float" office:value="41.12" calcext:value-type="float">
            <text:p>41.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4.2" calcext:value-type="float">
            <text:p>84.2</text:p>
          </table:table-cell>
          <table:table-cell office:value-type="float" office:value="0.26" calcext:value-type="float">
            <text:p>0.26</text:p>
          </table:table-cell>
          <table:table-cell office:value-type="float" office:value="41.93" calcext:value-type="float">
            <text:p>41.93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.73" calcext:value-type="float">
            <text:p>10.73</text:p>
          </table:table-cell>
          <table:table-cell office:value-type="float" office:value="0.42" calcext:value-type="float">
            <text:p>0.42</text:p>
          </table:table-cell>
          <table:table-cell office:value-type="float" office:value="6.91" calcext:value-type="float">
            <text:p>6.91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88" calcext:value-type="float">
            <text:p>99.88</text:p>
          </table:table-cell>
          <table:table-cell office:value-type="float" office:value="0.35" calcext:value-type="float">
            <text:p>0.35</text:p>
          </table:table-cell>
          <table:table-cell office:value-type="float" office:value="50.69" calcext:value-type="float">
            <text:p>50.69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9.75" calcext:value-type="float">
            <text:p>99.75</text:p>
          </table:table-cell>
          <table:table-cell office:value-type="float" office:value="0.29" calcext:value-type="float">
            <text:p>0.29</text:p>
          </table:table-cell>
          <table:table-cell office:value-type="float" office:value="51.22" calcext:value-type="float">
            <text:p>51.2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32" calcext:value-type="float">
            <text:p>13.32</text:p>
          </table:table-cell>
          <table:table-cell office:value-type="float" office:value="0.34" calcext:value-type="float">
            <text:p>0.34</text:p>
          </table:table-cell>
          <table:table-cell office:value-type="float" office:value="8.09" calcext:value-type="float">
            <text:p>8.09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28" calcext:value-type="float">
            <text:p>0.28</text:p>
          </table:table-cell>
          <table:table-cell office:value-type="float" office:value="0.68" calcext:value-type="float">
            <text:p>0.68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93" calcext:value-type="float">
            <text:p>1.93</text:p>
          </table:table-cell>
          <table:table-cell office:value-type="float" office:value="0.28" calcext:value-type="float">
            <text:p>0.28</text:p>
          </table:table-cell>
          <table:table-cell office:value-type="float" office:value="1.06" calcext:value-type="float">
            <text:p>1.06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51" calcext:value-type="float">
            <text:p>2.51</text:p>
          </table:table-cell>
          <table:table-cell office:value-type="float" office:value="0.29" calcext:value-type="float">
            <text:p>0.29</text:p>
          </table:table-cell>
          <table:table-cell office:value-type="float" office:value="1.46" calcext:value-type="float">
            <text:p>1.46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.43" calcext:value-type="float">
            <text:p>5.43</text:p>
          </table:table-cell>
          <table:table-cell office:value-type="float" office:value="0.31" calcext:value-type="float">
            <text:p>0.31</text:p>
          </table:table-cell>
          <table:table-cell office:value-type="float" office:value="2.56" calcext:value-type="float">
            <text:p>2.56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91" calcext:value-type="float">
            <text:p>3.91</text:p>
          </table:table-cell>
          <table:table-cell office:value-type="float" office:value="0.29" calcext:value-type="float">
            <text:p>0.29</text:p>
          </table:table-cell>
          <table:table-cell office:value-type="float" office:value="2.1" calcext:value-type="float">
            <text:p>2.1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2.98" calcext:value-type="float">
            <text:p>2.98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95" calcext:value-type="float">
            <text:p>5.95</text:p>
          </table:table-cell>
          <table:table-cell office:value-type="float" office:value="0.26" calcext:value-type="float">
            <text:p>0.26</text:p>
          </table:table-cell>
          <table:table-cell office:value-type="float" office:value="3.01" calcext:value-type="float">
            <text:p>3.01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9.12" calcext:value-type="float">
            <text:p>9.12</text:p>
          </table:table-cell>
          <table:table-cell office:value-type="float" office:value="0.3" calcext:value-type="float">
            <text:p>0.3</text:p>
          </table:table-cell>
          <table:table-cell office:value-type="float" office:value="4.82" calcext:value-type="float">
            <text:p>4.82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.35" calcext:value-type="float">
            <text:p>9.35</text:p>
          </table:table-cell>
          <table:table-cell office:value-type="float" office:value="0.29" calcext:value-type="float">
            <text:p>0.29</text:p>
          </table:table-cell>
          <table:table-cell office:value-type="float" office:value="4.62" calcext:value-type="float">
            <text:p>4.62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68" calcext:value-type="float">
            <text:p>10.68</text:p>
          </table:table-cell>
          <table:table-cell office:value-type="float" office:value="0.26" calcext:value-type="float">
            <text:p>0.26</text:p>
          </table:table-cell>
          <table:table-cell office:value-type="float" office:value="5.45" calcext:value-type="float">
            <text:p>5.45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19" calcext:value-type="float">
            <text:p>10.19</text:p>
          </table:table-cell>
          <table:table-cell office:value-type="float" office:value="0.25" calcext:value-type="float">
            <text:p>0.25</text:p>
          </table:table-cell>
          <table:table-cell office:value-type="float" office:value="5.2" calcext:value-type="float">
            <text:p>5.2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7" calcext:value-type="float">
            <text:p>0.27</text:p>
          </table:table-cell>
          <table:table-cell office:value-type="float" office:value="6.52" calcext:value-type="float">
            <text:p>6.52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.97" calcext:value-type="float">
            <text:p>11.97</text:p>
          </table:table-cell>
          <table:table-cell office:value-type="float" office:value="0.3" calcext:value-type="float">
            <text:p>0.3</text:p>
          </table:table-cell>
          <table:table-cell office:value-type="float" office:value="6.16" calcext:value-type="float">
            <text:p>6.16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6.4" calcext:value-type="float">
            <text:p>16.4</text:p>
          </table:table-cell>
          <table:table-cell office:value-type="float" office:value="0.34" calcext:value-type="float">
            <text:p>0.34</text:p>
          </table:table-cell>
          <table:table-cell office:value-type="float" office:value="8.58" calcext:value-type="float">
            <text:p>8.58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.5" calcext:value-type="float">
            <text:p>14.5</text:p>
          </table:table-cell>
          <table:table-cell office:value-type="float" office:value="0.3" calcext:value-type="float">
            <text:p>0.3</text:p>
          </table:table-cell>
          <table:table-cell office:value-type="float" office:value="7.54" calcext:value-type="float">
            <text:p>7.54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7.26" calcext:value-type="float">
            <text:p>17.26</text:p>
          </table:table-cell>
          <table:table-cell office:value-type="float" office:value="0.29" calcext:value-type="float">
            <text:p>0.29</text:p>
          </table:table-cell>
          <table:table-cell office:value-type="float" office:value="8.94" calcext:value-type="float">
            <text:p>8.94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35" calcext:value-type="float">
            <text:p>16.35</text:p>
          </table:table-cell>
          <table:table-cell office:value-type="float" office:value="0.3" calcext:value-type="float">
            <text:p>0.3</text:p>
          </table:table-cell>
          <table:table-cell office:value-type="float" office:value="8.18" calcext:value-type="float">
            <text:p>8.18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8.35" calcext:value-type="float">
            <text:p>38.35</text:p>
          </table:table-cell>
          <table:table-cell office:value-type="float" office:value="0.28" calcext:value-type="float">
            <text:p>0.28</text:p>
          </table:table-cell>
          <table:table-cell office:value-type="float" office:value="19.26" calcext:value-type="float">
            <text:p>19.2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7.35" calcext:value-type="float">
            <text:p>37.35</text:p>
          </table:table-cell>
          <table:table-cell office:value-type="float" office:value="0.28" calcext:value-type="float">
            <text:p>0.28</text:p>
          </table:table-cell>
          <table:table-cell office:value-type="float" office:value="18.93" calcext:value-type="float">
            <text:p>18.9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8" calcext:value-type="float">
            <text:p>3.38</text:p>
          </table:table-cell>
          <table:table-cell office:value-type="float" office:value="0.21" calcext:value-type="float">
            <text:p>0.21</text:p>
          </table:table-cell>
          <table:table-cell office:value-type="float" office:value="2.21" calcext:value-type="float">
            <text:p>2.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5.56" calcext:value-type="float">
            <text:p>55.56</text:p>
          </table:table-cell>
          <table:table-cell office:value-type="float" office:value="0.27" calcext:value-type="float">
            <text:p>0.27</text:p>
          </table:table-cell>
          <table:table-cell office:value-type="float" office:value="27.84" calcext:value-type="float">
            <text:p>27.84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6.61" calcext:value-type="float">
            <text:p>56.61</text:p>
          </table:table-cell>
          <table:table-cell office:value-type="float" office:value="0.31" calcext:value-type="float">
            <text:p>0.31</text:p>
          </table:table-cell>
          <table:table-cell office:value-type="float" office:value="28.23" calcext:value-type="float">
            <text:p>28.23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.42" calcext:value-type="float">
            <text:p>8.42</text:p>
          </table:table-cell>
          <table:table-cell office:value-type="float" office:value="0.33" calcext:value-type="float">
            <text:p>0.33</text:p>
          </table:table-cell>
          <table:table-cell office:value-type="float" office:value="5.12" calcext:value-type="float">
            <text:p>5.12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79.44" calcext:value-type="float">
            <text:p>79.44</text:p>
          </table:table-cell>
          <table:table-cell office:value-type="float" office:value="0.26" calcext:value-type="float">
            <text:p>0.26</text:p>
          </table:table-cell>
          <table:table-cell office:value-type="float" office:value="40.34" calcext:value-type="float">
            <text:p>40.34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6.78" calcext:value-type="float">
            <text:p>76.78</text:p>
          </table:table-cell>
          <table:table-cell office:value-type="float" office:value="0.64" calcext:value-type="float">
            <text:p>0.64</text:p>
          </table:table-cell>
          <table:table-cell office:value-type="float" office:value="38.24" calcext:value-type="float">
            <text:p>38.24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.14" calcext:value-type="float">
            <text:p>14.14</text:p>
          </table:table-cell>
          <table:table-cell office:value-type="float" office:value="0.33" calcext:value-type="float">
            <text:p>0.33</text:p>
          </table:table-cell>
          <table:table-cell office:value-type="float" office:value="8.98" calcext:value-type="float">
            <text:p>8.9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77" calcext:value-type="float">
            <text:p>99.77</text:p>
          </table:table-cell>
          <table:table-cell office:value-type="float" office:value="0.31" calcext:value-type="float">
            <text:p>0.31</text:p>
          </table:table-cell>
          <table:table-cell office:value-type="float" office:value="50.32" calcext:value-type="float">
            <text:p>50.32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.39" calcext:value-type="float">
            <text:p>96.39</text:p>
          </table:table-cell>
          <table:table-cell office:value-type="float" office:value="0.28" calcext:value-type="float">
            <text:p>0.28</text:p>
          </table:table-cell>
          <table:table-cell office:value-type="float" office:value="47.7" calcext:value-type="float">
            <text:p>47.7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.17" calcext:value-type="float">
            <text:p>17.17</text:p>
          </table:table-cell>
          <table:table-cell office:value-type="float" office:value="0.19" calcext:value-type="float">
            <text:p>0.19</text:p>
          </table:table-cell>
          <table:table-cell office:value-type="float" office:value="10.04" calcext:value-type="float">
            <text:p>10.04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32" calcext:value-type="float">
            <text:p>0.32</text:p>
          </table:table-cell>
          <table:table-cell office:value-type="float" office:value="0.67" calcext:value-type="float">
            <text:p>0.67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47" calcext:value-type="float">
            <text:p>0.4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.94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69" calcext:value-type="float">
            <text:p>1.69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1.11" calcext:value-type="float">
            <text:p>1.11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74" calcext:value-type="float">
            <text:p>3.74</text:p>
          </table:table-cell>
          <table:table-cell office:value-type="float" office:value="0.34" calcext:value-type="float">
            <text:p>0.34</text:p>
          </table:table-cell>
          <table:table-cell office:value-type="float" office:value="1.94" calcext:value-type="float">
            <text:p>1.94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54" calcext:value-type="float">
            <text:p>5.54</text:p>
          </table:table-cell>
          <table:table-cell office:value-type="float" office:value="0.29" calcext:value-type="float">
            <text:p>0.29</text:p>
          </table:table-cell>
          <table:table-cell office:value-type="float" office:value="2.85" calcext:value-type="float">
            <text:p>2.85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07" calcext:value-type="float">
            <text:p>6.07</text:p>
          </table:table-cell>
          <table:table-cell office:value-type="float" office:value="0.31" calcext:value-type="float">
            <text:p>0.31</text:p>
          </table:table-cell>
          <table:table-cell office:value-type="float" office:value="3.37" calcext:value-type="float">
            <text:p>3.3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98" calcext:value-type="float">
            <text:p>5.98</text:p>
          </table:table-cell>
          <table:table-cell office:value-type="float" office:value="0.31" calcext:value-type="float">
            <text:p>0.31</text:p>
          </table:table-cell>
          <table:table-cell office:value-type="float" office:value="3.1" calcext:value-type="float">
            <text:p>3.1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76" calcext:value-type="float">
            <text:p>7.76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83" calcext:value-type="float">
            <text:p>8.83</text:p>
          </table:table-cell>
          <table:table-cell office:value-type="float" office:value="0.28" calcext:value-type="float">
            <text:p>0.28</text:p>
          </table:table-cell>
          <table:table-cell office:value-type="float" office:value="4.4" calcext:value-type="float">
            <text:p>4.4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0 peers</text:p>
          </table:table-cell>
          <table:table-cell office:value-type="float" office:value="70" calcext:value-type="float">
            <text:p>70</text:p>
          </table:table-cell>
          <table:table-cell office:value-type="float" office:value="9.67" calcext:value-type="float">
            <text:p>9.67</text:p>
          </table:table-cell>
          <table:table-cell office:value-type="float" office:value="0.3" calcext:value-type="float">
            <text:p>0.3</text:p>
          </table:table-cell>
          <table:table-cell office:value-type="float" office:value="5.03" calcext:value-type="float">
            <text:p>5.03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.42" calcext:value-type="float">
            <text:p>10.42</text:p>
          </table:table-cell>
          <table:table-cell office:value-type="float" office:value="0.27" calcext:value-type="float">
            <text:p>0.27</text:p>
          </table:table-cell>
          <table:table-cell office:value-type="float" office:value="5.37" calcext:value-type="float">
            <text:p>5.37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21" calcext:value-type="float">
            <text:p>12.21</text:p>
          </table:table-cell>
          <table:table-cell office:value-type="float" office:value="0.34" calcext:value-type="float">
            <text:p>0.34</text:p>
          </table:table-cell>
          <table:table-cell office:value-type="float" office:value="6.57" calcext:value-type="float">
            <text:p>6.57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79" calcext:value-type="float">
            <text:p>12.79</text:p>
          </table:table-cell>
          <table:table-cell office:value-type="float" office:value="0.33" calcext:value-type="float">
            <text:p>0.33</text:p>
          </table:table-cell>
          <table:table-cell office:value-type="float" office:value="6.44" calcext:value-type="float">
            <text:p>6.44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3.89" calcext:value-type="float">
            <text:p>13.89</text:p>
          </table:table-cell>
          <table:table-cell office:value-type="float" office:value="0.35" calcext:value-type="float">
            <text:p>0.35</text:p>
          </table:table-cell>
          <table:table-cell office:value-type="float" office:value="6.97" calcext:value-type="float">
            <text:p>6.9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6.18" calcext:value-type="float">
            <text:p>16.18</text:p>
          </table:table-cell>
          <table:table-cell office:value-type="float" office:value="0.29" calcext:value-type="float">
            <text:p>0.29</text:p>
          </table:table-cell>
          <table:table-cell office:value-type="float" office:value="8.18" calcext:value-type="float">
            <text:p>8.18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64" calcext:value-type="float">
            <text:p>16.64</text:p>
          </table:table-cell>
          <table:table-cell office:value-type="float" office:value="0.26" calcext:value-type="float">
            <text:p>0.26</text:p>
          </table:table-cell>
          <table:table-cell office:value-type="float" office:value="8.34" calcext:value-type="float">
            <text:p>8.34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94" calcext:value-type="float">
            <text:p>16.94</text:p>
          </table:table-cell>
          <table:table-cell office:value-type="float" office:value="0.27" calcext:value-type="float">
            <text:p>0.27</text:p>
          </table:table-cell>
          <table:table-cell office:value-type="float" office:value="8.79" calcext:value-type="float">
            <text:p>8.79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6.23" calcext:value-type="float">
            <text:p>36.23</text:p>
          </table:table-cell>
          <table:table-cell office:value-type="float" office:value="0.28" calcext:value-type="float">
            <text:p>0.28</text:p>
          </table:table-cell>
          <table:table-cell office:value-type="float" office:value="18.18" calcext:value-type="float">
            <text:p>18.18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8.86" calcext:value-type="float">
            <text:p>38.86</text:p>
          </table:table-cell>
          <table:table-cell office:value-type="float" office:value="0.26" calcext:value-type="float">
            <text:p>0.26</text:p>
          </table:table-cell>
          <table:table-cell office:value-type="float" office:value="19.35" calcext:value-type="float">
            <text:p>19.35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31" calcext:value-type="float">
            <text:p>2.31</text:p>
          </table:table-cell>
          <table:table-cell office:value-type="float" office:value="0.19" calcext:value-type="float">
            <text:p>0.19</text:p>
          </table:table-cell>
          <table:table-cell office:value-type="float" office:value="1.5" calcext:value-type="float">
            <text:p>1.5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9.66" calcext:value-type="float">
            <text:p>59.66</text:p>
          </table:table-cell>
          <table:table-cell office:value-type="float" office:value="0.32" calcext:value-type="float">
            <text:p>0.32</text:p>
          </table:table-cell>
          <table:table-cell office:value-type="float" office:value="30.3" calcext:value-type="float">
            <text:p>30.3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9.55" calcext:value-type="float">
            <text:p>59.55</text:p>
          </table:table-cell>
          <table:table-cell office:value-type="float" office:value="0.28" calcext:value-type="float">
            <text:p>0.28</text:p>
          </table:table-cell>
          <table:table-cell office:value-type="float" office:value="28.83" calcext:value-type="float">
            <text:p>28.83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72" calcext:value-type="float">
            <text:p>5.72</text:p>
          </table:table-cell>
          <table:table-cell office:value-type="float" office:value="0.33" calcext:value-type="float">
            <text:p>0.33</text:p>
          </table:table-cell>
          <table:table-cell office:value-type="float" office:value="3.79" calcext:value-type="float">
            <text:p>3.79</text:p>
          </table:table-cell>
          <table:table-cell office:value-type="float" office:value="140.3" calcext:value-type="float">
            <text:p>140.3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78.42" calcext:value-type="float">
            <text:p>78.42</text:p>
          </table:table-cell>
          <table:table-cell office:value-type="float" office:value="0.3" calcext:value-type="float">
            <text:p>0.3</text:p>
          </table:table-cell>
          <table:table-cell office:value-type="float" office:value="38.86" calcext:value-type="float">
            <text:p>38.8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9.66" calcext:value-type="float">
            <text:p>79.66</text:p>
          </table:table-cell>
          <table:table-cell office:value-type="float" office:value="0.23" calcext:value-type="float">
            <text:p>0.23</text:p>
          </table:table-cell>
          <table:table-cell office:value-type="float" office:value="39.98" calcext:value-type="float">
            <text:p>39.98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1.94" calcext:value-type="float">
            <text:p>11.94</text:p>
          </table:table-cell>
          <table:table-cell office:value-type="float" office:value="0.26" calcext:value-type="float">
            <text:p>0.26</text:p>
          </table:table-cell>
          <table:table-cell office:value-type="float" office:value="7.65" calcext:value-type="float">
            <text:p>7.65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.88" calcext:value-type="float">
            <text:p>99.88</text:p>
          </table:table-cell>
          <table:table-cell office:value-type="float" office:value="0.25" calcext:value-type="float">
            <text:p>0.25</text:p>
          </table:table-cell>
          <table:table-cell office:value-type="float" office:value="51.12" calcext:value-type="float">
            <text:p>51.1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9.83" calcext:value-type="float">
            <text:p>99.83</text:p>
          </table:table-cell>
          <table:table-cell office:value-type="float" office:value="0.27" calcext:value-type="float">
            <text:p>0.27</text:p>
          </table:table-cell>
          <table:table-cell office:value-type="float" office:value="50.44" calcext:value-type="float">
            <text:p>50.4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.22" calcext:value-type="float">
            <text:p>14.22</text:p>
          </table:table-cell>
          <table:table-cell office:value-type="float" office:value="0.2" calcext:value-type="float">
            <text:p>0.2</text:p>
          </table:table-cell>
          <table:table-cell office:value-type="float" office:value="8.83" calcext:value-type="float">
            <text:p>8.83</text:p>
          </table:table-cell>
          <table:table-cell office:value-type="float" office:value="130.3" calcext:value-type="float">
            <text:p>130.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0.33" calcext:value-type="float">
            <text:p>0.33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59" calcext:value-type="float">
            <text:p>0.59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82" calcext:value-type="float">
            <text:p>1.82</text:p>
          </table:table-cell>
          <table:table-cell office:value-type="float" office:value="0.28" calcext:value-type="float">
            <text:p>0.28</text:p>
          </table:table-cell>
          <table:table-cell office:value-type="float" office:value="1.03" calcext:value-type="float">
            <text:p>1.03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58" calcext:value-type="float">
            <text:p>2.58</text:p>
          </table:table-cell>
          <table:table-cell office:value-type="float" office:value="0.29" calcext:value-type="float">
            <text:p>0.29</text:p>
          </table:table-cell>
          <table:table-cell office:value-type="float" office:value="1.67" calcext:value-type="float">
            <text:p>1.67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87" calcext:value-type="float">
            <text:p>3.87</text:p>
          </table:table-cell>
          <table:table-cell office:value-type="float" office:value="0.27" calcext:value-type="float">
            <text:p>0.27</text:p>
          </table:table-cell>
          <table:table-cell office:value-type="float" office:value="1.89" calcext:value-type="float">
            <text:p>1.89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27" calcext:value-type="float">
            <text:p>0.27</text:p>
          </table:table-cell>
          <table:table-cell office:value-type="float" office:value="1.84" calcext:value-type="float">
            <text:p>1.84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37" calcext:value-type="float">
            <text:p>6.37</text:p>
          </table:table-cell>
          <table:table-cell office:value-type="float" office:value="0.34" calcext:value-type="float">
            <text:p>0.34</text:p>
          </table:table-cell>
          <table:table-cell office:value-type="float" office:value="3.16" calcext:value-type="float">
            <text:p>3.16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.92" calcext:value-type="float">
            <text:p>5.92</text:p>
          </table:table-cell>
          <table:table-cell office:value-type="float" office:value="0.25" calcext:value-type="float">
            <text:p>0.25</text:p>
          </table:table-cell>
          <table:table-cell office:value-type="float" office:value="30.1" calcext:value-type="float">
            <text:p>30.1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7" calcext:value-type="float">
            <text:p>8.7</text:p>
          </table:table-cell>
          <table:table-cell office:value-type="float" office:value="0.31" calcext:value-type="float">
            <text:p>0.31</text:p>
          </table:table-cell>
          <table:table-cell office:value-type="float" office:value="4.48" calcext:value-type="float">
            <text:p>4.48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.98" calcext:value-type="float">
            <text:p>7.98</text:p>
          </table:table-cell>
          <table:table-cell office:value-type="float" office:value="0.31" calcext:value-type="float">
            <text:p>0.31</text:p>
          </table:table-cell>
          <table:table-cell office:value-type="float" office:value="4.15" calcext:value-type="float">
            <text:p>4.15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 peers</text:p>
          </table:table-cell>
          <table:table-cell office:value-type="float" office:value="70" calcext:value-type="float">
            <text:p>70</text:p>
          </table:table-cell>
          <table:table-cell office:value-type="float" office:value="10.59" calcext:value-type="float">
            <text:p>10.59</text:p>
          </table:table-cell>
          <table:table-cell office:value-type="float" office:value="0.33" calcext:value-type="float">
            <text:p>0.33</text:p>
          </table:table-cell>
          <table:table-cell office:value-type="float" office:value="5.41" calcext:value-type="float">
            <text:p>5.41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.94" calcext:value-type="float">
            <text:p>9.94</text:p>
          </table:table-cell>
          <table:table-cell office:value-type="float" office:value="0.27" calcext:value-type="float">
            <text:p>0.27</text:p>
          </table:table-cell>
          <table:table-cell office:value-type="float" office:value="5.2" calcext:value-type="float">
            <text:p>5.2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8" calcext:value-type="float">
            <text:p>0.28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.65" calcext:value-type="float">
            <text:p>12.65</text:p>
          </table:table-cell>
          <table:table-cell office:value-type="float" office:value="0.33" calcext:value-type="float">
            <text:p>0.33</text:p>
          </table:table-cell>
          <table:table-cell office:value-type="float" office:value="6.59" calcext:value-type="float">
            <text:p>6.59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02" calcext:value-type="float">
            <text:p>12.02</text:p>
          </table:table-cell>
          <table:table-cell office:value-type="float" office:value="0.27" calcext:value-type="float">
            <text:p>0.27</text:p>
          </table:table-cell>
          <table:table-cell office:value-type="float" office:value="6.25" calcext:value-type="float">
            <text:p>6.25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6.89" calcext:value-type="float">
            <text:p>16.89</text:p>
          </table:table-cell>
          <table:table-cell office:value-type="float" office:value="0.3" calcext:value-type="float">
            <text:p>0.3</text:p>
          </table:table-cell>
          <table:table-cell office:value-type="float" office:value="8.95" calcext:value-type="float">
            <text:p>8.9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.38" calcext:value-type="float">
            <text:p>14.38</text:p>
          </table:table-cell>
          <table:table-cell office:value-type="float" office:value="0.29" calcext:value-type="float">
            <text:p>0.29</text:p>
          </table:table-cell>
          <table:table-cell office:value-type="float" office:value="7.13" calcext:value-type="float">
            <text:p>7.13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.57" calcext:value-type="float">
            <text:p>15.57</text:p>
          </table:table-cell>
          <table:table-cell office:value-type="float" office:value="0.28" calcext:value-type="float">
            <text:p>0.28</text:p>
          </table:table-cell>
          <table:table-cell office:value-type="float" office:value="7.95" calcext:value-type="float">
            <text:p>7.95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52" calcext:value-type="float">
            <text:p>16.52</text:p>
          </table:table-cell>
          <table:table-cell office:value-type="float" office:value="0.27" calcext:value-type="float">
            <text:p>0.27</text:p>
          </table:table-cell>
          <table:table-cell office:value-type="float" office:value="8.41" calcext:value-type="float">
            <text:p>8.41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1.54" calcext:value-type="float">
            <text:p>41.54</text:p>
          </table:table-cell>
          <table:table-cell office:value-type="float" office:value="0.47" calcext:value-type="float">
            <text:p>0.47</text:p>
          </table:table-cell>
          <table:table-cell office:value-type="float" office:value="20.65" calcext:value-type="float">
            <text:p>20.65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8.16" calcext:value-type="float">
            <text:p>38.16</text:p>
          </table:table-cell>
          <table:table-cell office:value-type="float" office:value="0.25" calcext:value-type="float">
            <text:p>0.25</text:p>
          </table:table-cell>
          <table:table-cell office:value-type="float" office:value="19.52" calcext:value-type="float">
            <text:p>19.5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2" calcext:value-type="float">
            <text:p>2.2</text:p>
          </table:table-cell>
          <table:table-cell office:value-type="float" office:value="0.25" calcext:value-type="float">
            <text:p>0.25</text:p>
          </table:table-cell>
          <table:table-cell office:value-type="float" office:value="1.51" calcext:value-type="float">
            <text:p>1.51</text:p>
          </table:table-cell>
          <table:table-cell office:value-type="float" office:value="139.9" calcext:value-type="float">
            <text:p>139.9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1.24" calcext:value-type="float">
            <text:p>61.24</text:p>
          </table:table-cell>
          <table:table-cell office:value-type="float" office:value="0.3" calcext:value-type="float">
            <text:p>0.3</text:p>
          </table:table-cell>
          <table:table-cell office:value-type="float" office:value="31.06" calcext:value-type="float">
            <text:p>31.06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.17" calcext:value-type="float">
            <text:p>60.17</text:p>
          </table:table-cell>
          <table:table-cell office:value-type="float" office:value="0.27" calcext:value-type="float">
            <text:p>0.27</text:p>
          </table:table-cell>
          <table:table-cell office:value-type="float" office:value="30" calcext:value-type="float">
            <text:p>30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73" calcext:value-type="float">
            <text:p>5.73</text:p>
          </table:table-cell>
          <table:table-cell office:value-type="float" office:value="0.26" calcext:value-type="float">
            <text:p>0.26</text:p>
          </table:table-cell>
          <table:table-cell office:value-type="float" office:value="3.76" calcext:value-type="float">
            <text:p>3.76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85.52" calcext:value-type="float">
            <text:p>85.52</text:p>
          </table:table-cell>
          <table:table-cell office:value-type="float" office:value="0.27" calcext:value-type="float">
            <text:p>0.27</text:p>
          </table:table-cell>
          <table:table-cell office:value-type="float" office:value="43.13" calcext:value-type="float">
            <text:p>43.13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1.35" calcext:value-type="float">
            <text:p>81.35</text:p>
          </table:table-cell>
          <table:table-cell office:value-type="float" office:value="0.25" calcext:value-type="float">
            <text:p>0.25</text:p>
          </table:table-cell>
          <table:table-cell office:value-type="float" office:value="40.83" calcext:value-type="float">
            <text:p>40.83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.15" calcext:value-type="float">
            <text:p>10.15</text:p>
          </table:table-cell>
          <table:table-cell office:value-type="float" office:value="0.23" calcext:value-type="float">
            <text:p>0.23</text:p>
          </table:table-cell>
          <table:table-cell office:value-type="float" office:value="6.34" calcext:value-type="float">
            <text:p>6.34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51.08" calcext:value-type="float">
            <text:p>51.08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.2" calcext:value-type="float">
            <text:p>100.2</text:p>
          </table:table-cell>
          <table:table-cell office:value-type="float" office:value="0.29" calcext:value-type="float">
            <text:p>0.29</text:p>
          </table:table-cell>
          <table:table-cell office:value-type="float" office:value="51.01" calcext:value-type="float">
            <text:p>51.01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.18" calcext:value-type="float">
            <text:p>13.18</text:p>
          </table:table-cell>
          <table:table-cell office:value-type="float" office:value="0.19" calcext:value-type="float">
            <text:p>0.19</text:p>
          </table:table-cell>
          <table:table-cell office:value-type="float" office:value="7.97" calcext:value-type="float">
            <text:p>7.97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etwork siz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G9]" office:value-type="float" office:value="0.34" calcext:value-type="float">
            <text:p>0.34</text:p>
          </table:table-cell>
          <table:table-cell table:formula="of:=[.G14]" office:value-type="float" office:value="2.56" calcext:value-type="float">
            <text:p>2.56</text:p>
          </table:table-cell>
          <table:table-cell table:formula="of:=[.G16]" office:value-type="float" office:value="12.06" calcext:value-type="float">
            <text:p>12.06</text:p>
          </table:table-cell>
          <table:table-cell table:formula="of:=[.G18]" office:value-type="float" office:value="21.93" calcext:value-type="float">
            <text:p>21.9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G25]" office:value-type="float" office:value="0.41" calcext:value-type="float">
            <text:p>0.41</text:p>
          </table:table-cell>
          <table:table-cell table:formula="of:=[.G30]" office:value-type="float" office:value="2.68" calcext:value-type="float">
            <text:p>2.68</text:p>
          </table:table-cell>
          <table:table-cell table:formula="of:=[.G32]" office:value-type="float" office:value="12.43" calcext:value-type="float">
            <text:p>12.43</text:p>
          </table:table-cell>
          <table:table-cell table:formula="of:=[.G34]" office:value-type="float" office:value="22.46" calcext:value-type="float">
            <text:p>22.4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G41]" office:value-type="float" office:value="2.45" calcext:value-type="float">
            <text:p>2.45</text:p>
          </table:table-cell>
          <table:table-cell table:formula="of:=[.G46]" office:value-type="float" office:value="10.81" calcext:value-type="float">
            <text:p>10.81</text:p>
          </table:table-cell>
          <table:table-cell table:formula="of:=[.G48]" office:value-type="float" office:value="22.32" calcext:value-type="float">
            <text:p>22.32</text:p>
          </table:table-cell>
          <table:table-cell table:formula="of:=[.G50]" office:value-type="float" office:value="39.4" calcext:value-type="float">
            <text:p>39.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G57]" office:value-type="float" office:value="3.38" calcext:value-type="float">
            <text:p>3.38</text:p>
          </table:table-cell>
          <table:table-cell table:formula="of:=[.G62]" office:value-type="float" office:value="9.34" calcext:value-type="float">
            <text:p>9.34</text:p>
          </table:table-cell>
          <table:table-cell table:formula="of:=[.G64]" office:value-type="float" office:value="30.96" calcext:value-type="float">
            <text:p>30.96</text:p>
          </table:table-cell>
          <table:table-cell table:formula="of:=[.G66]" office:value-type="float" office:value="50.43" calcext:value-type="float">
            <text:p>50.4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[.G73]" office:value-type="float" office:value="3.16" calcext:value-type="float">
            <text:p>3.16</text:p>
          </table:table-cell>
          <table:table-cell table:formula="of:=[.G78]" office:value-type="float" office:value="7.91" calcext:value-type="float">
            <text:p>7.91</text:p>
          </table:table-cell>
          <table:table-cell table:formula="of:=[.G80]" office:value-type="float" office:value="30.35" calcext:value-type="float">
            <text:p>30.35</text:p>
          </table:table-cell>
          <table:table-cell table:formula="of:=[.G82]" office:value-type="float" office:value="50.32" calcext:value-type="float">
            <text:p>50.3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G89]" office:value-type="float" office:value="3.4" calcext:value-type="float">
            <text:p>3.4</text:p>
          </table:table-cell>
          <table:table-cell table:formula="of:=[.G94]" office:value-type="float" office:value="8.72" calcext:value-type="float">
            <text:p>8.72</text:p>
          </table:table-cell>
          <table:table-cell table:formula="of:=[.G96]" office:value-type="float" office:value="30.28" calcext:value-type="float">
            <text:p>30.28</text:p>
          </table:table-cell>
          <table:table-cell table:formula="of:=[.G98]" office:value-type="float" office:value="50.8" calcext:value-type="float">
            <text:p>50.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G105]" office:value-type="float" office:value="3.2" calcext:value-type="float">
            <text:p>3.2</text:p>
          </table:table-cell>
          <table:table-cell table:formula="of:=[.G110]" office:value-type="float" office:value="8.4" calcext:value-type="float">
            <text:p>8.4</text:p>
          </table:table-cell>
          <table:table-cell table:formula="of:=[.G112]" office:value-type="float" office:value="29.25" calcext:value-type="float">
            <text:p>29.25</text:p>
          </table:table-cell>
          <table:table-cell table:formula="of:=[.G114]" office:value-type="float" office:value="50.99" calcext:value-type="float">
            <text:p>50.9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G121]" office:value-type="float" office:value="2.79" calcext:value-type="float">
            <text:p>2.79</text:p>
          </table:table-cell>
          <table:table-cell table:formula="of:=[.G126]" office:value-type="float" office:value="8.2" calcext:value-type="float">
            <text:p>8.2</text:p>
          </table:table-cell>
          <table:table-cell table:formula="of:=[.G128]" office:value-type="float" office:value="28.97" calcext:value-type="float">
            <text:p>28.97</text:p>
          </table:table-cell>
          <table:table-cell table:formula="of:=[.G130]" office:value-type="float" office:value="50.69" calcext:value-type="float">
            <text:p>50.6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[.G137]" office:value-type="float" office:value="2.98" calcext:value-type="float">
            <text:p>2.98</text:p>
          </table:table-cell>
          <table:table-cell table:formula="of:=[.G142]" office:value-type="float" office:value="8.94" calcext:value-type="float">
            <text:p>8.94</text:p>
          </table:table-cell>
          <table:table-cell table:formula="of:=[.G144]" office:value-type="float" office:value="27.84" calcext:value-type="float">
            <text:p>27.84</text:p>
          </table:table-cell>
          <table:table-cell table:formula="of:=[.G146]" office:value-type="float" office:value="50.32" calcext:value-type="float">
            <text:p>50.3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G153]" office:value-type="float" office:value="3.37" calcext:value-type="float">
            <text:p>3.37</text:p>
          </table:table-cell>
          <table:table-cell table:formula="of:=[.G158]" office:value-type="float" office:value="8.34" calcext:value-type="float">
            <text:p>8.34</text:p>
          </table:table-cell>
          <table:table-cell table:formula="of:=[.G160]" office:value-type="float" office:value="30.3" calcext:value-type="float">
            <text:p>30.3</text:p>
          </table:table-cell>
          <table:table-cell table:formula="of:=[.G162]" office:value-type="float" office:value="51.12" calcext:value-type="float">
            <text:p>51.1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G169]" office:value-type="float" office:value="3.16" calcext:value-type="float">
            <text:p>3.16</text:p>
          </table:table-cell>
          <table:table-cell table:formula="of:=[.G174]" office:value-type="float" office:value="7.95" calcext:value-type="float">
            <text:p>7.95</text:p>
          </table:table-cell>
          <table:table-cell table:formula="of:=[.G176]" office:value-type="float" office:value="31.06" calcext:value-type="float">
            <text:p>31.06</text:p>
          </table:table-cell>
          <table:table-cell table:formula="of:=[.G178]" office:value-type="float" office:value="51.08" calcext:value-type="float">
            <text:p>51.08</text:p>
          </table:table-cell>
          <table:table-cell table:number-columns-repeated="12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50 tps</text:p>
          </table:table-cell>
          <table:table-cell office:value-type="string" calcext:value-type="string">
            <text:p>100 tps</text:p>
          </table:table-cell>
          <table:table-cell office:value-type="string" calcext:value-type="string">
            <text:p>300 tps</text:p>
          </table:table-cell>
          <table:table-cell office:value-type="string" calcext:value-type="string">
            <text:p>500 tp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4" calcext:value-type="float">
            <text:p>0.34</text:p>
          </table:table-cell>
          <table:table-cell office:value-type="float" office:value="2.56" calcext:value-type="float">
            <text:p>2.56</text:p>
          </table:table-cell>
          <table:table-cell office:value-type="float" office:value="12.06" calcext:value-type="float">
            <text:p>12.06</text:p>
          </table:table-cell>
          <table:table-cell office:value-type="float" office:value="21.93" calcext:value-type="float">
            <text:p>21.9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2.68" calcext:value-type="float">
            <text:p>2.68</text:p>
          </table:table-cell>
          <table:table-cell office:value-type="float" office:value="12.43" calcext:value-type="float">
            <text:p>12.43</text:p>
          </table:table-cell>
          <table:table-cell office:value-type="float" office:value="22.46" calcext:value-type="float">
            <text:p>22.4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45" calcext:value-type="float">
            <text:p>2.45</text:p>
          </table:table-cell>
          <table:table-cell office:value-type="float" office:value="10.81" calcext:value-type="float">
            <text:p>10.81</text:p>
          </table:table-cell>
          <table:table-cell office:value-type="float" office:value="22.32" calcext:value-type="float">
            <text:p>22.32</text:p>
          </table:table-cell>
          <table:table-cell office:value-type="float" office:value="39.4" calcext:value-type="float">
            <text:p>39.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.38" calcext:value-type="float">
            <text:p>3.38</text:p>
          </table:table-cell>
          <table:table-cell office:value-type="float" office:value="9.34" calcext:value-type="float">
            <text:p>9.34</text:p>
          </table:table-cell>
          <table:table-cell office:value-type="float" office:value="30.96" calcext:value-type="float">
            <text:p>30.96</text:p>
          </table:table-cell>
          <table:table-cell office:value-type="float" office:value="50.43" calcext:value-type="float">
            <text:p>50.4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.16" calcext:value-type="float">
            <text:p>3.16</text:p>
          </table:table-cell>
          <table:table-cell office:value-type="float" office:value="7.91" calcext:value-type="float">
            <text:p>7.91</text:p>
          </table:table-cell>
          <table:table-cell office:value-type="float" office:value="30.35" calcext:value-type="float">
            <text:p>30.35</text:p>
          </table:table-cell>
          <table:table-cell office:value-type="float" office:value="50.32" calcext:value-type="float">
            <text:p>50.3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  <table:table-cell office:value-type="float" office:value="8.72" calcext:value-type="float">
            <text:p>8.72</text:p>
          </table:table-cell>
          <table:table-cell office:value-type="float" office:value="30.28" calcext:value-type="float">
            <text:p>30.28</text:p>
          </table:table-cell>
          <table:table-cell office:value-type="float" office:value="50.8" calcext:value-type="float">
            <text:p>50.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.2" calcext:value-type="float">
            <text:p>3.2</text:p>
          </table:table-cell>
          <table:table-cell office:value-type="float" office:value="8.4" calcext:value-type="float">
            <text:p>8.4</text:p>
          </table:table-cell>
          <table:table-cell office:value-type="float" office:value="29.25" calcext:value-type="float">
            <text:p>29.25</text:p>
          </table:table-cell>
          <table:table-cell office:value-type="float" office:value="50.99" calcext:value-type="float">
            <text:p>50.9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.79" calcext:value-type="float">
            <text:p>2.79</text:p>
          </table:table-cell>
          <table:table-cell office:value-type="float" office:value="8.2" calcext:value-type="float">
            <text:p>8.2</text:p>
          </table:table-cell>
          <table:table-cell office:value-type="float" office:value="28.97" calcext:value-type="float">
            <text:p>28.97</text:p>
          </table:table-cell>
          <table:table-cell office:value-type="float" office:value="50.69" calcext:value-type="float">
            <text:p>50.6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.98" calcext:value-type="float">
            <text:p>2.98</text:p>
          </table:table-cell>
          <table:table-cell office:value-type="float" office:value="8.94" calcext:value-type="float">
            <text:p>8.94</text:p>
          </table:table-cell>
          <table:table-cell office:value-type="float" office:value="27.84" calcext:value-type="float">
            <text:p>27.84</text:p>
          </table:table-cell>
          <table:table-cell office:value-type="float" office:value="50.32" calcext:value-type="float">
            <text:p>50.3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.37" calcext:value-type="float">
            <text:p>3.37</text:p>
          </table:table-cell>
          <table:table-cell office:value-type="float" office:value="8.34" calcext:value-type="float">
            <text:p>8.34</text:p>
          </table:table-cell>
          <table:table-cell office:value-type="float" office:value="30.3" calcext:value-type="float">
            <text:p>30.3</text:p>
          </table:table-cell>
          <table:table-cell office:value-type="float" office:value="51.12" calcext:value-type="float">
            <text:p>51.1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.16" calcext:value-type="float">
            <text:p>3.16</text:p>
          </table:table-cell>
          <table:table-cell office:value-type="float" office:value="7.95" calcext:value-type="float">
            <text:p>7.95</text:p>
          </table:table-cell>
          <table:table-cell office:value-type="float" office:value="31.06" calcext:value-type="float">
            <text:p>31.06</text:p>
          </table:table-cell>
          <table:table-cell office:value-type="float" office:value="51.08" calcext:value-type="float">
            <text:p>51.08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7.9" calcext:value-type="float">
            <text:p>47.9</text:p>
          </table:table-cell>
          <table:table-cell office:value-type="float" office:value="50.8" calcext:value-type="float">
            <text:p>50.8</text:p>
          </table:table-cell>
          <table:table-cell office:value-type="float" office:value="51.2" calcext:value-type="float">
            <text:p>51.2</text:p>
          </table:table-cell>
          <table:table-cell office:value-type="float" office:value="50.8" calcext:value-type="float">
            <text:p>50.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7.1" calcext:value-type="float">
            <text:p>47.1</text:p>
          </table:table-cell>
          <table:table-cell office:value-type="float" office:value="50" calcext:value-type="float">
            <text:p>50</text:p>
          </table:table-cell>
          <table:table-cell office:value-type="float" office:value="51.1" calcext:value-type="float">
            <text:p>51.1</text:p>
          </table:table-cell>
          <table:table-cell office:value-type="float" office:value="50.4" calcext:value-type="float">
            <text:p>50.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7.3" calcext:value-type="float">
            <text:p>27.3</text:p>
          </table:table-cell>
          <table:table-cell office:value-type="float" office:value="23.4" calcext:value-type="float">
            <text:p>23.4</text:p>
          </table:table-cell>
          <table:table-cell office:value-type="float" office:value="29.7" calcext:value-type="float">
            <text:p>29.7</text:p>
          </table:table-cell>
          <table:table-cell office:value-type="float" office:value="30.2" calcext:value-type="float">
            <text:p>30.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2.3" calcext:value-type="float">
            <text:p>22.3</text:p>
          </table:table-cell>
          <table:table-cell office:value-type="float" office:value="21.3" calcext:value-type="float">
            <text:p>21.3</text:p>
          </table:table-cell>
          <table:table-cell office:value-type="float" office:value="22.6" calcext:value-type="float">
            <text:p>22.6</text:p>
          </table:table-cell>
          <table:table-cell office:value-type="float" office:value="22.2" calcext:value-type="float">
            <text:p>22.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3.1" calcext:value-type="float">
            <text:p>23.1</text:p>
          </table:table-cell>
          <table:table-cell office:value-type="float" office:value="24.3" calcext:value-type="float">
            <text:p>24.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.8</text:p>
          </table:table-cell>
          <table:table-cell office:value-type="float" office:value="22.7" calcext:value-type="float">
            <text:p>22.7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3.2" calcext:value-type="float">
            <text:p>23.2</text:p>
          </table:table-cell>
          <table:table-cell office:value-type="float" office:value="23.6" calcext:value-type="float">
            <text:p>23.6</text:p>
          </table:table-cell>
          <table:table-cell office:value-type="float" office:value="23.4" calcext:value-type="float">
            <text:p>23.4</text:p>
          </table:table-cell>
          <table:table-cell office:value-type="float" office:value="22.5" calcext:value-type="float">
            <text:p>22.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4.5" calcext:value-type="float">
            <text:p>24.5</text:p>
          </table:table-cell>
          <table:table-cell office:value-type="float" office:value="24.2" calcext:value-type="float">
            <text:p>24.2</text:p>
          </table:table-cell>
          <table:table-cell office:value-type="float" office:value="23.8" calcext:value-type="float">
            <text:p>23.8</text:p>
          </table:table-cell>
          <table:table-cell office:value-type="float" office:value="22.6" calcext:value-type="float">
            <text:p>22.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3.2" calcext:value-type="float">
            <text:p>23.2</text:p>
          </table:table-cell>
          <table:table-cell office:value-type="float" office:value="22.6" calcext:value-type="float">
            <text:p>22.6</text:p>
          </table:table-cell>
          <table:table-cell office:value-type="float" office:value="24.8" calcext:value-type="float">
            <text:p>24.8</text:p>
          </table:table-cell>
          <table:table-cell office:value-type="float" office:value="22.8" calcext:value-type="float">
            <text:p>22.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3.2" calcext:value-type="float">
            <text:p>23.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2.4" calcext:value-type="float">
            <text:p>22.4</text:p>
          </table:table-cell>
          <table:table-cell office:value-type="float" office:value="24.4" calcext:value-type="float">
            <text:p>24.4</text:p>
          </table:table-cell>
          <table:table-cell office:value-type="float" office:value="22.7" calcext:value-type="float">
            <text:p>22.7</text:p>
          </table:table-cell>
          <table:table-cell office:value-type="float" office:value="21.8" calcext:value-type="float">
            <text:p>21.8</text:p>
          </table:table-cell>
          <table:table-cell table:number-columns-repeated="12"/>
        </table:table-row>
      </table:table>
      <table:table table:name="Sheet2" table:style-name="ta1"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2" table:number-columns-repeated="2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31"/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nsaction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SUM([.C7:.P7])" office:value-type="float" office:value="9750" calcext:value-type="float">
            <text:p>9750</text:p>
          </table:table-cell>
          <table:table-cell table:number-columns-repeated="2"/>
          <table:table-cell office:value-type="string" calcext:value-type="string">
            <text:p>round</text:p>
          </table:table-cell>
          <table:table-cell office:value-type="string" calcext:value-type="string">
            <text:p>total transactions</text:p>
          </table:table-cell>
          <table:table-cell office:value-type="string" calcext:value-type="string">
            <text:p>transaction rate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iroha</text:p>
          </table:table-cell>
          <table:table-cell office:value-type="string" calcext:value-type="string">
            <text:p>sawtooth</text:p>
          </table:table-cell>
          <table:table-cell/>
          <table:table-cell office:value-type="string" calcext:value-type="string">
            <text:p>network size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iroha</text:p>
          </table:table-cell>
          <table:table-cell office:value-type="string" calcext:value-type="string">
            <text:p>sawtooth</text:p>
          </table:table-cell>
        </table:table-row>
        <table:table-row table:style-name="ro1">
          <table:table-cell/>
          <table:table-cell office:value-type="string" calcext:value-type="string">
            <text:p>transaction rate [tps]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[.W9]*5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20"/>
          <table:table-cell office:value-type="float" office:value="3" calcext:value-type="float">
            <text:p>3</text:p>
          </table:table-cell>
          <table:table-cell table:formula="of:=[.W10]*5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20"/>
          <table:table-cell office:value-type="float" office:value="4" calcext:value-type="float">
            <text:p>4</text:p>
          </table:table-cell>
          <table:table-cell table:formula="of:=[.W11]*5"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20"/>
          <table:table-cell office:value-type="float" office:value="5" calcext:value-type="float">
            <text:p>5</text:p>
          </table:table-cell>
          <table:table-cell table:formula="of:=[.W12]*5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pee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[.W13]*5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0"/>
          <table:table-cell office:value-type="float" office:value="7" calcext:value-type="float">
            <text:p>7</text:p>
          </table:table-cell>
          <table:table-cell table:formula="of:=[.W14]*5"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0"/>
          <table:table-cell office:value-type="float" office:value="8" calcext:value-type="float">
            <text:p>8</text:p>
          </table:table-cell>
          <table:table-cell table:formula="of:=[.W15]*5"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0"/>
          <table:table-cell office:value-type="float" office:value="9" calcext:value-type="float">
            <text:p>9</text:p>
          </table:table-cell>
          <table:table-cell table:formula="of:=[.W16]*5"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0"/>
          <table:table-cell office:value-type="float" office:value="10" calcext:value-type="float">
            <text:p>10</text:p>
          </table:table-cell>
          <table:table-cell table:formula="of:=[.W17]*5"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0"/>
          <table:table-cell office:value-type="float" office:value="11" calcext:value-type="float">
            <text:p>11</text:p>
          </table:table-cell>
          <table:table-cell table:formula="of:=[.W18]*5"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0"/>
          <table:table-cell office:value-type="float" office:value="12" calcext:value-type="float">
            <text:p>12</text:p>
          </table:table-cell>
          <table:table-cell table:formula="of:=[.W19]*5"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float" office:value="13" calcext:value-type="float">
            <text:p>13</text:p>
          </table:table-cell>
          <table:table-cell table:formula="of:=[.W20]*5"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float" office:value="14" calcext:value-type="float">
            <text:p>14</text:p>
          </table:table-cell>
          <table:table-cell table:formula="of:=[.W21]*5"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float" office:value="15" calcext:value-type="float">
            <text:p>15</text:p>
          </table:table-cell>
          <table:table-cell table:formula="of:=[.W22]*5"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11:02.134654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1:03:49.793862072</meta:creation-date>
    <dc:date>2019-06-07T23:31:15.590025272</dc:date>
    <meta:editing-duration>PT6H26M20S</meta:editing-duration>
    <meta:editing-cycles>58</meta:editing-cycles>
    <meta:generator>LibreOffice/6.0.7.3$Linux_X86_64 LibreOffice_project/00m0$Build-3</meta:generator>
    <meta:document-statistic meta:table-count="2" meta:cell-count="286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bar" chart:style-name="ch1">
        <chart:title svg:x="2.681cm" svg:y="0.315cm" chart:style-name="ch2">
          <text:p>Impact of transaction sending rate to minimal latency</text:p>
        </chart:title>
        <chart:legend chart:legend-position="end" svg:x="13.743cm" svg:y="3.701cm" style:legend-expansion="high" chart:style-name="ch3"/>
        <chart:plot-area chart:style-name="ch4" table:cell-range-address="Sheet1.D21:Sheet1.D34 Sheet1.C27:Sheet1.C27 Sheet1.F21:Sheet1.F34 Sheet1.C91:Sheet1.C91 Sheet1.F85:Sheet1.F98 Sheet1.C171:Sheet1.C171 Sheet1.F165:Sheet1.F178" chart:data-source-has-labels="both" svg:x="1.331cm" svg:y="1.273cm" svg:width="12.092cm" svg:height="6.564cm">
          <chartooo:coordinate-region svg:x="2.243cm" svg:y="1.472cm" svg:width="11.18cm" svg:height="5.718cm"/>
          <chart:axis chart:dimension="x" chart:name="primary-x" chart:style-name="ch5" chartooo:axis-type="auto">
            <chartooo:date-scale/>
            <chart:title svg:x="5.203cm" svg:y="8.016cm" chart:style-name="ch6">
              <text:p>Transaction sending rate [tps]</text:p>
            </chart:title>
            <chart:categories table:cell-range-address="Sheet1.D21:Sheet1.D34"/>
            <chart:grid chart:style-name="ch7" chart:class="major"/>
          </chart:axis>
          <chart:axis chart:dimension="y" chart:name="primary-y" chart:style-name="ch8">
            <chart:title svg:x="0.451cm" svg:y="5.935cm" chart:style-name="ch9">
              <text:p>minimal latency [s]</text:p>
            </chart:title>
            <chart:grid chart:style-name="ch7" chart:class="major"/>
          </chart:axis>
          <chart:series chart:style-name="ch10" chart:values-cell-range-address="Sheet1.F21:Sheet1.F34" chart:label-cell-address="Sheet1.C27:Sheet1.C27" chart:class="chart:bar">
            <chart:data-point chart:repeated="14"/>
          </chart:series>
          <chart:series chart:style-name="ch11" chart:values-cell-range-address="Sheet1.F85:Sheet1.F98" chart:label-cell-address="Sheet1.C91:Sheet1.C91" chart:class="chart:bar">
            <chart:data-point chart:repeated="14"/>
          </chart:series>
          <chart:series chart:style-name="ch12" chart:values-cell-range-address="Sheet1.F165:Sheet1.F178" chart:label-cell-address="Sheet1.C171:Sheet1.C17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peers</text:p>
                <draw:g>
                  <svg:desc>Sheet1.C27:Sheet1.C27</svg:desc>
                </draw:g>
              </table:table-cell>
              <table:table-cell office:value-type="string">
                <text:p>50 peers</text:p>
                <draw:g>
                  <svg:desc>Sheet1.C91:Sheet1.C91</svg:desc>
                </draw:g>
              </table:table-cell>
              <table:table-cell office:value-type="string">
                <text:p>100 peers</text:p>
                <draw:g>
                  <svg:desc>Sheet1.C171:Sheet1.C1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21:Sheet1.D34</svg:desc>
                </draw:g>
              </table:table-cell>
              <table:table-cell office:value-type="float" office:value="0.25">
                <text:p>0.25</text:p>
                <draw:g>
                  <svg:desc>Sheet1.F21:Sheet1.F34</svg:desc>
                </draw:g>
              </table:table-cell>
              <table:table-cell office:value-type="float" office:value="0.27">
                <text:p>0.27</text:p>
                <draw:g>
                  <svg:desc>Sheet1.F85:Sheet1.F98</svg:desc>
                </draw:g>
              </table:table-cell>
              <table:table-cell office:value-type="float" office:value="0.33">
                <text:p>0.33</text:p>
                <draw:g>
                  <svg:desc>Sheet1.F165:Sheet1.F17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">
                <text:p>0.23</text:p>
              </table:table-cell>
              <table:table-cell office:value-type="float" office:value="0.26">
                <text:p>0.2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6">
                <text:p>0.26</text:p>
              </table:table-cell>
              <table:table-cell office:value-type="float" office:value="0.29">
                <text:p>0.2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6">
                <text:p>0.26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4">
                <text:p>0.24</text:p>
              </table:table-cell>
              <table:table-cell office:value-type="float" office:value="0.34">
                <text:p>0.34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253cm" svg:height="14.839cm" xlink:href=".." xlink:type="simple" chart:class="chart:line" chart:style-name="ch1">
        <chart:title svg:x="6.113cm" svg:y="0.432cm" chart:style-name="ch2">
          <text:p>Impact of transaction sending rate to average transaction latency</text:p>
        </chart:title>
        <chart:legend chart:legend-position="end" svg:x="22.401cm" svg:y="4.63cm" style:legend-expansion="high" chart:style-name="ch3"/>
        <chart:plot-area chart:style-name="ch4" table:cell-range-address="Sheet1.D5:Sheet1.D18 Sheet1.C11:Sheet1.C11 Sheet1.G5:Sheet1.G18 Sheet1.C27:Sheet1.C27 Sheet1.G21:Sheet1.G34 Sheet1.C43:Sheet1.C43 Sheet1.G37:Sheet1.G50 Sheet1.C59:Sheet1.C59 Sheet1.G53:Sheet1.G66 Sheet1.C75:Sheet1.C75 Sheet1.G69:Sheet1.G82 Sheet1.C91:Sheet1.C91 Sheet1.G85:Sheet1.G98 Sheet1.C107:Sheet1.C107 Sheet1.G101:Sheet1.G114 Sheet1.C123:Sheet1.C123 Sheet1.G117:Sheet1.G130 Sheet1.C139:Sheet1.C139 Sheet1.G133:Sheet1.G146 Sheet1.C155:Sheet1.C155 Sheet1.G149:Sheet1.G162 Sheet1.C171:Sheet1.C171 Sheet1.G165:Sheet1.G178" chart:data-source-has-labels="both" svg:x="1.516cm" svg:y="1.507cm" svg:width="20.38cm" svg:height="12.055cm">
          <chartooo:coordinate-region svg:x="2.137cm" svg:y="1.706cm" svg:width="19.479cm" svg:height="11.209cm"/>
          <chart:axis chart:dimension="x" chart:name="primary-x" chart:style-name="ch5" chartooo:axis-type="auto">
            <chartooo:date-scale/>
            <chart:title svg:x="9.532cm" svg:y="13.858cm" chart:style-name="ch6">
              <text:p>Transaction sending rate [tps]</text:p>
            </chart:title>
            <chart:categories table:cell-range-address="Sheet1.D5:Sheet1.D18"/>
            <chart:grid chart:style-name="ch7" chart:class="major"/>
          </chart:axis>
          <chart:axis chart:dimension="y" chart:name="primary-y" chart:style-name="ch5">
            <chart:title svg:x="0.451cm" svg:y="8.941cm" chart:style-name="ch8">
              <text:p>average latency [s]</text:p>
            </chart:title>
            <chart:grid chart:style-name="ch7" chart:class="major"/>
          </chart:axis>
          <chart:series chart:style-name="ch9" chart:values-cell-range-address="Sheet1.G5:Sheet1.G18" chart:label-cell-address="Sheet1.C11:Sheet1.C11" chart:class="chart:line">
            <chart:data-point chart:repeated="14"/>
          </chart:series>
          <chart:series chart:style-name="ch10" chart:values-cell-range-address="Sheet1.G21:Sheet1.G34" chart:label-cell-address="Sheet1.C27:Sheet1.C27" chart:class="chart:line">
            <chart:data-point chart:repeated="14"/>
          </chart:series>
          <chart:series chart:style-name="ch11" chart:values-cell-range-address="Sheet1.G37:Sheet1.G50" chart:label-cell-address="Sheet1.C43:Sheet1.C43" chart:class="chart:line">
            <chart:data-point chart:repeated="14"/>
          </chart:series>
          <chart:series chart:style-name="ch12" chart:values-cell-range-address="Sheet1.G53:Sheet1.G66" chart:label-cell-address="Sheet1.C59:Sheet1.C59" chart:class="chart:line">
            <chart:data-point chart:repeated="14"/>
          </chart:series>
          <chart:series chart:style-name="ch13" chart:values-cell-range-address="Sheet1.G69:Sheet1.G82" chart:label-cell-address="Sheet1.C75:Sheet1.C75" chart:class="chart:line">
            <chart:data-point chart:repeated="14"/>
          </chart:series>
          <chart:series chart:style-name="ch14" chart:values-cell-range-address="Sheet1.G85:Sheet1.G98" chart:label-cell-address="Sheet1.C91:Sheet1.C91" chart:class="chart:line">
            <chart:data-point chart:repeated="14"/>
          </chart:series>
          <chart:series chart:style-name="ch15" chart:values-cell-range-address="Sheet1.G101:Sheet1.G114" chart:label-cell-address="Sheet1.C107:Sheet1.C107" chart:class="chart:line">
            <chart:data-point chart:repeated="14"/>
          </chart:series>
          <chart:series chart:style-name="ch16" chart:values-cell-range-address="Sheet1.G117:Sheet1.G130" chart:label-cell-address="Sheet1.C123:Sheet1.C123" chart:class="chart:line">
            <chart:data-point chart:repeated="14"/>
          </chart:series>
          <chart:series chart:style-name="ch17" chart:values-cell-range-address="Sheet1.G133:Sheet1.G146" chart:label-cell-address="Sheet1.C139:Sheet1.C139" chart:class="chart:line">
            <chart:data-point chart:repeated="14"/>
          </chart:series>
          <chart:series chart:style-name="ch18" chart:values-cell-range-address="Sheet1.G149:Sheet1.G162" chart:label-cell-address="Sheet1.C155:Sheet1.C155" chart:class="chart:line">
            <chart:data-point chart:repeated="14"/>
          </chart:series>
          <chart:series chart:style-name="ch19" chart:values-cell-range-address="Sheet1.G165:Sheet1.G178" chart:label-cell-address="Sheet1.C171:Sheet1.C171" chart:class="chart:line">
            <chart:data-point chart:repeated="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1:Sheet1.C11</svg:desc>
                </draw:g>
              </table:table-cell>
              <table:table-cell office:value-type="string">
                <text:p>10 peers</text:p>
                <draw:g>
                  <svg:desc>Sheet1.C27:Sheet1.C27</svg:desc>
                </draw:g>
              </table:table-cell>
              <table:table-cell office:value-type="string">
                <text:p>20 peers</text:p>
                <draw:g>
                  <svg:desc>Sheet1.C43:Sheet1.C43</svg:desc>
                </draw:g>
              </table:table-cell>
              <table:table-cell office:value-type="string">
                <text:p>30 peers</text:p>
                <draw:g>
                  <svg:desc>Sheet1.C59:Sheet1.C59</svg:desc>
                </draw:g>
              </table:table-cell>
              <table:table-cell office:value-type="string">
                <text:p>40 peers</text:p>
                <draw:g>
                  <svg:desc>Sheet1.C75:Sheet1.C75</svg:desc>
                </draw:g>
              </table:table-cell>
              <table:table-cell office:value-type="string">
                <text:p>50 peers</text:p>
                <draw:g>
                  <svg:desc>Sheet1.C91:Sheet1.C91</svg:desc>
                </draw:g>
              </table:table-cell>
              <table:table-cell office:value-type="string">
                <text:p>60 peers</text:p>
                <draw:g>
                  <svg:desc>Sheet1.C107:Sheet1.C107</svg:desc>
                </draw:g>
              </table:table-cell>
              <table:table-cell office:value-type="string">
                <text:p>70 peers</text:p>
                <draw:g>
                  <svg:desc>Sheet1.C123:Sheet1.C123</svg:desc>
                </draw:g>
              </table:table-cell>
              <table:table-cell office:value-type="string">
                <text:p>80 peers</text:p>
                <draw:g>
                  <svg:desc>Sheet1.C139:Sheet1.C139</svg:desc>
                </draw:g>
              </table:table-cell>
              <table:table-cell office:value-type="string">
                <text:p>90 peers</text:p>
                <draw:g>
                  <svg:desc>Sheet1.C155:Sheet1.C155</svg:desc>
                </draw:g>
              </table:table-cell>
              <table:table-cell office:value-type="string">
                <text:p>100 peers</text:p>
                <draw:g>
                  <svg:desc>Sheet1.C171:Sheet1.C1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5:Sheet1.D18</svg:desc>
                </draw:g>
              </table:table-cell>
              <table:table-cell office:value-type="float" office:value="0.57">
                <text:p>0.57</text:p>
                <draw:g>
                  <svg:desc>Sheet1.G5:Sheet1.G18</svg:desc>
                </draw:g>
              </table:table-cell>
              <table:table-cell office:value-type="float" office:value="0.6">
                <text:p>0.6</text:p>
                <draw:g>
                  <svg:desc>Sheet1.G21:Sheet1.G34</svg:desc>
                </draw:g>
              </table:table-cell>
              <table:table-cell office:value-type="float" office:value="0.66">
                <text:p>0.66</text:p>
                <draw:g>
                  <svg:desc>Sheet1.G37:Sheet1.G50</svg:desc>
                </draw:g>
              </table:table-cell>
              <table:table-cell office:value-type="float" office:value="0.67">
                <text:p>0.67</text:p>
                <draw:g>
                  <svg:desc>Sheet1.G53:Sheet1.G66</svg:desc>
                </draw:g>
              </table:table-cell>
              <table:table-cell office:value-type="float" office:value="0.63">
                <text:p>0.63</text:p>
                <draw:g>
                  <svg:desc>Sheet1.G69:Sheet1.G82</svg:desc>
                </draw:g>
              </table:table-cell>
              <table:table-cell office:value-type="float" office:value="0.55">
                <text:p>0.55</text:p>
                <draw:g>
                  <svg:desc>Sheet1.G85:Sheet1.G98</svg:desc>
                </draw:g>
              </table:table-cell>
              <table:table-cell office:value-type="float" office:value="0.59">
                <text:p>0.59</text:p>
                <draw:g>
                  <svg:desc>Sheet1.G101:Sheet1.G114</svg:desc>
                </draw:g>
              </table:table-cell>
              <table:table-cell office:value-type="float" office:value="0.55">
                <text:p>0.55</text:p>
                <draw:g>
                  <svg:desc>Sheet1.G117:Sheet1.G130</svg:desc>
                </draw:g>
              </table:table-cell>
              <table:table-cell office:value-type="float" office:value="0.61">
                <text:p>0.61</text:p>
                <draw:g>
                  <svg:desc>Sheet1.G133:Sheet1.G146</svg:desc>
                </draw:g>
              </table:table-cell>
              <table:table-cell office:value-type="float" office:value="0.64">
                <text:p>0.64</text:p>
                <draw:g>
                  <svg:desc>Sheet1.G149:Sheet1.G162</svg:desc>
                </draw:g>
              </table:table-cell>
              <table:table-cell office:value-type="float" office:value="0.65">
                <text:p>0.65</text:p>
                <draw:g>
                  <svg:desc>Sheet1.G165:Sheet1.G17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9">
                <text:p>0.39</text:p>
              </table:table-cell>
              <table:table-cell office:value-type="float" office:value="0.57">
                <text:p>0.57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0.41">
                <text:p>0.41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35">
                <text:p>0.35</text:p>
              </table:table-cell>
              <table:table-cell office:value-type="float" office:value="0.58">
                <text:p>0.58</text:p>
              </table:table-cell>
              <table:table-cell office:value-type="float" office:value="1.52">
                <text:p>1.52</text:p>
              </table:table-cell>
              <table:table-cell office:value-type="float" office:value="0.79">
                <text:p>0.79</text:p>
              </table:table-cell>
              <table:table-cell office:value-type="float" office:value="1.61">
                <text:p>1.61</text:p>
              </table:table-cell>
              <table:table-cell office:value-type="float" office:value="0.87">
                <text:p>0.87</text:p>
              </table:table-cell>
              <table:table-cell office:value-type="float" office:value="0.98">
                <text:p>0.98</text:p>
              </table:table-cell>
              <table:table-cell office:value-type="float" office:value="1.06">
                <text:p>1.06</text:p>
              </table:table-cell>
              <table:table-cell office:value-type="float" office:value="0.97">
                <text:p>0.9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9">
                <text:p>0.29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2.21">
                <text:p>2.21</text:p>
              </table:table-cell>
              <table:table-cell office:value-type="float" office:value="1.97">
                <text:p>1.97</text:p>
              </table:table-cell>
              <table:table-cell office:value-type="float" office:value="2.94">
                <text:p>2.94</text:p>
              </table:table-cell>
              <table:table-cell office:value-type="float" office:value="1.98">
                <text:p>1.98</text:p>
              </table:table-cell>
              <table:table-cell office:value-type="float" office:value="1.89">
                <text:p>1.89</text:p>
              </table:table-cell>
              <table:table-cell office:value-type="float" office:value="2.56">
                <text:p>2.56</text:p>
              </table:table-cell>
              <table:table-cell office:value-type="float" office:value="1.94">
                <text:p>1.9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">
                <text:p>0.34</text:p>
              </table:table-cell>
              <table:table-cell office:value-type="float" office:value="0.41">
                <text:p>0.41</text:p>
              </table:table-cell>
              <table:table-cell office:value-type="float" office:value="2.45">
                <text:p>2.45</text:p>
              </table:table-cell>
              <table:table-cell office:value-type="float" office:value="3.38">
                <text:p>3.38</text:p>
              </table:table-cell>
              <table:table-cell office:value-type="float" office:value="3.16">
                <text:p>3.16</text:p>
              </table:table-cell>
              <table:table-cell office:value-type="float" office:value="3.4">
                <text:p>3.4</text:p>
              </table:table-cell>
              <table:table-cell office:value-type="float" office:value="3.2">
                <text:p>3.2</text:p>
              </table:table-cell>
              <table:table-cell office:value-type="float" office:value="2.79">
                <text:p>2.79</text:p>
              </table:table-cell>
              <table:table-cell office:value-type="float" office:value="2.98">
                <text:p>2.98</text:p>
              </table:table-cell>
              <table:table-cell office:value-type="float" office:value="3.37">
                <text:p>3.3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">
                <text:p>0.84</text:p>
              </table:table-cell>
              <table:table-cell office:value-type="float" office:value="1.02">
                <text:p>1.02</text:p>
              </table:table-cell>
              <table:table-cell office:value-type="float" office:value="2.44">
                <text:p>2.44</text:p>
              </table:table-cell>
              <table:table-cell office:value-type="float" office:value="4.02">
                <text:p>4.02</text:p>
              </table:table-cell>
              <table:table-cell office:value-type="float" office:value="3.95">
                <text:p>3.95</text:p>
              </table:table-cell>
              <table:table-cell office:value-type="float" office:value="5.15">
                <text:p>5.15</text:p>
              </table:table-cell>
              <table:table-cell office:value-type="float" office:value="4.47">
                <text:p>4.47</text:p>
              </table:table-cell>
              <table:table-cell office:value-type="float" office:value="3.74">
                <text:p>3.74</text:p>
              </table:table-cell>
              <table:table-cell office:value-type="float" office:value="4.82">
                <text:p>4.82</text:p>
              </table:table-cell>
              <table:table-cell office:value-type="float" office:value="4">
                <text:p>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3">
                <text:p>1.13</text:p>
              </table:table-cell>
              <table:table-cell office:value-type="float" office:value="1.48">
                <text:p>1.48</text:p>
              </table:table-cell>
              <table:table-cell office:value-type="float" office:value="3.5">
                <text:p>3.5</text:p>
              </table:table-cell>
              <table:table-cell office:value-type="float" office:value="5.37">
                <text:p>5.37</text:p>
              </table:table-cell>
              <table:table-cell office:value-type="float" office:value="5.49">
                <text:p>5.49</text:p>
              </table:table-cell>
              <table:table-cell office:value-type="float" office:value="6.12">
                <text:p>6.12</text:p>
              </table:table-cell>
              <table:table-cell office:value-type="float" office:value="5.63">
                <text:p>5.63</text:p>
              </table:table-cell>
              <table:table-cell office:value-type="float" office:value="5.01">
                <text:p>5.01</text:p>
              </table:table-cell>
              <table:table-cell office:value-type="float" office:value="5.45">
                <text:p>5.45</text:p>
              </table:table-cell>
              <table:table-cell office:value-type="float" office:value="5.03">
                <text:p>5.03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75">
                <text:p>1.75</text:p>
              </table:table-cell>
              <table:table-cell office:value-type="float" office:value="1.86">
                <text:p>1.86</text:p>
              </table:table-cell>
              <table:table-cell office:value-type="float" office:value="3.99">
                <text:p>3.99</text:p>
              </table:table-cell>
              <table:table-cell office:value-type="float" office:value="6.39">
                <text:p>6.39</text:p>
              </table:table-cell>
              <table:table-cell office:value-type="float" office:value="6.29">
                <text:p>6.29</text:p>
              </table:table-cell>
              <table:table-cell office:value-type="float" office:value="6.59">
                <text:p>6.59</text:p>
              </table:table-cell>
              <table:table-cell office:value-type="float" office:value="6.54">
                <text:p>6.54</text:p>
              </table:table-cell>
              <table:table-cell office:value-type="float" office:value="5.75">
                <text:p>5.75</text:p>
              </table:table-cell>
              <table:table-cell office:value-type="float" office:value="6.52">
                <text:p>6.52</text:p>
              </table:table-cell>
              <table:table-cell office:value-type="float" office:value="6.57">
                <text:p>6.57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04">
                <text:p>2.04</text:p>
              </table:table-cell>
              <table:table-cell office:value-type="float" office:value="2.43">
                <text:p>2.43</text:p>
              </table:table-cell>
              <table:table-cell office:value-type="float" office:value="5.4">
                <text:p>5.4</text:p>
              </table:table-cell>
              <table:table-cell office:value-type="float" office:value="7.67">
                <text:p>7.67</text:p>
              </table:table-cell>
              <table:table-cell office:value-type="float" office:value="7.78">
                <text:p>7.78</text:p>
              </table:table-cell>
              <table:table-cell office:value-type="float" office:value="7.62">
                <text:p>7.62</text:p>
              </table:table-cell>
              <table:table-cell office:value-type="float" office:value="7.42">
                <text:p>7.42</text:p>
              </table:table-cell>
              <table:table-cell office:value-type="float" office:value="7.02">
                <text:p>7.02</text:p>
              </table:table-cell>
              <table:table-cell office:value-type="float" office:value="8.58">
                <text:p>8.58</text:p>
              </table:table-cell>
              <table:table-cell office:value-type="float" office:value="6.97">
                <text:p>6.9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56">
                <text:p>2.56</text:p>
              </table:table-cell>
              <table:table-cell office:value-type="float" office:value="2.68">
                <text:p>2.68</text:p>
              </table:table-cell>
              <table:table-cell office:value-type="float" office:value="10.81">
                <text:p>10.81</text:p>
              </table:table-cell>
              <table:table-cell office:value-type="float" office:value="9.34">
                <text:p>9.34</text:p>
              </table:table-cell>
              <table:table-cell office:value-type="float" office:value="7.91">
                <text:p>7.91</text:p>
              </table:table-cell>
              <table:table-cell office:value-type="float" office:value="8.72">
                <text:p>8.72</text:p>
              </table:table-cell>
              <table:table-cell office:value-type="float" office:value="8.4">
                <text:p>8.4</text:p>
              </table:table-cell>
              <table:table-cell office:value-type="float" office:value="8.2">
                <text:p>8.2</text:p>
              </table:table-cell>
              <table:table-cell office:value-type="float" office:value="8.94">
                <text:p>8.94</text:p>
              </table:table-cell>
              <table:table-cell office:value-type="float" office:value="8.34">
                <text:p>8.34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.38">
                <text:p>7.38</text:p>
              </table:table-cell>
              <table:table-cell office:value-type="float" office:value="8.07">
                <text:p>8.07</text:p>
              </table:table-cell>
              <table:table-cell office:value-type="float" office:value="14.01">
                <text:p>14.01</text:p>
              </table:table-cell>
              <table:table-cell office:value-type="float" office:value="21.54">
                <text:p>21.54</text:p>
              </table:table-cell>
              <table:table-cell office:value-type="float" office:value="19.7">
                <text:p>19.7</text:p>
              </table:table-cell>
              <table:table-cell office:value-type="float" office:value="20.15">
                <text:p>20.15</text:p>
              </table:table-cell>
              <table:table-cell office:value-type="float" office:value="19.26">
                <text:p>19.26</text:p>
              </table:table-cell>
              <table:table-cell office:value-type="float" office:value="18.83">
                <text:p>18.83</text:p>
              </table:table-cell>
              <table:table-cell office:value-type="float" office:value="19.26">
                <text:p>19.26</text:p>
              </table:table-cell>
              <table:table-cell office:value-type="float" office:value="18.18">
                <text:p>18.18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.06">
                <text:p>12.06</text:p>
              </table:table-cell>
              <table:table-cell office:value-type="float" office:value="12.43">
                <text:p>12.43</text:p>
              </table:table-cell>
              <table:table-cell office:value-type="float" office:value="22.32">
                <text:p>22.32</text:p>
              </table:table-cell>
              <table:table-cell office:value-type="float" office:value="30.96">
                <text:p>30.96</text:p>
              </table:table-cell>
              <table:table-cell office:value-type="float" office:value="30.35">
                <text:p>30.35</text:p>
              </table:table-cell>
              <table:table-cell office:value-type="float" office:value="30.28">
                <text:p>30.28</text:p>
              </table:table-cell>
              <table:table-cell office:value-type="float" office:value="29.25">
                <text:p>29.25</text:p>
              </table:table-cell>
              <table:table-cell office:value-type="float" office:value="28.97">
                <text:p>28.97</text:p>
              </table:table-cell>
              <table:table-cell office:value-type="float" office:value="27.84">
                <text:p>27.84</text:p>
              </table:table-cell>
              <table:table-cell office:value-type="float" office:value="30.3">
                <text:p>30.3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.91">
                <text:p>16.91</text:p>
              </table:table-cell>
              <table:table-cell office:value-type="float" office:value="18.39">
                <text:p>18.39</text:p>
              </table:table-cell>
              <table:table-cell office:value-type="float" office:value="31.19">
                <text:p>31.19</text:p>
              </table:table-cell>
              <table:table-cell office:value-type="float" office:value="43.68">
                <text:p>43.68</text:p>
              </table:table-cell>
              <table:table-cell office:value-type="float" office:value="41.96">
                <text:p>41.96</text:p>
              </table:table-cell>
              <table:table-cell office:value-type="float" office:value="43.81">
                <text:p>43.81</text:p>
              </table:table-cell>
              <table:table-cell office:value-type="float" office:value="42.55">
                <text:p>42.55</text:p>
              </table:table-cell>
              <table:table-cell office:value-type="float" office:value="41.12">
                <text:p>41.12</text:p>
              </table:table-cell>
              <table:table-cell office:value-type="float" office:value="40.34">
                <text:p>40.34</text:p>
              </table:table-cell>
              <table:table-cell office:value-type="float" office:value="38.86">
                <text:p>38.86</text:p>
              </table:table-cell>
              <table:table-cell office:value-type="float" office:value="43.13">
                <text:p>43.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1.93">
                <text:p>21.93</text:p>
              </table:table-cell>
              <table:table-cell office:value-type="float" office:value="22.46">
                <text:p>22.46</text:p>
              </table:table-cell>
              <table:table-cell office:value-type="float" office:value="39.4">
                <text:p>39.4</text:p>
              </table:table-cell>
              <table:table-cell office:value-type="float" office:value="50.43">
                <text:p>50.43</text:p>
              </table:table-cell>
              <table:table-cell office:value-type="float" office:value="50.32">
                <text:p>50.32</text:p>
              </table:table-cell>
              <table:table-cell office:value-type="float" office:value="50.8">
                <text:p>50.8</text:p>
              </table:table-cell>
              <table:table-cell office:value-type="float" office:value="50.99">
                <text:p>50.99</text:p>
              </table:table-cell>
              <table:table-cell office:value-type="float" office:value="50.69">
                <text:p>50.69</text:p>
              </table:table-cell>
              <table:table-cell office:value-type="float" office:value="50.32">
                <text:p>50.32</text:p>
              </table:table-cell>
              <table:table-cell office:value-type="float" office:value="51.12">
                <text:p>51.12</text:p>
              </table:table-cell>
              <table:table-cell office:value-type="float" office:value="51.08">
                <text:p>51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778cm" svg:height="15.053cm" xlink:href=".." xlink:type="simple" chart:class="chart:line" chart:style-name="ch1">
        <chart:title svg:x="7.406cm" svg:y="0.437cm" chart:style-name="ch2">
          <text:p>Impact of transaction sending rate to transaction throughput</text:p>
        </chart:title>
        <chart:legend chart:legend-position="end" svg:x="23.926cm" svg:y="4.737cm" style:legend-expansion="high" chart:style-name="ch3"/>
        <chart:plot-area chart:style-name="ch4" table:cell-range-address="Sheet1.D21:Sheet1.D34 Sheet1.C11:Sheet1.C11 Sheet1.H5:Sheet1.H18 Sheet1.C27:Sheet1.C27 Sheet1.H21:Sheet1.H34 Sheet1.C43:Sheet1.C43 Sheet1.H37:Sheet1.H50 Sheet1.C59:Sheet1.C59 Sheet1.H53:Sheet1.H66 Sheet1.C75:Sheet1.C75 Sheet1.H69:Sheet1.H82 Sheet1.C91:Sheet1.C91 Sheet1.H85:Sheet1.H98 Sheet1.C107:Sheet1.C107 Sheet1.H101:Sheet1.H114 Sheet1.C123:Sheet1.C123 Sheet1.H117:Sheet1.H130 Sheet1.C139:Sheet1.C139 Sheet1.H133:Sheet1.H146 Sheet1.C155:Sheet1.C155 Sheet1.H149:Sheet1.H162 Sheet1.C171:Sheet1.C171 Sheet1.H165:Sheet1.H178" chart:data-source-has-labels="both" svg:x="1.546cm" svg:y="1.517cm" svg:width="21.845cm" svg:height="12.254cm">
          <chartooo:coordinate-region svg:x="2.167cm" svg:y="1.716cm" svg:width="20.944cm" svg:height="11.408cm"/>
          <chart:axis chart:dimension="x" chart:name="primary-x" chart:style-name="ch5" chartooo:axis-type="auto">
            <chartooo:date-scale/>
            <chart:title svg:x="10.347cm" svg:y="14.072cm" chart:style-name="ch6">
              <text:p>transaction sending rate [tps]</text:p>
            </chart:title>
            <chart:categories table:cell-range-address="Sheet1.D21:Sheet1.D34"/>
            <chart:grid chart:style-name="ch7" chart:class="major"/>
          </chart:axis>
          <chart:axis chart:dimension="y" chart:name="primary-y" chart:style-name="ch5">
            <chart:title svg:x="0.451cm" svg:y="8.813cm" chart:style-name="ch8">
              <text:p>throughput [tps]</text:p>
            </chart:title>
            <chart:grid chart:style-name="ch7" chart:class="major"/>
          </chart:axis>
          <chart:series chart:style-name="ch9" chart:values-cell-range-address="Sheet1.H5:Sheet1.H18" chart:label-cell-address="Sheet1.C11:Sheet1.C11" chart:class="chart:line">
            <chart:data-point chart:repeated="14"/>
          </chart:series>
          <chart:series chart:style-name="ch10" chart:values-cell-range-address="Sheet1.H21:Sheet1.H34" chart:label-cell-address="Sheet1.C27:Sheet1.C27" chart:class="chart:line">
            <chart:data-point chart:repeated="14"/>
          </chart:series>
          <chart:series chart:style-name="ch11" chart:values-cell-range-address="Sheet1.H37:Sheet1.H50" chart:label-cell-address="Sheet1.C43:Sheet1.C43" chart:class="chart:line">
            <chart:data-point chart:repeated="14"/>
          </chart:series>
          <chart:series chart:style-name="ch12" chart:values-cell-range-address="Sheet1.H53:Sheet1.H66" chart:label-cell-address="Sheet1.C59:Sheet1.C59" chart:class="chart:line">
            <chart:data-point chart:repeated="14"/>
          </chart:series>
          <chart:series chart:style-name="ch13" chart:values-cell-range-address="Sheet1.H69:Sheet1.H82" chart:label-cell-address="Sheet1.C75:Sheet1.C75" chart:class="chart:line">
            <chart:data-point chart:repeated="14"/>
          </chart:series>
          <chart:series chart:style-name="ch14" chart:values-cell-range-address="Sheet1.H85:Sheet1.H98" chart:label-cell-address="Sheet1.C91:Sheet1.C91" chart:class="chart:line">
            <chart:data-point chart:repeated="14"/>
          </chart:series>
          <chart:series chart:style-name="ch15" chart:values-cell-range-address="Sheet1.H101:Sheet1.H114" chart:label-cell-address="Sheet1.C107:Sheet1.C107" chart:class="chart:line">
            <chart:data-point chart:repeated="14"/>
          </chart:series>
          <chart:series chart:style-name="ch16" chart:values-cell-range-address="Sheet1.H117:Sheet1.H130" chart:label-cell-address="Sheet1.C123:Sheet1.C123" chart:class="chart:line">
            <chart:data-point chart:repeated="14"/>
          </chart:series>
          <chart:series chart:style-name="ch17" chart:values-cell-range-address="Sheet1.H133:Sheet1.H146" chart:label-cell-address="Sheet1.C139:Sheet1.C139" chart:class="chart:line">
            <chart:data-point chart:repeated="14"/>
          </chart:series>
          <chart:series chart:style-name="ch18" chart:values-cell-range-address="Sheet1.H149:Sheet1.H162" chart:label-cell-address="Sheet1.C155:Sheet1.C155" chart:class="chart:line">
            <chart:data-point chart:repeated="14"/>
          </chart:series>
          <chart:series chart:style-name="ch19" chart:values-cell-range-address="Sheet1.H165:Sheet1.H178" chart:label-cell-address="Sheet1.C171:Sheet1.C171" chart:class="chart:line">
            <chart:data-point chart:repeated="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1:Sheet1.C11</svg:desc>
                </draw:g>
              </table:table-cell>
              <table:table-cell office:value-type="string">
                <text:p>10 peers</text:p>
                <draw:g>
                  <svg:desc>Sheet1.C27:Sheet1.C27</svg:desc>
                </draw:g>
              </table:table-cell>
              <table:table-cell office:value-type="string">
                <text:p>20 peers</text:p>
                <draw:g>
                  <svg:desc>Sheet1.C43:Sheet1.C43</svg:desc>
                </draw:g>
              </table:table-cell>
              <table:table-cell office:value-type="string">
                <text:p>30 peers</text:p>
                <draw:g>
                  <svg:desc>Sheet1.C59:Sheet1.C59</svg:desc>
                </draw:g>
              </table:table-cell>
              <table:table-cell office:value-type="string">
                <text:p>40 peers</text:p>
                <draw:g>
                  <svg:desc>Sheet1.C75:Sheet1.C75</svg:desc>
                </draw:g>
              </table:table-cell>
              <table:table-cell office:value-type="string">
                <text:p>50 peers</text:p>
                <draw:g>
                  <svg:desc>Sheet1.C91:Sheet1.C91</svg:desc>
                </draw:g>
              </table:table-cell>
              <table:table-cell office:value-type="string">
                <text:p>60 peers</text:p>
                <draw:g>
                  <svg:desc>Sheet1.C107:Sheet1.C107</svg:desc>
                </draw:g>
              </table:table-cell>
              <table:table-cell office:value-type="string">
                <text:p>70 peers</text:p>
                <draw:g>
                  <svg:desc>Sheet1.C123:Sheet1.C123</svg:desc>
                </draw:g>
              </table:table-cell>
              <table:table-cell office:value-type="string">
                <text:p>80 peers</text:p>
                <draw:g>
                  <svg:desc>Sheet1.C139:Sheet1.C139</svg:desc>
                </draw:g>
              </table:table-cell>
              <table:table-cell office:value-type="string">
                <text:p>90 peers</text:p>
                <draw:g>
                  <svg:desc>Sheet1.C155:Sheet1.C155</svg:desc>
                </draw:g>
              </table:table-cell>
              <table:table-cell office:value-type="string">
                <text:p>100 peers</text:p>
                <draw:g>
                  <svg:desc>Sheet1.C171:Sheet1.C1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21:Sheet1.D34</svg:desc>
                </draw:g>
              </table:table-cell>
              <table:table-cell office:value-type="float" office:value="10.1">
                <text:p>10.1</text:p>
                <draw:g>
                  <svg:desc>Sheet1.H5:Sheet1.H18</svg:desc>
                </draw:g>
              </table:table-cell>
              <table:table-cell office:value-type="float" office:value="10.3">
                <text:p>10.3</text:p>
                <draw:g>
                  <svg:desc>Sheet1.H21:Sheet1.H34</svg:desc>
                </draw:g>
              </table:table-cell>
              <table:table-cell office:value-type="float" office:value="10">
                <text:p>10</text:p>
                <draw:g>
                  <svg:desc>Sheet1.H37:Sheet1.H50</svg:desc>
                </draw:g>
              </table:table-cell>
              <table:table-cell office:value-type="float" office:value="10.2">
                <text:p>10.2</text:p>
                <draw:g>
                  <svg:desc>Sheet1.H53:Sheet1.H66</svg:desc>
                </draw:g>
              </table:table-cell>
              <table:table-cell office:value-type="float" office:value="10.2">
                <text:p>10.2</text:p>
                <draw:g>
                  <svg:desc>Sheet1.H69:Sheet1.H82</svg:desc>
                </draw:g>
              </table:table-cell>
              <table:table-cell office:value-type="float" office:value="10.4">
                <text:p>10.4</text:p>
                <draw:g>
                  <svg:desc>Sheet1.H85:Sheet1.H98</svg:desc>
                </draw:g>
              </table:table-cell>
              <table:table-cell office:value-type="float" office:value="10.2">
                <text:p>10.2</text:p>
                <draw:g>
                  <svg:desc>Sheet1.H101:Sheet1.H114</svg:desc>
                </draw:g>
              </table:table-cell>
              <table:table-cell office:value-type="float" office:value="10.4">
                <text:p>10.4</text:p>
                <draw:g>
                  <svg:desc>Sheet1.H117:Sheet1.H130</svg:desc>
                </draw:g>
              </table:table-cell>
              <table:table-cell office:value-type="float" office:value="10.1">
                <text:p>10.1</text:p>
                <draw:g>
                  <svg:desc>Sheet1.H133:Sheet1.H146</svg:desc>
                </draw:g>
              </table:table-cell>
              <table:table-cell office:value-type="float" office:value="10.3">
                <text:p>10.3</text:p>
                <draw:g>
                  <svg:desc>Sheet1.H149:Sheet1.H162</svg:desc>
                </draw:g>
              </table:table-cell>
              <table:table-cell office:value-type="float" office:value="10">
                <text:p>10</text:p>
                <draw:g>
                  <svg:desc>Sheet1.H165:Sheet1.H17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20">
                <text:p>20</text:p>
              </table:table-cell>
              <table:table-cell office:value-type="float" office:value="19.7">
                <text:p>19.7</text:p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8">
                <text:p>19.8</text:p>
              </table:table-cell>
              <table:table-cell office:value-type="float" office:value="18.4">
                <text:p>18.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.3">
                <text:p>29.3</text:p>
              </table:table-cell>
              <table:table-cell office:value-type="float" office:value="29.4">
                <text:p>29.4</text:p>
              </table:table-cell>
              <table:table-cell office:value-type="float" office:value="28.3">
                <text:p>28.3</text:p>
              </table:table-cell>
              <table:table-cell office:value-type="float" office:value="20.2">
                <text:p>20.2</text:p>
              </table:table-cell>
              <table:table-cell office:value-type="float" office:value="24.6">
                <text:p>24.6</text:p>
              </table:table-cell>
              <table:table-cell office:value-type="float" office:value="20.1">
                <text:p>20.1</text:p>
              </table:table-cell>
              <table:table-cell office:value-type="float" office:value="24.5">
                <text:p>24.5</text:p>
              </table:table-cell>
              <table:table-cell office:value-type="float" office:value="23.3">
                <text:p>23.3</text:p>
              </table:table-cell>
              <table:table-cell office:value-type="float" office:value="22.7">
                <text:p>22.7</text:p>
              </table:table-cell>
              <table:table-cell office:value-type="float" office:value="23.6">
                <text:p>23.6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.4">
                <text:p>38.4</text:p>
              </table:table-cell>
              <table:table-cell office:value-type="float" office:value="38.3">
                <text:p>38.3</text:p>
              </table:table-cell>
              <table:table-cell office:value-type="float" office:value="31.2">
                <text:p>31.2</text:p>
              </table:table-cell>
              <table:table-cell office:value-type="float" office:value="22.6">
                <text:p>22.6</text:p>
              </table:table-cell>
              <table:table-cell office:value-type="float" office:value="23.5">
                <text:p>23.5</text:p>
              </table:table-cell>
              <table:table-cell office:value-type="float" office:value="18.8">
                <text:p>18.8</text:p>
              </table:table-cell>
              <table:table-cell office:value-type="float" office:value="23">
                <text:p>23</text:p>
              </table:table-cell>
              <table:table-cell office:value-type="float" office:value="23.9">
                <text:p>23.9</text:p>
              </table:table-cell>
              <table:table-cell office:value-type="float" office:value="19.6">
                <text:p>19.6</text:p>
              </table:table-cell>
              <table:table-cell office:value-type="float" office:value="23.6">
                <text:p>23.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.9">
                <text:p>47.9</text:p>
              </table:table-cell>
              <table:table-cell office:value-type="float" office:value="47.1">
                <text:p>47.1</text:p>
              </table:table-cell>
              <table:table-cell office:value-type="float" office:value="27.3">
                <text:p>27.3</text:p>
              </table:table-cell>
              <table:table-cell office:value-type="float" office:value="22.3">
                <text:p>22.3</text:p>
              </table:table-cell>
              <table:table-cell office:value-type="float" office:value="23.1">
                <text:p>23.1</text:p>
              </table:table-cell>
              <table:table-cell office:value-type="float" office:value="22">
                <text:p>22</text:p>
              </table:table-cell>
              <table:table-cell office:value-type="float" office:value="23.2">
                <text:p>23.2</text:p>
              </table:table-cell>
              <table:table-cell office:value-type="float" office:value="24.5">
                <text:p>24.5</text:p>
              </table:table-cell>
              <table:table-cell office:value-type="float" office:value="23.2">
                <text:p>23.2</text:p>
              </table:table-cell>
              <table:table-cell office:value-type="float" office:value="23">
                <text:p>23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.4">
                <text:p>48.4</text:p>
              </table:table-cell>
              <table:table-cell office:value-type="float" office:value="47.6">
                <text:p>47.6</text:p>
              </table:table-cell>
              <table:table-cell office:value-type="float" office:value="30.1">
                <text:p>30.1</text:p>
              </table:table-cell>
              <table:table-cell office:value-type="float" office:value="23.1">
                <text:p>23.1</text:p>
              </table:table-cell>
              <table:table-cell office:value-type="float" office:value="23.8">
                <text:p>23.8</text:p>
              </table:table-cell>
              <table:table-cell office:value-type="float" office:value="20.3">
                <text:p>20.3</text:p>
              </table:table-cell>
              <table:table-cell office:value-type="float" office:value="22.8">
                <text:p>22.8</text:p>
              </table:table-cell>
              <table:table-cell office:value-type="float" office:value="25">
                <text:p>25</text:p>
              </table:table-cell>
              <table:table-cell office:value-type="float" office:value="21.5">
                <text:p>21.5</text:p>
              </table:table-cell>
              <table:table-cell office:value-type="float" office:value="23.8">
                <text:p>23.8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.9">
                <text:p>50.9</text:p>
              </table:table-cell>
              <table:table-cell office:value-type="float" office:value="44.6">
                <text:p>44.6</text:p>
              </table:table-cell>
              <table:table-cell office:value-type="float" office:value="30.2">
                <text:p>30.2</text:p>
              </table:table-cell>
              <table:table-cell office:value-type="float" office:value="22.3">
                <text:p>22.3</text:p>
              </table:table-cell>
              <table:table-cell office:value-type="float" office:value="22.7">
                <text:p>22.7</text:p>
              </table:table-cell>
              <table:table-cell office:value-type="float" office:value="21.1">
                <text:p>21.1</text:p>
              </table:table-cell>
              <table:table-cell office:value-type="float" office:value="22.3">
                <text:p>22.3</text:p>
              </table:table-cell>
              <table:table-cell office:value-type="float" office:value="23.9">
                <text:p>23.9</text:p>
              </table:table-cell>
              <table:table-cell office:value-type="float" office:value="22.5">
                <text:p>22.5</text:p>
              </table:table-cell>
              <table:table-cell office:value-type="float" office:value="24.1">
                <text:p>24.1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9.7">
                <text:p>49.7</text:p>
              </table:table-cell>
              <table:table-cell office:value-type="float" office:value="47.9">
                <text:p>47.9</text:p>
              </table:table-cell>
              <table:table-cell office:value-type="float" office:value="30.5">
                <text:p>30.5</text:p>
              </table:table-cell>
              <table:table-cell office:value-type="float" office:value="22.2">
                <text:p>22.2</text:p>
              </table:table-cell>
              <table:table-cell office:value-type="float" office:value="23.2">
                <text:p>23.2</text:p>
              </table:table-cell>
              <table:table-cell office:value-type="float" office:value="22.7">
                <text:p>22.7</text:p>
              </table:table-cell>
              <table:table-cell office:value-type="float" office:value="22.9">
                <text:p>22.9</text:p>
              </table:table-cell>
              <table:table-cell office:value-type="float" office:value="24.9">
                <text:p>24.9</text:p>
              </table:table-cell>
              <table:table-cell office:value-type="float" office:value="22.8">
                <text:p>22.8</text:p>
              </table:table-cell>
              <table:table-cell office:value-type="float" office:value="23.4">
                <text:p>23.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.5">
                <text:p>57.5</text:p>
              </table:table-cell>
              <table:table-cell office:value-type="float" office:value="46.5">
                <text:p>46.5</text:p>
              </table:table-cell>
              <table:table-cell office:value-type="float" office:value="30.5">
                <text:p>30.5</text:p>
              </table:table-cell>
              <table:table-cell office:value-type="float" office:value="22.9">
                <text:p>22.9</text:p>
              </table:table-cell>
              <table:table-cell office:value-type="float" office:value="22.7">
                <text:p>22.7</text:p>
              </table:table-cell>
              <table:table-cell office:value-type="float" office:value="23">
                <text:p>23</text:p>
              </table:table-cell>
              <table:table-cell office:value-type="float" office:value="23.3">
                <text:p>23.3</text:p>
              </table:table-cell>
              <table:table-cell office:value-type="float" office:value="24.3">
                <text:p>24.3</text:p>
              </table:table-cell>
              <table:table-cell office:value-type="float" office:value="21.1">
                <text:p>21.1</text:p>
              </table:table-cell>
              <table:table-cell office:value-type="float" office:value="24">
                <text:p>2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.8">
                <text:p>50.8</text:p>
              </table:table-cell>
              <table:table-cell office:value-type="float" office:value="50">
                <text:p>50</text:p>
              </table:table-cell>
              <table:table-cell office:value-type="float" office:value="23.4">
                <text:p>23.4</text:p>
              </table:table-cell>
              <table:table-cell office:value-type="float" office:value="21.3">
                <text:p>21.3</text:p>
              </table:table-cell>
              <table:table-cell office:value-type="float" office:value="24.3">
                <text:p>24.3</text:p>
              </table:table-cell>
              <table:table-cell office:value-type="float" office:value="22.8">
                <text:p>22.8</text:p>
              </table:table-cell>
              <table:table-cell office:value-type="float" office:value="23.6">
                <text:p>23.6</text:p>
              </table:table-cell>
              <table:table-cell office:value-type="float" office:value="24.2">
                <text:p>24.2</text:p>
              </table:table-cell>
              <table:table-cell office:value-type="float" office:value="22.6">
                <text:p>22.6</text:p>
              </table:table-cell>
              <table:table-cell office:value-type="float" office:value="23.2">
                <text:p>23.2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9">
                <text:p>50.9</text:p>
              </table:table-cell>
              <table:table-cell office:value-type="float" office:value="47.3">
                <text:p>47.3</text:p>
              </table:table-cell>
              <table:table-cell office:value-type="float" office:value="30.6">
                <text:p>30.6</text:p>
              </table:table-cell>
              <table:table-cell office:value-type="float" office:value="21.3">
                <text:p>21.3</text:p>
              </table:table-cell>
              <table:table-cell office:value-type="float" office:value="22.5">
                <text:p>22.5</text:p>
              </table:table-cell>
              <table:table-cell office:value-type="float" office:value="22.3">
                <text:p>22.3</text:p>
              </table:table-cell>
              <table:table-cell office:value-type="float" office:value="23.1">
                <text:p>23.1</text:p>
              </table:table-cell>
              <table:table-cell office:value-type="float" office:value="23.6">
                <text:p>23.6</text:p>
              </table:table-cell>
              <table:table-cell office:value-type="float" office:value="23.1">
                <text:p>23.1</text:p>
              </table:table-cell>
              <table:table-cell office:value-type="float" office:value="24.3">
                <text:p>24.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1.2">
                <text:p>51.2</text:p>
              </table:table-cell>
              <table:table-cell office:value-type="float" office:value="51.1">
                <text:p>51.1</text:p>
              </table:table-cell>
              <table:table-cell office:value-type="float" office:value="29.7">
                <text:p>29.7</text:p>
              </table:table-cell>
              <table:table-cell office:value-type="float" office:value="22.6">
                <text:p>22.6</text:p>
              </table:table-cell>
              <table:table-cell office:value-type="float" office:value="23">
                <text:p>23</text:p>
              </table:table-cell>
              <table:table-cell office:value-type="float" office:value="22.7">
                <text:p>22.7</text:p>
              </table:table-cell>
              <table:table-cell office:value-type="float" office:value="23.4">
                <text:p>23.4</text:p>
              </table:table-cell>
              <table:table-cell office:value-type="float" office:value="23.8">
                <text:p>23.8</text:p>
              </table:table-cell>
              <table:table-cell office:value-type="float" office:value="24.8">
                <text:p>24.8</text:p>
              </table:table-cell>
              <table:table-cell office:value-type="float" office:value="23.2">
                <text:p>23.2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2.2">
                <text:p>52.2</text:p>
              </table:table-cell>
              <table:table-cell office:value-type="float" office:value="47.9">
                <text:p>47.9</text:p>
              </table:table-cell>
              <table:table-cell office:value-type="float" office:value="30.1">
                <text:p>30.1</text:p>
              </table:table-cell>
              <table:table-cell office:value-type="float" office:value="22">
                <text:p>22</text:p>
              </table:table-cell>
              <table:table-cell office:value-type="float" office:value="22.6">
                <text:p>22.6</text:p>
              </table:table-cell>
              <table:table-cell office:value-type="float" office:value="21.6">
                <text:p>21.6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4">
                <text:p>2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  <table:table-cell office:value-type="float" office:value="50.4">
                <text:p>50.4</text:p>
              </table:table-cell>
              <table:table-cell office:value-type="float" office:value="30.2">
                <text:p>30.2</text:p>
              </table:table-cell>
              <table:table-cell office:value-type="float" office:value="22.2">
                <text:p>22.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.5">
                <text:p>22.5</text:p>
              </table:table-cell>
              <table:table-cell office:value-type="float" office:value="22.6">
                <text:p>22.6</text:p>
              </table:table-cell>
              <table:table-cell office:value-type="float" office:value="22.8">
                <text:p>22.8</text:p>
              </table:table-cell>
              <table:table-cell office:value-type="float" office:value="23.2">
                <text:p>23.2</text:p>
              </table:table-cell>
              <table:table-cell office:value-type="float" office:value="21.8">
                <text:p>2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42cm" svg:height="13.474cm" xlink:href=".." xlink:type="simple" chart:class="chart:line" chart:style-name="ch1">
        <chart:title svg:x="5.802cm" svg:y="0.405cm" chart:style-name="ch2">
          <text:p>Impact of block size to average network latency</text:p>
        </chart:title>
        <chart:legend chart:legend-position="end" svg:x="16.961cm" svg:y="5.193cm" style:legend-expansion="high" chart:style-name="ch3"/>
        <chart:plot-area chart:style-name="ch4" table:cell-range-address="Sheet1.D37:Sheet1.D50 Sheet1.A11:Sheet1.A12 Sheet1.G5:Sheet1.G18 Sheet1.M5:Sheet1.M18 Sheet1.A42:Sheet1.A43 Sheet1.G37:Sheet1.G50 Sheet1.M37:Sheet1.M50 Sheet1.A74:Sheet1.A75 Sheet1.G69:Sheet1.G82 Sheet1.M69:Sheet1.M82" chart:data-source-has-labels="both" svg:x="1.435cm" svg:y="1.453cm" svg:width="15.102cm" svg:height="10.771cm">
          <chartooo:coordinate-region svg:x="2.056cm" svg:y="1.652cm" svg:width="14.201cm" svg:height="9.925cm"/>
          <chart:axis chart:dimension="x" chart:name="primary-x" chart:style-name="ch5" chartooo:axis-type="auto">
            <chartooo:date-scale/>
            <chart:title svg:x="7.698cm" svg:y="12.493cm" chart:style-name="ch6">
              <text:p>sending rate [tps]</text:p>
            </chart:title>
            <chart:categories table:cell-range-address="Sheet1.D37:Sheet1.D50"/>
            <chart:grid chart:style-name="ch7" chart:class="major"/>
          </chart:axis>
          <chart:axis chart:dimension="y" chart:name="primary-y" chart:style-name="ch5">
            <chart:title svg:x="0.451cm" svg:y="8.245cm" chart:style-name="ch8">
              <text:p>average latency [s]</text:p>
            </chart:title>
            <chart:grid chart:style-name="ch7" chart:class="major"/>
          </chart:axis>
          <chart:series chart:style-name="ch9" chart:values-cell-range-address="Sheet1.G5:Sheet1.G18" chart:label-cell-address="Sheet1.A11:Sheet1.A11" chart:class="chart:line">
            <chart:data-point chart:repeated="14"/>
          </chart:series>
          <chart:series chart:style-name="ch10" chart:values-cell-range-address="Sheet1.M5:Sheet1.M18" chart:label-cell-address="Sheet1.A12:Sheet1.A12" chart:class="chart:line">
            <chart:data-point chart:repeated="14"/>
          </chart:series>
          <chart:series chart:style-name="ch11" chart:values-cell-range-address="Sheet1.G37:Sheet1.G50" chart:label-cell-address="Sheet1.A42:Sheet1.A42" chart:class="chart:line">
            <chart:data-point chart:repeated="14"/>
          </chart:series>
          <chart:series chart:style-name="ch12" chart:values-cell-range-address="Sheet1.M37:Sheet1.M50" chart:label-cell-address="Sheet1.A43:Sheet1.A43" chart:class="chart:line">
            <chart:data-point chart:repeated="14"/>
          </chart:series>
          <chart:series chart:style-name="ch13" chart:values-cell-range-address="Sheet1.G69:Sheet1.G82" chart:label-cell-address="Sheet1.A74:Sheet1.A74" chart:class="chart:line">
            <chart:data-point chart:repeated="14"/>
          </chart:series>
          <chart:series chart:style-name="ch14" chart:values-cell-range-address="Sheet1.M69:Sheet1.M82" chart:label-cell-address="Sheet1.A75:Sheet1.A75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, blocks 10 </text:p>
                <draw:g>
                  <svg:desc>Sheet1.A11:Sheet1.A11</svg:desc>
                </draw:g>
              </table:table-cell>
              <table:table-cell office:value-type="string">
                <text:p>5 peers, blocks 50</text:p>
                <draw:g>
                  <svg:desc>Sheet1.A12:Sheet1.A12</svg:desc>
                </draw:g>
              </table:table-cell>
              <table:table-cell office:value-type="string">
                <text:p>20 peers, block 10</text:p>
                <draw:g>
                  <svg:desc>Sheet1.A42:Sheet1.A42</svg:desc>
                </draw:g>
              </table:table-cell>
              <table:table-cell office:value-type="string">
                <text:p>20 peers, block 50</text:p>
                <draw:g>
                  <svg:desc>Sheet1.A43:Sheet1.A43</svg:desc>
                </draw:g>
              </table:table-cell>
              <table:table-cell office:value-type="string">
                <text:p>40 peers, block 10</text:p>
                <draw:g>
                  <svg:desc>Sheet1.A74:Sheet1.A74</svg:desc>
                </draw:g>
              </table:table-cell>
              <table:table-cell office:value-type="string">
                <text:p>40 peers, block 50</text:p>
                <draw:g>
                  <svg:desc>Sheet1.A75:Sheet1.A7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37:Sheet1.D50</svg:desc>
                </draw:g>
              </table:table-cell>
              <table:table-cell office:value-type="float" office:value="0.57">
                <text:p>0.57</text:p>
                <draw:g>
                  <svg:desc>Sheet1.G5:Sheet1.G18</svg:desc>
                </draw:g>
              </table:table-cell>
              <table:table-cell office:value-type="float" office:value="0.26">
                <text:p>0.26</text:p>
                <draw:g>
                  <svg:desc>Sheet1.M5:Sheet1.M18</svg:desc>
                </draw:g>
              </table:table-cell>
              <table:table-cell office:value-type="float" office:value="0.66">
                <text:p>0.66</text:p>
                <draw:g>
                  <svg:desc>Sheet1.G37:Sheet1.G50</svg:desc>
                </draw:g>
              </table:table-cell>
              <table:table-cell office:value-type="float" office:value="0.58">
                <text:p>0.58</text:p>
                <draw:g>
                  <svg:desc>Sheet1.M37:Sheet1.M50</svg:desc>
                </draw:g>
              </table:table-cell>
              <table:table-cell office:value-type="float" office:value="0.63">
                <text:p>0.63</text:p>
                <draw:g>
                  <svg:desc>Sheet1.G69:Sheet1.G82</svg:desc>
                </draw:g>
              </table:table-cell>
              <table:table-cell office:value-type="float" office:value="0.69">
                <text:p>0.69</text:p>
                <draw:g>
                  <svg:desc>Sheet1.M69:Sheet1.M8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57">
                <text:p>0.57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58">
                <text:p>0.58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9">
                <text:p>0.29</text:p>
              </table:table-cell>
              <table:table-cell office:value-type="float" office:value="0.31">
                <text:p>0.31</text:p>
              </table:table-cell>
              <table:table-cell office:value-type="float" office:value="0.84">
                <text:p>0.84</text:p>
              </table:table-cell>
              <table:table-cell office:value-type="float" office:value="0.91">
                <text:p>0.91</text:p>
              </table:table-cell>
              <table:table-cell office:value-type="float" office:value="1.97">
                <text:p>1.9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">
                <text:p>0.34</text:p>
              </table:table-cell>
              <table:table-cell office:value-type="float" office:value="0.69">
                <text:p>0.69</text:p>
              </table:table-cell>
              <table:table-cell office:value-type="float" office:value="2.45">
                <text:p>2.45</text:p>
              </table:table-cell>
              <table:table-cell office:value-type="float" office:value="1.35">
                <text:p>1.35</text:p>
              </table:table-cell>
              <table:table-cell office:value-type="float" office:value="3.16">
                <text:p>3.1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">
                <text:p>0.84</text:p>
              </table:table-cell>
              <table:table-cell office:value-type="float" office:value="1.13">
                <text:p>1.13</text:p>
              </table:table-cell>
              <table:table-cell office:value-type="float" office:value="2.44">
                <text:p>2.44</text:p>
              </table:table-cell>
              <table:table-cell office:value-type="float" office:value="2.51">
                <text:p>2.51</text:p>
              </table:table-cell>
              <table:table-cell office:value-type="float" office:value="3.95">
                <text:p>3.9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3">
                <text:p>1.13</text:p>
              </table:table-cell>
              <table:table-cell office:value-type="float" office:value="1.53">
                <text:p>1.53</text:p>
              </table:table-cell>
              <table:table-cell office:value-type="float" office:value="3.5">
                <text:p>3.5</text:p>
              </table:table-cell>
              <table:table-cell office:value-type="float" office:value="2.64">
                <text:p>2.64</text:p>
              </table:table-cell>
              <table:table-cell office:value-type="float" office:value="5.49">
                <text:p>5.4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75">
                <text:p>1.75</text:p>
              </table:table-cell>
              <table:table-cell office:value-type="float" office:value="2.66">
                <text:p>2.66</text:p>
              </table:table-cell>
              <table:table-cell office:value-type="float" office:value="3.99">
                <text:p>3.99</text:p>
              </table:table-cell>
              <table:table-cell office:value-type="float" office:value="3.6">
                <text:p>3.6</text:p>
              </table:table-cell>
              <table:table-cell office:value-type="float" office:value="6.29">
                <text:p>6.2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04">
                <text:p>2.04</text:p>
              </table:table-cell>
              <table:table-cell office:value-type="float" office:value="2.35">
                <text:p>2.35</text:p>
              </table:table-cell>
              <table:table-cell office:value-type="float" office:value="5.4">
                <text:p>5.4</text:p>
              </table:table-cell>
              <table:table-cell office:value-type="float" office:value="4.83">
                <text:p>4.83</text:p>
              </table:table-cell>
              <table:table-cell office:value-type="float" office:value="7.78">
                <text:p>7.7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56">
                <text:p>2.56</text:p>
              </table:table-cell>
              <table:table-cell office:value-type="float" office:value="2.94">
                <text:p>2.94</text:p>
              </table:table-cell>
              <table:table-cell office:value-type="float" office:value="10.81">
                <text:p>10.81</text:p>
              </table:table-cell>
              <table:table-cell office:value-type="float" office:value="4.79">
                <text:p>4.79</text:p>
              </table:table-cell>
              <table:table-cell office:value-type="float" office:value="7.91">
                <text:p>7.91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.38">
                <text:p>7.38</text:p>
              </table:table-cell>
              <table:table-cell office:value-type="float" office:value="8.62">
                <text:p>8.62</text:p>
              </table:table-cell>
              <table:table-cell office:value-type="float" office:value="14.01">
                <text:p>14.01</text:p>
              </table:table-cell>
              <table:table-cell office:value-type="float" office:value="13.06">
                <text:p>13.06</text:p>
              </table:table-cell>
              <table:table-cell office:value-type="float" office:value="19.7">
                <text:p>19.7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.06">
                <text:p>12.06</text:p>
              </table:table-cell>
              <table:table-cell office:value-type="float" office:value="14.15">
                <text:p>14.15</text:p>
              </table:table-cell>
              <table:table-cell office:value-type="float" office:value="22.32">
                <text:p>22.32</text:p>
              </table:table-cell>
              <table:table-cell office:value-type="float" office:value="20.42">
                <text:p>20.42</text:p>
              </table:table-cell>
              <table:table-cell office:value-type="float" office:value="30.35">
                <text:p>30.35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.91">
                <text:p>16.91</text:p>
              </table:table-cell>
              <table:table-cell office:value-type="float" office:value="17.87">
                <text:p>17.87</text:p>
              </table:table-cell>
              <table:table-cell office:value-type="float" office:value="31.19">
                <text:p>31.19</text:p>
              </table:table-cell>
              <table:table-cell office:value-type="float" office:value="28.57">
                <text:p>28.57</text:p>
              </table:table-cell>
              <table:table-cell office:value-type="float" office:value="41.96">
                <text:p>41.96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1.93">
                <text:p>21.93</text:p>
              </table:table-cell>
              <table:table-cell office:value-type="float" office:value="24.3">
                <text:p>24.3</text:p>
              </table:table-cell>
              <table:table-cell office:value-type="float" office:value="39.4">
                <text:p>39.4</text:p>
              </table:table-cell>
              <table:table-cell office:value-type="float" office:value="37.48">
                <text:p>37.48</text:p>
              </table:table-cell>
              <table:table-cell office:value-type="float" office:value="50.32">
                <text:p>50.32</text:p>
              </table:table-cell>
              <table:table-cell office:value-type="float" office:value="50.9">
                <text:p>50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067cm" svg:height="13.096cm" xlink:href=".." xlink:type="simple" chart:class="chart:line" chart:style-name="ch1">
        <chart:title svg:x="7.716cm" svg:y="0.397cm" chart:style-name="ch2">
          <text:p>Impact of Block size to network throughput</text:p>
        </chart:title>
        <chart:legend chart:legend-position="end" svg:x="19.786cm" svg:y="4.506cm" style:legend-expansion="high" chart:style-name="ch3"/>
        <chart:plot-area chart:style-name="ch4" table:cell-range-address="Sheet1.A11:Sheet1.A12 Sheet1.H5:Sheet1.H18 Sheet1.N5:Sheet1.N18 Sheet1.A27:Sheet1.A28 Sheet1.H21:Sheet1.H34 Sheet1.N21:Sheet1.N34 Sheet1.A42:Sheet1.A43 Sheet1.H37:Sheet1.H50 Sheet1.N37:Sheet1.N50 Sheet1.A74:Sheet1.A75 Sheet1.H69:Sheet1.H82 Sheet1.N69:Sheet1.N82" chart:data-source-has-labels="row" svg:x="1.492cm" svg:y="1.437cm" svg:width="17.813cm" svg:height="10.417cm">
          <chartooo:coordinate-region svg:x="2.113cm" svg:y="1.637cm" svg:width="17.005cm" svg:height="9.57cm"/>
          <chart:axis chart:dimension="x" chart:name="primary-x" chart:style-name="ch5">
            <chart:title svg:x="9.11cm" svg:y="12.115cm" chart:style-name="ch6">
              <text:p>sending rate [tps]</text:p>
            </chart:title>
          </chart:axis>
          <chart:axis chart:dimension="y" chart:name="primary-y" chart:style-name="ch5">
            <chart:title svg:x="0.451cm" svg:y="7.814cm" chart:style-name="ch7">
              <text:p>throughput [tps]</text:p>
            </chart:title>
            <chart:grid chart:style-name="ch8" chart:class="major"/>
          </chart:axis>
          <chart:series chart:style-name="ch9" chart:values-cell-range-address="Sheet1.H5:Sheet1.H18" chart:label-cell-address="Sheet1.A11:Sheet1.A11" chart:class="chart:line">
            <chart:data-point chart:repeated="14"/>
          </chart:series>
          <chart:series chart:style-name="ch10" chart:values-cell-range-address="Sheet1.N5:Sheet1.N18" chart:label-cell-address="Sheet1.A12:Sheet1.A12" chart:class="chart:line">
            <chart:data-point chart:repeated="14"/>
          </chart:series>
          <chart:series chart:style-name="ch11" chart:values-cell-range-address="Sheet1.H21:Sheet1.H34" chart:label-cell-address="Sheet1.A27:Sheet1.A27" chart:class="chart:line">
            <chart:data-point chart:repeated="14"/>
          </chart:series>
          <chart:series chart:style-name="ch12" chart:values-cell-range-address="Sheet1.N21:Sheet1.N34" chart:label-cell-address="Sheet1.A28:Sheet1.A28" chart:class="chart:line">
            <chart:data-point chart:repeated="14"/>
          </chart:series>
          <chart:series chart:style-name="ch13" chart:values-cell-range-address="Sheet1.H37:Sheet1.H50" chart:label-cell-address="Sheet1.A42:Sheet1.A42" chart:class="chart:line">
            <chart:data-point chart:repeated="14"/>
          </chart:series>
          <chart:series chart:style-name="ch14" chart:values-cell-range-address="Sheet1.N37:Sheet1.N50" chart:label-cell-address="Sheet1.A43:Sheet1.A43" chart:class="chart:line">
            <chart:data-point chart:repeated="14"/>
          </chart:series>
          <chart:series chart:style-name="ch15" chart:values-cell-range-address="Sheet1.H69:Sheet1.H82" chart:label-cell-address="Sheet1.A74:Sheet1.A74" chart:class="chart:line">
            <chart:data-point chart:repeated="14"/>
          </chart:series>
          <chart:series chart:style-name="ch16" chart:values-cell-range-address="Sheet1.N69:Sheet1.N82" chart:label-cell-address="Sheet1.A75:Sheet1.A75" chart:class="chart:line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, blocks 10 </text:p>
                <draw:g>
                  <svg:desc>Sheet1.A11:Sheet1.A11</svg:desc>
                </draw:g>
              </table:table-cell>
              <table:table-cell office:value-type="string">
                <text:p>5 peers, blocks 50</text:p>
                <draw:g>
                  <svg:desc>Sheet1.A12:Sheet1.A12</svg:desc>
                </draw:g>
              </table:table-cell>
              <table:table-cell office:value-type="string">
                <text:p>10 peers, block 10</text:p>
                <draw:g>
                  <svg:desc>Sheet1.A27:Sheet1.A27</svg:desc>
                </draw:g>
              </table:table-cell>
              <table:table-cell office:value-type="string">
                <text:p>10 peers, block 50</text:p>
                <draw:g>
                  <svg:desc>Sheet1.A28:Sheet1.A28</svg:desc>
                </draw:g>
              </table:table-cell>
              <table:table-cell office:value-type="string">
                <text:p>20 peers, block 10</text:p>
                <draw:g>
                  <svg:desc>Sheet1.A42:Sheet1.A42</svg:desc>
                </draw:g>
              </table:table-cell>
              <table:table-cell office:value-type="string">
                <text:p>20 peers, block 50</text:p>
                <draw:g>
                  <svg:desc>Sheet1.A43:Sheet1.A43</svg:desc>
                </draw:g>
              </table:table-cell>
              <table:table-cell office:value-type="string">
                <text:p>40 peers, block 10</text:p>
                <draw:g>
                  <svg:desc>Sheet1.A74:Sheet1.A74</svg:desc>
                </draw:g>
              </table:table-cell>
              <table:table-cell office:value-type="string">
                <text:p>40 peers, block 50</text:p>
                <draw:g>
                  <svg:desc>Sheet1.A75:Sheet1.A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Sheet1.H5:Sheet1.H18</svg:desc>
                </draw:g>
              </table:table-cell>
              <table:table-cell office:value-type="float" office:value="10.2">
                <text:p>10.2</text:p>
                <draw:g>
                  <svg:desc>Sheet1.N5:Sheet1.N18</svg:desc>
                </draw:g>
              </table:table-cell>
              <table:table-cell office:value-type="float" office:value="10.3">
                <text:p>10.3</text:p>
                <draw:g>
                  <svg:desc>Sheet1.H21:Sheet1.H34</svg:desc>
                </draw:g>
              </table:table-cell>
              <table:table-cell office:value-type="float" office:value="12.2">
                <text:p>12.2</text:p>
                <draw:g>
                  <svg:desc>Sheet1.N21:Sheet1.N34</svg:desc>
                </draw:g>
              </table:table-cell>
              <table:table-cell office:value-type="float" office:value="10">
                <text:p>10</text:p>
                <draw:g>
                  <svg:desc>Sheet1.H37:Sheet1.H50</svg:desc>
                </draw:g>
              </table:table-cell>
              <table:table-cell office:value-type="float" office:value="10.3">
                <text:p>10.3</text:p>
                <draw:g>
                  <svg:desc>Sheet1.N37:Sheet1.N50</svg:desc>
                </draw:g>
              </table:table-cell>
              <table:table-cell office:value-type="float" office:value="10.2">
                <text:p>10.2</text:p>
                <draw:g>
                  <svg:desc>Sheet1.H69:Sheet1.H82</svg:desc>
                </draw:g>
              </table:table-cell>
              <table:table-cell office:value-type="float" office:value="10.1">
                <text:p>10.1</text:p>
                <draw:g>
                  <svg:desc>Sheet1.N69:Sheet1.N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20">
                <text:p>20</text:p>
              </table:table-cell>
              <table:table-cell office:value-type="float" office:value="19.8">
                <text:p>19.8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3">
                <text:p>29.3</text:p>
              </table:table-cell>
              <table:table-cell office:value-type="float" office:value="29.3">
                <text:p>29.3</text:p>
              </table:table-cell>
              <table:table-cell office:value-type="float" office:value="29.4">
                <text:p>29.4</text:p>
              </table:table-cell>
              <table:table-cell office:value-type="float" office:value="29.1">
                <text:p>29.1</text:p>
              </table:table-cell>
              <table:table-cell office:value-type="float" office:value="28.3">
                <text:p>28.3</text:p>
              </table:table-cell>
              <table:table-cell office:value-type="float" office:value="28.9">
                <text:p>28.9</text:p>
              </table:table-cell>
              <table:table-cell office:value-type="float" office:value="24.6">
                <text:p>24.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4">
                <text:p>38.4</text:p>
              </table:table-cell>
              <table:table-cell office:value-type="float" office:value="38.8">
                <text:p>38.8</text:p>
              </table:table-cell>
              <table:table-cell office:value-type="float" office:value="38.3">
                <text:p>38.3</text:p>
              </table:table-cell>
              <table:table-cell office:value-type="float" office:value="37.7">
                <text:p>37.7</text:p>
              </table:table-cell>
              <table:table-cell office:value-type="float" office:value="31.2">
                <text:p>31.2</text:p>
              </table:table-cell>
              <table:table-cell office:value-type="float" office:value="31.7">
                <text:p>31.7</text:p>
              </table:table-cell>
              <table:table-cell office:value-type="float" office:value="23.5">
                <text:p>23.5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9">
                <text:p>47.9</text:p>
              </table:table-cell>
              <table:table-cell office:value-type="float" office:value="41.3">
                <text:p>41.3</text:p>
              </table:table-cell>
              <table:table-cell office:value-type="float" office:value="47.1">
                <text:p>47.1</text:p>
              </table:table-cell>
              <table:table-cell office:value-type="float" office:value="39.9">
                <text:p>39.9</text:p>
              </table:table-cell>
              <table:table-cell office:value-type="float" office:value="27.3">
                <text:p>27.3</text:p>
              </table:table-cell>
              <table:table-cell office:value-type="float" office:value="33.6">
                <text:p>33.6</text:p>
              </table:table-cell>
              <table:table-cell office:value-type="float" office:value="23.1">
                <text:p>23.1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">
                <text:p>48.4</text:p>
              </table:table-cell>
              <table:table-cell office:value-type="float" office:value="43.8">
                <text:p>43.8</text:p>
              </table:table-cell>
              <table:table-cell office:value-type="float" office:value="47.6">
                <text:p>47.6</text:p>
              </table:table-cell>
              <table:table-cell office:value-type="float" office:value="41.8">
                <text:p>41.8</text:p>
              </table:table-cell>
              <table:table-cell office:value-type="float" office:value="30.1">
                <text:p>30.1</text:p>
              </table:table-cell>
              <table:table-cell office:value-type="float" office:value="31.7">
                <text:p>31.7</text:p>
              </table:table-cell>
              <table:table-cell office:value-type="float" office:value="23.8">
                <text:p>23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9">
                <text:p>50.9</text:p>
              </table:table-cell>
              <table:table-cell office:value-type="float" office:value="45.7">
                <text:p>45.7</text:p>
              </table:table-cell>
              <table:table-cell office:value-type="float" office:value="44.6">
                <text:p>44.6</text:p>
              </table:table-cell>
              <table:table-cell office:value-type="float" office:value="40.2">
                <text:p>40.2</text:p>
              </table:table-cell>
              <table:table-cell office:value-type="float" office:value="30.2">
                <text:p>30.2</text:p>
              </table:table-cell>
              <table:table-cell office:value-type="float" office:value="35.4">
                <text:p>35.4</text:p>
              </table:table-cell>
              <table:table-cell office:value-type="float" office:value="22.7">
                <text:p>22.7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7">
                <text:p>49.7</text:p>
              </table:table-cell>
              <table:table-cell office:value-type="float" office:value="39.9">
                <text:p>39.9</text:p>
              </table:table-cell>
              <table:table-cell office:value-type="float" office:value="47.9">
                <text:p>47.9</text:p>
              </table:table-cell>
              <table:table-cell office:value-type="float" office:value="43.2">
                <text:p>43.2</text:p>
              </table:table-cell>
              <table:table-cell office:value-type="float" office:value="30.5">
                <text:p>30.5</text:p>
              </table:table-cell>
              <table:table-cell office:value-type="float" office:value="34.1">
                <text:p>34.1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5">
                <text:p>57.5</text:p>
              </table:table-cell>
              <table:table-cell office:value-type="float" office:value="46.7">
                <text:p>46.7</text:p>
              </table:table-cell>
              <table:table-cell office:value-type="float" office:value="46.5">
                <text:p>46.5</text:p>
              </table:table-cell>
              <table:table-cell office:value-type="float" office:value="31.3">
                <text:p>31.3</text:p>
              </table:table-cell>
              <table:table-cell office:value-type="float" office:value="30.5">
                <text:p>30.5</text:p>
              </table:table-cell>
              <table:table-cell office:value-type="float" office:value="32.2">
                <text:p>32.2</text:p>
              </table:table-cell>
              <table:table-cell office:value-type="float" office:value="22.7">
                <text:p>22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">
                <text:p>50.8</text:p>
              </table:table-cell>
              <table:table-cell office:value-type="float" office:value="46.9">
                <text:p>46.9</text:p>
              </table:table-cell>
              <table:table-cell office:value-type="float" office:value="50">
                <text:p>50</text:p>
              </table:table-cell>
              <table:table-cell office:value-type="float" office:value="43.4">
                <text:p>43.4</text:p>
              </table:table-cell>
              <table:table-cell office:value-type="float" office:value="23.4">
                <text:p>23.4</text:p>
              </table:table-cell>
              <table:table-cell office:value-type="float" office:value="34.1">
                <text:p>34.1</text:p>
              </table:table-cell>
              <table:table-cell office:value-type="float" office:value="24.3">
                <text:p>24.3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9">
                <text:p>50.9</text:p>
              </table:table-cell>
              <table:table-cell office:value-type="float" office:value="47.2">
                <text:p>47.2</text:p>
              </table:table-cell>
              <table:table-cell office:value-type="float" office:value="47.3">
                <text:p>47.3</text:p>
              </table:table-cell>
              <table:table-cell office:value-type="float" office:value="42.7">
                <text:p>42.7</text:p>
              </table:table-cell>
              <table:table-cell office:value-type="float" office:value="30.6">
                <text:p>30.6</text:p>
              </table:table-cell>
              <table:table-cell office:value-type="float" office:value="32.5">
                <text:p>32.5</text:p>
              </table:table-cell>
              <table:table-cell office:value-type="float" office:value="22.5">
                <text:p>22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2">
                <text:p>51.2</text:p>
              </table:table-cell>
              <table:table-cell office:value-type="float" office:value="47.3">
                <text:p>47.3</text:p>
              </table:table-cell>
              <table:table-cell office:value-type="float" office:value="51.1">
                <text:p>51.1</text:p>
              </table:table-cell>
              <table:table-cell office:value-type="float" office:value="43.6">
                <text:p>43.6</text:p>
              </table:table-cell>
              <table:table-cell office:value-type="float" office:value="29.7">
                <text:p>29.7</text:p>
              </table:table-cell>
              <table:table-cell office:value-type="float" office:value="32.6">
                <text:p>32.6</text:p>
              </table:table-cell>
              <table:table-cell office:value-type="float" office:value="23">
                <text:p>23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2">
                <text:p>52.2</text:p>
              </table:table-cell>
              <table:table-cell office:value-type="float" office:value="48.7">
                <text:p>48.7</text:p>
              </table:table-cell>
              <table:table-cell office:value-type="float" office:value="47.9">
                <text:p>47.9</text:p>
              </table:table-cell>
              <table:table-cell office:value-type="float" office:value="46.6">
                <text:p>46.6</text:p>
              </table:table-cell>
              <table:table-cell office:value-type="float" office:value="30.1">
                <text:p>30.1</text:p>
              </table:table-cell>
              <table:table-cell office:value-type="float" office:value="32.3">
                <text:p>32.3</text:p>
              </table:table-cell>
              <table:table-cell office:value-type="float" office:value="22.6">
                <text:p>22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8">
                <text:p>50.8</text:p>
              </table:table-cell>
              <table:table-cell office:value-type="float" office:value="47.6">
                <text:p>47.6</text:p>
              </table:table-cell>
              <table:table-cell office:value-type="float" office:value="50.4">
                <text:p>50.4</text:p>
              </table:table-cell>
              <table:table-cell office:value-type="float" office:value="45.1">
                <text:p>45.1</text:p>
              </table:table-cell>
              <table:table-cell office:value-type="float" office:value="30.2">
                <text:p>30.2</text:p>
              </table:table-cell>
              <table:table-cell office:value-type="float" office:value="32.3">
                <text:p>32.3</text:p>
              </table:table-cell>
              <table:table-cell office:value-type="float" office:value="23">
                <text:p>23</text:p>
              </table:table-cell>
              <table:table-cell office:value-type="float" office:value="22.7">
                <text:p>22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497cm" svg:height="13.106cm" xlink:href=".." xlink:type="simple" chart:class="chart:line" chart:style-name="ch1">
        <chart:title svg:x="4.603cm" svg:y="0.398cm" chart:style-name="ch2">
          <text:p>Impact of sending rate to transaction latency for single node traffic</text:p>
        </chart:title>
        <chart:legend chart:legend-position="end" svg:x="19.645cm" svg:y="4.76cm" style:legend-expansion="high" chart:style-name="ch3"/>
        <chart:plot-area chart:style-name="ch4" table:cell-range-address="Sheet1.D21:Sheet1.D34 Sheet1.C11:Sheet1.C11 Sheet1.S5:Sheet1.S18 Sheet1.C27:Sheet1.C27 Sheet1.S21:Sheet1.S34 Sheet1.C43:Sheet1.C43 Sheet1.S37:Sheet1.S50 Sheet1.C59:Sheet1.C59 Sheet1.S53:Sheet1.S66 Sheet1.C91:Sheet1.C91 Sheet1.S85:Sheet1.S98 Sheet1.C123:Sheet1.C123 Sheet1.S117:Sheet1.S130 Sheet1.C171:Sheet1.C171 Sheet1.S165:Sheet1.S178" chart:data-source-has-labels="both" svg:x="1.46cm" svg:y="1.439cm" svg:width="17.736cm" svg:height="10.424cm">
          <chartooo:coordinate-region svg:x="1.896cm" svg:y="1.638cm" svg:width="16.835cm" svg:height="9.578cm"/>
          <chart:axis chart:dimension="x" chart:name="primary-x" chart:style-name="ch5" chartooo:axis-type="auto">
            <chartooo:date-scale/>
            <chart:title svg:x="9.04cm" svg:y="12.125cm" chart:style-name="ch6">
              <text:p>sending rate [tps]</text:p>
            </chart:title>
            <chart:categories table:cell-range-address="Sheet1.D21:Sheet1.D34"/>
            <chart:grid chart:style-name="ch7" chart:class="major"/>
          </chart:axis>
          <chart:axis chart:dimension="y" chart:name="primary-y" chart:style-name="ch5">
            <chart:title svg:x="0.451cm" svg:y="7.423cm" chart:style-name="ch8">
              <text:p>latency [s]</text:p>
            </chart:title>
            <chart:grid chart:style-name="ch7" chart:class="major"/>
          </chart:axis>
          <chart:series chart:style-name="ch9" chart:values-cell-range-address="Sheet1.S5:Sheet1.S18" chart:label-cell-address="Sheet1.C11:Sheet1.C11" chart:class="chart:line">
            <chart:data-point chart:repeated="14"/>
          </chart:series>
          <chart:series chart:style-name="ch10" chart:values-cell-range-address="Sheet1.S21:Sheet1.S34" chart:label-cell-address="Sheet1.C27:Sheet1.C27" chart:class="chart:line">
            <chart:data-point chart:repeated="14"/>
          </chart:series>
          <chart:series chart:style-name="ch11" chart:values-cell-range-address="Sheet1.S37:Sheet1.S50" chart:label-cell-address="Sheet1.C43:Sheet1.C43" chart:class="chart:line">
            <chart:data-point chart:repeated="14"/>
          </chart:series>
          <chart:series chart:style-name="ch12" chart:values-cell-range-address="Sheet1.S53:Sheet1.S66" chart:label-cell-address="Sheet1.C59:Sheet1.C59" chart:class="chart:line">
            <chart:data-point chart:repeated="14"/>
          </chart:series>
          <chart:series chart:style-name="ch13" chart:values-cell-range-address="Sheet1.S85:Sheet1.S98" chart:label-cell-address="Sheet1.C91:Sheet1.C91" chart:class="chart:line">
            <chart:data-point chart:repeated="14"/>
          </chart:series>
          <chart:series chart:style-name="ch13" chart:values-cell-range-address="Sheet1.S117:Sheet1.S130" chart:label-cell-address="Sheet1.C123:Sheet1.C123" chart:class="chart:line">
            <chart:data-point chart:repeated="14"/>
          </chart:series>
          <chart:series chart:style-name="ch14" chart:values-cell-range-address="Sheet1.S165:Sheet1.S178" chart:label-cell-address="Sheet1.C171:Sheet1.C171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1:Sheet1.C11</svg:desc>
                </draw:g>
              </table:table-cell>
              <table:table-cell office:value-type="string">
                <text:p>10 peers</text:p>
                <draw:g>
                  <svg:desc>Sheet1.C27:Sheet1.C27</svg:desc>
                </draw:g>
              </table:table-cell>
              <table:table-cell office:value-type="string">
                <text:p>20 peers</text:p>
                <draw:g>
                  <svg:desc>Sheet1.C43:Sheet1.C43</svg:desc>
                </draw:g>
              </table:table-cell>
              <table:table-cell office:value-type="string">
                <text:p>30 peers</text:p>
                <draw:g>
                  <svg:desc>Sheet1.C59:Sheet1.C59</svg:desc>
                </draw:g>
              </table:table-cell>
              <table:table-cell office:value-type="string">
                <text:p>50 peers</text:p>
                <draw:g>
                  <svg:desc>Sheet1.C91:Sheet1.C91</svg:desc>
                </draw:g>
              </table:table-cell>
              <table:table-cell office:value-type="string">
                <text:p>70 peers</text:p>
                <draw:g>
                  <svg:desc>Sheet1.C123:Sheet1.C123</svg:desc>
                </draw:g>
              </table:table-cell>
              <table:table-cell office:value-type="string">
                <text:p>100 peers</text:p>
                <draw:g>
                  <svg:desc>Sheet1.C171:Sheet1.C1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21:Sheet1.D34</svg:desc>
                </draw:g>
              </table:table-cell>
              <table:table-cell office:value-type="float" office:value="0.39">
                <text:p>0.39</text:p>
                <draw:g>
                  <svg:desc>Sheet1.S5:Sheet1.S18</svg:desc>
                </draw:g>
              </table:table-cell>
              <table:table-cell office:value-type="float" office:value="0.4">
                <text:p>0.4</text:p>
                <draw:g>
                  <svg:desc>Sheet1.S21:Sheet1.S34</svg:desc>
                </draw:g>
              </table:table-cell>
              <table:table-cell office:value-type="float" office:value="0.41">
                <text:p>0.41</text:p>
                <draw:g>
                  <svg:desc>Sheet1.S37:Sheet1.S50</svg:desc>
                </draw:g>
              </table:table-cell>
              <table:table-cell office:value-type="float" office:value="0.4">
                <text:p>0.4</text:p>
                <draw:g>
                  <svg:desc>Sheet1.S53:Sheet1.S66</svg:desc>
                </draw:g>
              </table:table-cell>
              <table:table-cell office:value-type="float" office:value="0.43">
                <text:p>0.43</text:p>
                <draw:g>
                  <svg:desc>Sheet1.S85:Sheet1.S98</svg:desc>
                </draw:g>
              </table:table-cell>
              <table:table-cell office:value-type="float" office:value="0.4">
                <text:p>0.4</text:p>
                <draw:g>
                  <svg:desc>Sheet1.S117:Sheet1.S130</svg:desc>
                </draw:g>
              </table:table-cell>
              <table:table-cell office:value-type="float" office:value="0.43">
                <text:p>0.43</text:p>
                <draw:g>
                  <svg:desc>Sheet1.S165:Sheet1.S17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26">
                <text:p>0.26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1">
                <text:p>0.21</text:p>
              </table:table-cell>
              <table:table-cell office:value-type="float" office:value="0.18">
                <text:p>0.18</text:p>
              </table:table-cell>
              <table:table-cell office:value-type="float" office:value="0.25">
                <text:p>0.25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32">
                <text:p>0.32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29">
                <text:p>0.29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48">
                <text:p>0.4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26">
                <text:p>0.26</text:p>
              </table:table-cell>
              <table:table-cell office:value-type="float" office:value="0.34">
                <text:p>0.34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63">
                <text:p>1.63</text:p>
              </table:table-cell>
              <table:table-cell office:value-type="float" office:value="1.37">
                <text:p>1.37</text:p>
              </table:table-cell>
              <table:table-cell office:value-type="float" office:value="1.93">
                <text:p>1.93</text:p>
              </table:table-cell>
              <table:table-cell office:value-type="float" office:value="1.41">
                <text:p>1.41</text:p>
              </table:table-cell>
              <table:table-cell office:value-type="float" office:value="1.64">
                <text:p>1.64</text:p>
              </table:table-cell>
              <table:table-cell office:value-type="float" office:value="1.49">
                <text:p>1.49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71">
                <text:p>3.71</text:p>
              </table:table-cell>
              <table:table-cell office:value-type="float" office:value="3.99">
                <text:p>3.99</text:p>
              </table:table-cell>
              <table:table-cell office:value-type="float" office:value="4.75">
                <text:p>4.75</text:p>
              </table:table-cell>
              <table:table-cell office:value-type="float" office:value="3.86">
                <text:p>3.86</text:p>
              </table:table-cell>
              <table:table-cell office:value-type="float" office:value="3.89">
                <text:p>3.89</text:p>
              </table:table-cell>
              <table:table-cell office:value-type="float" office:value="3.63">
                <text:p>3.6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4">
                <text:p>5.4</text:p>
              </table:table-cell>
              <table:table-cell office:value-type="float" office:value="5.6">
                <text:p>5.6</text:p>
              </table:table-cell>
              <table:table-cell office:value-type="float" office:value="7.26">
                <text:p>7.26</text:p>
              </table:table-cell>
              <table:table-cell office:value-type="float" office:value="5.94">
                <text:p>5.94</text:p>
              </table:table-cell>
              <table:table-cell office:value-type="float" office:value="6.15">
                <text:p>6.15</text:p>
              </table:table-cell>
              <table:table-cell office:value-type="float" office:value="6.91">
                <text:p>6.91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1">
                <text:p>8.1</text:p>
              </table:table-cell>
              <table:table-cell office:value-type="float" office:value="9.63">
                <text:p>9.63</text:p>
              </table:table-cell>
              <table:table-cell office:value-type="float" office:value="8.5">
                <text:p>8.5</text:p>
              </table:table-cell>
              <table:table-cell office:value-type="float" office:value="8.29">
                <text:p>8.29</text:p>
              </table:table-cell>
              <table:table-cell office:value-type="float" office:value="9.83">
                <text:p>9.83</text:p>
              </table:table-cell>
              <table:table-cell office:value-type="float" office:value="8.09">
                <text:p>8.09</text:p>
              </table:table-cell>
              <table:table-cell office:value-type="float" office:value="7.97">
                <text:p>7.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361cm" svg:height="13.188cm" xlink:href=".." xlink:type="simple" chart:class="chart:line" chart:style-name="ch1">
        <chart:title svg:x="5.022cm" svg:y="0.399cm" chart:style-name="ch2">
          <text:p>Impact of sending rate to network throughput for single node traffic</text:p>
        </chart:title>
        <chart:legend chart:legend-position="end" svg:x="20.509cm" svg:y="4.801cm" style:legend-expansion="high" chart:style-name="ch3"/>
        <chart:plot-area chart:style-name="ch4" table:cell-range-address="Sheet1.D21:Sheet1.D34 Sheet1.C11:Sheet1.C11 Sheet1.T5:Sheet1.T18 Sheet1.C27:Sheet1.C27 Sheet1.T21:Sheet1.T34 Sheet1.C43:Sheet1.C43 Sheet1.T37:Sheet1.T50 Sheet1.C59:Sheet1.C59 Sheet1.T53:Sheet1.T66 Sheet1.C91:Sheet1.C91 Sheet1.T85:Sheet1.T98 Sheet1.C123:Sheet1.C123 Sheet1.T117:Sheet1.T130 Sheet1.C171:Sheet1.C171 Sheet1.T165:Sheet1.T178" chart:data-source-has-labels="both" svg:x="1.478cm" svg:y="1.441cm" svg:width="18.564cm" svg:height="10.503cm">
          <chartooo:coordinate-region svg:x="2.099cm" svg:y="1.64cm" svg:width="17.477cm" svg:height="9.657cm"/>
          <chart:axis chart:dimension="x" chart:name="primary-x" chart:style-name="ch5" chartooo:axis-type="auto">
            <chartooo:date-scale/>
            <chart:title svg:x="9.472cm" svg:y="12.207cm" chart:style-name="ch6">
              <text:p>sending rate [tps]</text:p>
            </chart:title>
            <chart:categories table:cell-range-address="Sheet1.D21:Sheet1.D34"/>
            <chart:grid chart:style-name="ch7" chart:class="major"/>
          </chart:axis>
          <chart:axis chart:dimension="y" chart:name="primary-y" chart:style-name="ch5">
            <chart:title svg:x="0.451cm" svg:y="7.861cm" chart:style-name="ch8">
              <text:p>throughput [tps]</text:p>
            </chart:title>
            <chart:grid chart:style-name="ch7" chart:class="major"/>
          </chart:axis>
          <chart:series chart:style-name="ch9" chart:values-cell-range-address="Sheet1.T5:Sheet1.T18" chart:label-cell-address="Sheet1.C11:Sheet1.C11" chart:class="chart:line">
            <chart:data-point chart:repeated="14"/>
          </chart:series>
          <chart:series chart:style-name="ch10" chart:values-cell-range-address="Sheet1.T21:Sheet1.T34" chart:label-cell-address="Sheet1.C27:Sheet1.C27" chart:class="chart:line">
            <chart:data-point chart:repeated="14"/>
          </chart:series>
          <chart:series chart:style-name="ch11" chart:values-cell-range-address="Sheet1.T37:Sheet1.T50" chart:label-cell-address="Sheet1.C43:Sheet1.C43" chart:class="chart:line">
            <chart:data-point chart:repeated="14"/>
          </chart:series>
          <chart:series chart:style-name="ch12" chart:values-cell-range-address="Sheet1.T53:Sheet1.T66" chart:label-cell-address="Sheet1.C59:Sheet1.C59" chart:class="chart:line">
            <chart:data-point chart:repeated="14"/>
          </chart:series>
          <chart:series chart:style-name="ch13" chart:values-cell-range-address="Sheet1.T85:Sheet1.T98" chart:label-cell-address="Sheet1.C91:Sheet1.C91" chart:class="chart:line">
            <chart:data-point chart:repeated="14"/>
          </chart:series>
          <chart:series chart:style-name="ch13" chart:values-cell-range-address="Sheet1.T117:Sheet1.T130" chart:label-cell-address="Sheet1.C123:Sheet1.C123" chart:class="chart:line">
            <chart:data-point chart:repeated="14"/>
          </chart:series>
          <chart:series chart:style-name="ch14" chart:values-cell-range-address="Sheet1.T165:Sheet1.T178" chart:label-cell-address="Sheet1.C171:Sheet1.C171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1:Sheet1.C11</svg:desc>
                </draw:g>
              </table:table-cell>
              <table:table-cell office:value-type="string">
                <text:p>10 peers</text:p>
                <draw:g>
                  <svg:desc>Sheet1.C27:Sheet1.C27</svg:desc>
                </draw:g>
              </table:table-cell>
              <table:table-cell office:value-type="string">
                <text:p>20 peers</text:p>
                <draw:g>
                  <svg:desc>Sheet1.C43:Sheet1.C43</svg:desc>
                </draw:g>
              </table:table-cell>
              <table:table-cell office:value-type="string">
                <text:p>30 peers</text:p>
                <draw:g>
                  <svg:desc>Sheet1.C59:Sheet1.C59</svg:desc>
                </draw:g>
              </table:table-cell>
              <table:table-cell office:value-type="string">
                <text:p>50 peers</text:p>
                <draw:g>
                  <svg:desc>Sheet1.C91:Sheet1.C91</svg:desc>
                </draw:g>
              </table:table-cell>
              <table:table-cell office:value-type="string">
                <text:p>70 peers</text:p>
                <draw:g>
                  <svg:desc>Sheet1.C123:Sheet1.C123</svg:desc>
                </draw:g>
              </table:table-cell>
              <table:table-cell office:value-type="string">
                <text:p>100 peers</text:p>
                <draw:g>
                  <svg:desc>Sheet1.C171:Sheet1.C1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21:Sheet1.D34</svg:desc>
                </draw:g>
              </table:table-cell>
              <table:table-cell office:value-type="float" office:value="10.7">
                <text:p>10.7</text:p>
                <draw:g>
                  <svg:desc>Sheet1.T5:Sheet1.T18</svg:desc>
                </draw:g>
              </table:table-cell>
              <table:table-cell office:value-type="float" office:value="10.7">
                <text:p>10.7</text:p>
                <draw:g>
                  <svg:desc>Sheet1.T21:Sheet1.T34</svg:desc>
                </draw:g>
              </table:table-cell>
              <table:table-cell office:value-type="float" office:value="10.7">
                <text:p>10.7</text:p>
                <draw:g>
                  <svg:desc>Sheet1.T37:Sheet1.T50</svg:desc>
                </draw:g>
              </table:table-cell>
              <table:table-cell office:value-type="float" office:value="10.7">
                <text:p>10.7</text:p>
                <draw:g>
                  <svg:desc>Sheet1.T53:Sheet1.T66</svg:desc>
                </draw:g>
              </table:table-cell>
              <table:table-cell office:value-type="float" office:value="10.6">
                <text:p>10.6</text:p>
                <draw:g>
                  <svg:desc>Sheet1.T85:Sheet1.T98</svg:desc>
                </draw:g>
              </table:table-cell>
              <table:table-cell office:value-type="float" office:value="10.7">
                <text:p>10.7</text:p>
                <draw:g>
                  <svg:desc>Sheet1.T117:Sheet1.T130</svg:desc>
                </draw:g>
              </table:table-cell>
              <table:table-cell office:value-type="float" office:value="10.6">
                <text:p>10.6</text:p>
                <draw:g>
                  <svg:desc>Sheet1.T165:Sheet1.T17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6">
                <text:p>20.6</text:p>
              </table:table-cell>
              <table:table-cell office:value-type="float" office:value="20.6">
                <text:p>20.6</text:p>
              </table:table-cell>
              <table:table-cell office:value-type="float" office:value="20.6">
                <text:p>20.6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.4">
                <text:p>30.4</text:p>
              </table:table-cell>
              <table:table-cell office:value-type="float" office:value="30.4">
                <text:p>30.4</text:p>
              </table:table-cell>
              <table:table-cell office:value-type="float" office:value="30.4">
                <text:p>30.4</text:p>
              </table:table-cell>
              <table:table-cell office:value-type="float" office:value="30.3">
                <text:p>30.3</text:p>
              </table:table-cell>
              <table:table-cell office:value-type="float" office:value="30.3">
                <text:p>30.3</text:p>
              </table:table-cell>
              <table:table-cell office:value-type="float" office:value="30.4">
                <text:p>30.4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  <table:table-cell office:value-type="float" office:value="40.3">
                <text:p>40.3</text:p>
              </table:table-cell>
              <table:table-cell office:value-type="float" office:value="40.2">
                <text:p>40.2</text:p>
              </table:table-cell>
              <table:table-cell office:value-type="float" office:value="40.2">
                <text:p>40.2</text:p>
              </table:table-cell>
              <table:table-cell office:value-type="float" office:value="40.2">
                <text:p>40.2</text:p>
              </table:table-cell>
              <table:table-cell office:value-type="float" office:value="40.2">
                <text:p>40.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50.1">
                <text:p>50.1</text:p>
              </table:table-cell>
              <table:table-cell office:value-type="float" office:value="50.1">
                <text:p>50.1</text:p>
              </table:table-cell>
              <table:table-cell office:value-type="float" office:value="50">
                <text:p>50</text:p>
              </table:table-cell>
              <table:table-cell office:value-type="float" office:value="49.8">
                <text:p>49.8</text:p>
              </table:table-cell>
              <table:table-cell office:value-type="float" office:value="49.8">
                <text:p>49.8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.8">
                <text:p>59.8</text:p>
              </table:table-cell>
              <table:table-cell office:value-type="float" office:value="59.9">
                <text:p>59.9</text:p>
              </table:table-cell>
              <table:table-cell office:value-type="float" office:value="59">
                <text:p>59</text:p>
              </table:table-cell>
              <table:table-cell office:value-type="float" office:value="59.2">
                <text:p>59.2</text:p>
              </table:table-cell>
              <table:table-cell office:value-type="float" office:value="59.1">
                <text:p>59.1</text:p>
              </table:table-cell>
              <table:table-cell office:value-type="float" office:value="59.1">
                <text:p>59.1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9.7">
                <text:p>69.7</text:p>
              </table:table-cell>
              <table:table-cell office:value-type="float" office:value="69.8">
                <text:p>69.8</text:p>
              </table:table-cell>
              <table:table-cell office:value-type="float" office:value="69.6">
                <text:p>69.6</text:p>
              </table:table-cell>
              <table:table-cell office:value-type="float" office:value="69.7">
                <text:p>69.7</text:p>
              </table:table-cell>
              <table:table-cell office:value-type="float" office:value="69.7">
                <text:p>69.7</text:p>
              </table:table-cell>
              <table:table-cell office:value-type="float" office:value="69.8">
                <text:p>69.8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.4">
                <text:p>79.4</text:p>
              </table:table-cell>
              <table:table-cell office:value-type="float" office:value="79.5">
                <text:p>79.5</text:p>
              </table:table-cell>
              <table:table-cell office:value-type="float" office:value="79.5">
                <text:p>79.5</text:p>
              </table:table-cell>
              <table:table-cell office:value-type="float" office:value="79.6">
                <text:p>79.6</text:p>
              </table:table-cell>
              <table:table-cell office:value-type="float" office:value="79.4">
                <text:p>79.4</text:p>
              </table:table-cell>
              <table:table-cell office:value-type="float" office:value="79.3">
                <text:p>79.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.3">
                <text:p>89.3</text:p>
              </table:table-cell>
              <table:table-cell office:value-type="float" office:value="89.3">
                <text:p>89.3</text:p>
              </table:table-cell>
              <table:table-cell office:value-type="float" office:value="89.3">
                <text:p>89.3</text:p>
              </table:table-cell>
              <table:table-cell office:value-type="float" office:value="89.1">
                <text:p>89.1</text:p>
              </table:table-cell>
              <table:table-cell office:value-type="float" office:value="89.3">
                <text:p>89.3</text:p>
              </table:table-cell>
              <table:table-cell office:value-type="float" office:value="89.2">
                <text:p>89.2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.2">
                <text:p>99.2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  <table:table-cell office:value-type="float" office:value="99.2">
                <text:p>99.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6.4">
                <text:p>136.4</text:p>
              </table:table-cell>
              <table:table-cell office:value-type="float" office:value="141.4">
                <text:p>141.4</text:p>
              </table:table-cell>
              <table:table-cell office:value-type="float" office:value="133.5">
                <text:p>133.5</text:p>
              </table:table-cell>
              <table:table-cell office:value-type="float" office:value="140.9">
                <text:p>140.9</text:p>
              </table:table-cell>
              <table:table-cell office:value-type="float" office:value="136.1">
                <text:p>136.1</text:p>
              </table:table-cell>
              <table:table-cell office:value-type="float" office:value="139.7">
                <text:p>139.7</text:p>
              </table:table-cell>
              <table:table-cell office:value-type="float" office:value="139.9">
                <text:p>139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2.2">
                <text:p>142.2</text:p>
              </table:table-cell>
              <table:table-cell office:value-type="float" office:value="135.6">
                <text:p>135.6</text:p>
              </table:table-cell>
              <table:table-cell office:value-type="float" office:value="125.4">
                <text:p>125.4</text:p>
              </table:table-cell>
              <table:table-cell office:value-type="float" office:value="137.8">
                <text:p>137.8</text:p>
              </table:table-cell>
              <table:table-cell office:value-type="float" office:value="137.8">
                <text:p>137.8</text:p>
              </table:table-cell>
              <table:table-cell office:value-type="float" office:value="143">
                <text:p>143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4.7">
                <text:p>144.7</text:p>
              </table:table-cell>
              <table:table-cell office:value-type="float" office:value="142.8">
                <text:p>142.8</text:p>
              </table:table-cell>
              <table:table-cell office:value-type="float" office:value="124.4">
                <text:p>124.4</text:p>
              </table:table-cell>
              <table:table-cell office:value-type="float" office:value="140.8">
                <text:p>140.8</text:p>
              </table:table-cell>
              <table:table-cell office:value-type="float" office:value="136.3">
                <text:p>136.3</text:p>
              </table:table-cell>
              <table:table-cell office:value-type="float" office:value="127.3">
                <text:p>127.3</text:p>
              </table:table-cell>
              <table:table-cell office:value-type="float" office:value="132.3">
                <text:p>132.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8.6">
                <text:p>138.6</text:p>
              </table:table-cell>
              <table:table-cell office:value-type="float" office:value="125.6">
                <text:p>125.6</text:p>
              </table:table-cell>
              <table:table-cell office:value-type="float" office:value="132.9">
                <text:p>132.9</text:p>
              </table:table-cell>
              <table:table-cell office:value-type="float" office:value="135.4">
                <text:p>135.4</text:p>
              </table:table-cell>
              <table:table-cell office:value-type="float" office:value="120">
                <text:p>120</text:p>
              </table:table-cell>
              <table:table-cell office:value-type="float" office:value="136.7">
                <text:p>136.7</text:p>
              </table:table-cell>
              <table:table-cell office:value-type="float" office:value="137.6">
                <text:p>137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24cm" svg:height="12.885cm" xlink:href=".." xlink:type="simple" chart:class="chart:line" chart:style-name="ch1">
        <chart:title svg:x="6.884cm" svg:y="0.393cm" chart:style-name="ch2">
          <text:p>Impact of network size to transaction latency</text:p>
        </chart:title>
        <chart:legend chart:legend-position="end" svg:x="20.342cm" svg:y="5.396cm" style:legend-expansion="high" chart:style-name="ch3"/>
        <chart:plot-area chart:style-name="ch4" table:cell-range-address="Sheet1.D201:Sheet1.H212" chart:data-source-has-labels="both" svg:x="1.467cm" svg:y="1.429cm" svg:width="18.419cm" svg:height="10.218cm">
          <chartooo:coordinate-region svg:x="2.088cm" svg:y="1.628cm" svg:width="17.518cm" svg:height="9.372cm"/>
          <chart:axis chart:dimension="x" chart:name="primary-x" chart:style-name="ch5" chartooo:axis-type="auto">
            <chartooo:date-scale/>
            <chart:title svg:x="9.693cm" svg:y="11.904cm" chart:style-name="ch6">
              <text:p>Network size</text:p>
            </chart:title>
            <chart:categories table:cell-range-address="Sheet1.D202:Sheet1.D212"/>
            <chart:grid chart:style-name="ch7" chart:class="major"/>
          </chart:axis>
          <chart:axis chart:dimension="y" chart:name="primary-y" chart:style-name="ch5">
            <chart:title svg:x="0.451cm" svg:y="7.31cm" chart:style-name="ch8">
              <text:p>latency [s]</text:p>
            </chart:title>
            <chart:grid chart:style-name="ch7" chart:class="major"/>
          </chart:axis>
          <chart:series chart:style-name="ch9" chart:values-cell-range-address="Sheet1.E202:Sheet1.E212" chart:label-cell-address="Sheet1.E201:Sheet1.E201" chart:class="chart:line">
            <chart:data-point chart:repeated="11"/>
          </chart:series>
          <chart:series chart:style-name="ch10" chart:values-cell-range-address="Sheet1.F202:Sheet1.F212" chart:label-cell-address="Sheet1.F201:Sheet1.F201" chart:class="chart:line">
            <chart:data-point chart:repeated="11"/>
          </chart:series>
          <chart:series chart:style-name="ch11" chart:values-cell-range-address="Sheet1.G202:Sheet1.G212" chart:label-cell-address="Sheet1.G201:Sheet1.G201" chart:class="chart:line">
            <chart:data-point chart:repeated="11"/>
          </chart:series>
          <chart:series chart:style-name="ch12" chart:values-cell-range-address="Sheet1.H202:Sheet1.H212" chart:label-cell-address="Sheet1.H201:Sheet1.H20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tps</text:p>
                <draw:g>
                  <svg:desc>Sheet1.E201:Sheet1.E201</svg:desc>
                </draw:g>
              </table:table-cell>
              <table:table-cell office:value-type="string">
                <text:p>100 tps</text:p>
                <draw:g>
                  <svg:desc>Sheet1.F201:Sheet1.F201</svg:desc>
                </draw:g>
              </table:table-cell>
              <table:table-cell office:value-type="string">
                <text:p>300 tps</text:p>
                <draw:g>
                  <svg:desc>Sheet1.G201:Sheet1.G201</svg:desc>
                </draw:g>
              </table:table-cell>
              <table:table-cell office:value-type="string">
                <text:p>500 tps</text:p>
                <draw:g>
                  <svg:desc>Sheet1.H201:Sheet1.H20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D202:Sheet1.D212</svg:desc>
                </draw:g>
              </table:table-cell>
              <table:table-cell office:value-type="float" office:value="0.34">
                <text:p>0.34</text:p>
                <draw:g>
                  <svg:desc>Sheet1.E202:Sheet1.E212</svg:desc>
                </draw:g>
              </table:table-cell>
              <table:table-cell office:value-type="float" office:value="2.56">
                <text:p>2.56</text:p>
                <draw:g>
                  <svg:desc>Sheet1.F202:Sheet1.F212</svg:desc>
                </draw:g>
              </table:table-cell>
              <table:table-cell office:value-type="float" office:value="12.06">
                <text:p>12.06</text:p>
                <draw:g>
                  <svg:desc>Sheet1.G202:Sheet1.G212</svg:desc>
                </draw:g>
              </table:table-cell>
              <table:table-cell office:value-type="float" office:value="21.93">
                <text:p>21.93</text:p>
                <draw:g>
                  <svg:desc>Sheet1.H202:Sheet1.H2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2.68">
                <text:p>2.68</text:p>
              </table:table-cell>
              <table:table-cell office:value-type="float" office:value="12.43">
                <text:p>12.43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5">
                <text:p>2.45</text:p>
              </table:table-cell>
              <table:table-cell office:value-type="float" office:value="10.81">
                <text:p>10.81</text:p>
              </table:table-cell>
              <table:table-cell office:value-type="float" office:value="22.32">
                <text:p>22.32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38">
                <text:p>3.38</text:p>
              </table:table-cell>
              <table:table-cell office:value-type="float" office:value="9.34">
                <text:p>9.34</text:p>
              </table:table-cell>
              <table:table-cell office:value-type="float" office:value="30.96">
                <text:p>30.96</text:p>
              </table:table-cell>
              <table:table-cell office:value-type="float" office:value="50.43">
                <text:p>50.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16">
                <text:p>3.16</text:p>
              </table:table-cell>
              <table:table-cell office:value-type="float" office:value="7.91">
                <text:p>7.91</text:p>
              </table:table-cell>
              <table:table-cell office:value-type="float" office:value="30.35">
                <text:p>30.35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4">
                <text:p>3.4</text:p>
              </table:table-cell>
              <table:table-cell office:value-type="float" office:value="8.72">
                <text:p>8.72</text:p>
              </table:table-cell>
              <table:table-cell office:value-type="float" office:value="30.28">
                <text:p>30.28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2">
                <text:p>3.2</text:p>
              </table:table-cell>
              <table:table-cell office:value-type="float" office:value="8.4">
                <text:p>8.4</text:p>
              </table:table-cell>
              <table:table-cell office:value-type="float" office:value="29.25">
                <text:p>29.25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9">
                <text:p>2.79</text:p>
              </table:table-cell>
              <table:table-cell office:value-type="float" office:value="8.2">
                <text:p>8.2</text:p>
              </table:table-cell>
              <table:table-cell office:value-type="float" office:value="28.97">
                <text:p>28.97</text:p>
              </table:table-cell>
              <table:table-cell office:value-type="float" office:value="50.69">
                <text:p>50.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98">
                <text:p>2.98</text:p>
              </table:table-cell>
              <table:table-cell office:value-type="float" office:value="8.94">
                <text:p>8.94</text:p>
              </table:table-cell>
              <table:table-cell office:value-type="float" office:value="27.84">
                <text:p>27.84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37">
                <text:p>3.37</text:p>
              </table:table-cell>
              <table:table-cell office:value-type="float" office:value="8.34">
                <text:p>8.34</text:p>
              </table:table-cell>
              <table:table-cell office:value-type="float" office:value="30.3">
                <text:p>30.3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16">
                <text:p>3.16</text:p>
              </table:table-cell>
              <table:table-cell office:value-type="float" office:value="7.95">
                <text:p>7.95</text:p>
              </table:table-cell>
              <table:table-cell office:value-type="float" office:value="31.06">
                <text:p>31.06</text:p>
              </table:table-cell>
              <table:table-cell office:value-type="float" office:value="51.08">
                <text:p>51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7cm" svg:height="12.751cm" xlink:href=".." xlink:type="simple" chart:class="chart:line" chart:style-name="ch1">
        <chart:title svg:x="6.794cm" svg:y="0.391cm" chart:style-name="ch2">
          <text:p>Impact of network size to network throughput</text:p>
        </chart:title>
        <chart:legend chart:legend-position="end" svg:x="20.188cm" svg:y="5.329cm" style:legend-expansion="high" chart:style-name="ch3"/>
        <chart:plot-area chart:style-name="ch4" table:cell-range-address="Sheet1.D216:Sheet1.H226 Sheet1.E201:Sheet1.H201" chart:data-source-has-labels="both" svg:x="1.464cm" svg:y="1.425cm" svg:width="18.271cm" svg:height="10.09cm">
          <chartooo:coordinate-region svg:x="2.085cm" svg:y="1.624cm" svg:width="17.37cm" svg:height="9.244cm"/>
          <chart:axis chart:dimension="x" chart:name="primary-x" chart:style-name="ch5" chartooo:axis-type="auto">
            <chartooo:date-scale/>
            <chart:title svg:x="9.642cm" svg:y="11.77cm" chart:style-name="ch6">
              <text:p>network size</text:p>
            </chart:title>
            <chart:categories table:cell-range-address="Sheet1.D216:Sheet1.D226"/>
            <chart:grid chart:style-name="ch7" chart:class="major"/>
          </chart:axis>
          <chart:axis chart:dimension="y" chart:name="primary-y" chart:style-name="ch5">
            <chart:title svg:x="0.451cm" svg:y="7.639cm" chart:style-name="ch8">
              <text:p>throughput [tps]</text:p>
            </chart:title>
            <chart:grid chart:style-name="ch7" chart:class="major"/>
          </chart:axis>
          <chart:series chart:style-name="ch9" chart:values-cell-range-address="Sheet1.E216:Sheet1.E226" chart:label-cell-address="Sheet1.E201:Sheet1.E201" chart:class="chart:line">
            <chart:data-point chart:repeated="11"/>
          </chart:series>
          <chart:series chart:style-name="ch10" chart:values-cell-range-address="Sheet1.F216:Sheet1.F226" chart:label-cell-address="Sheet1.F201:Sheet1.F201" chart:class="chart:line">
            <chart:data-point chart:repeated="11"/>
          </chart:series>
          <chart:series chart:style-name="ch11" chart:values-cell-range-address="Sheet1.G216:Sheet1.G226" chart:label-cell-address="Sheet1.G201:Sheet1.G201" chart:class="chart:line">
            <chart:data-point chart:repeated="11"/>
          </chart:series>
          <chart:series chart:style-name="ch12" chart:values-cell-range-address="Sheet1.H216:Sheet1.H226" chart:label-cell-address="Sheet1.H201:Sheet1.H20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tps</text:p>
                <draw:g>
                  <svg:desc>Sheet1.E201:Sheet1.E201</svg:desc>
                </draw:g>
              </table:table-cell>
              <table:table-cell office:value-type="string">
                <text:p>100 tps</text:p>
                <draw:g>
                  <svg:desc>Sheet1.F201:Sheet1.F201</svg:desc>
                </draw:g>
              </table:table-cell>
              <table:table-cell office:value-type="string">
                <text:p>300 tps</text:p>
                <draw:g>
                  <svg:desc>Sheet1.G201:Sheet1.G201</svg:desc>
                </draw:g>
              </table:table-cell>
              <table:table-cell office:value-type="string">
                <text:p>500 tps</text:p>
                <draw:g>
                  <svg:desc>Sheet1.H201:Sheet1.H20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D216:Sheet1.D226</svg:desc>
                </draw:g>
              </table:table-cell>
              <table:table-cell office:value-type="float" office:value="47.9">
                <text:p>47.9</text:p>
                <draw:g>
                  <svg:desc>Sheet1.E216:Sheet1.E226</svg:desc>
                </draw:g>
              </table:table-cell>
              <table:table-cell office:value-type="float" office:value="50.8">
                <text:p>50.8</text:p>
                <draw:g>
                  <svg:desc>Sheet1.F216:Sheet1.F226</svg:desc>
                </draw:g>
              </table:table-cell>
              <table:table-cell office:value-type="float" office:value="51.2">
                <text:p>51.2</text:p>
                <draw:g>
                  <svg:desc>Sheet1.G216:Sheet1.G226</svg:desc>
                </draw:g>
              </table:table-cell>
              <table:table-cell office:value-type="float" office:value="50.8">
                <text:p>50.8</text:p>
                <draw:g>
                  <svg:desc>Sheet1.H216:Sheet1.H22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1">
                <text:p>47.1</text:p>
              </table:table-cell>
              <table:table-cell office:value-type="float" office:value="50">
                <text:p>50</text:p>
              </table:table-cell>
              <table:table-cell office:value-type="float" office:value="51.1">
                <text:p>51.1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.3">
                <text:p>27.3</text:p>
              </table:table-cell>
              <table:table-cell office:value-type="float" office:value="23.4">
                <text:p>23.4</text:p>
              </table:table-cell>
              <table:table-cell office:value-type="float" office:value="29.7">
                <text:p>29.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.3">
                <text:p>22.3</text:p>
              </table:table-cell>
              <table:table-cell office:value-type="float" office:value="21.3">
                <text:p>21.3</text:p>
              </table:table-cell>
              <table:table-cell office:value-type="float" office:value="22.6">
                <text:p>22.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.1">
                <text:p>23.1</text:p>
              </table:table-cell>
              <table:table-cell office:value-type="float" office:value="24.3">
                <text:p>24.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22.7">
                <text:p>22.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.2">
                <text:p>23.2</text:p>
              </table:table-cell>
              <table:table-cell office:value-type="float" office:value="23.6">
                <text:p>23.6</text:p>
              </table:table-cell>
              <table:table-cell office:value-type="float" office:value="23.4">
                <text:p>23.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.5">
                <text:p>24.5</text:p>
              </table:table-cell>
              <table:table-cell office:value-type="float" office:value="24.2">
                <text:p>24.2</text:p>
              </table:table-cell>
              <table:table-cell office:value-type="float" office:value="23.8">
                <text:p>23.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.2">
                <text:p>23.2</text:p>
              </table:table-cell>
              <table:table-cell office:value-type="float" office:value="22.6">
                <text:p>22.6</text:p>
              </table:table-cell>
              <table:table-cell office:value-type="float" office:value="24.8">
                <text:p>24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23.2">
                <text:p>23.2</text:p>
              </table:table-cell>
              <table:table-cell office:value-type="float" office:value="23.2">
                <text:p>23.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.4">
                <text:p>22.4</text:p>
              </table:table-cell>
              <table:table-cell office:value-type="float" office:value="24.4">
                <text:p>24.4</text:p>
              </table:table-cell>
              <table:table-cell office:value-type="float" office:value="22.7">
                <text:p>22.7</text:p>
              </table:table-cell>
              <table:table-cell office:value-type="float" office:value="21.8">
                <text:p>21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